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face style:name="Cambria" svg:font-family="Cambria" style:font-family-generic="roman"/>
    <style:font-face style:name="Tahoma" svg:font-family="Tahoma" style:font-family-generic="roman"/>
    <style:font-face style:name="Times New Roman1" svg:font-family="'Times New Roman'" style:font-family-generic="roman"/>
    <style:font-face style:name="Arial1" svg:font-family="Arial" style:font-family-generic="swiss"/>
    <style:font-face style:name="0" svg:font-family="0" style:font-family-generic="system"/>
    <style:font-face style:name="Calibri1" svg:font-family="Calibri" style:font-family-generic="system"/>
    <style:font-face style:name="MS Mincho Greek" svg:font-family="'MS Mincho Greek'" style:font-family-generic="system"/>
    <style:font-face style:name="Mangal2" svg:font-family="Mangal" style:font-family-generic="system"/>
    <style:font-face style:name="Microsoft YaHei" svg:font-family="'Microsoft YaHei'" style:font-family-generic="system"/>
    <style:font-face style:name="Tahoma1" svg:font-family="Tahoma"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fo:orphans="0" fo:widows="0"/>
    </style:style>
    <style:style style:name="P2" style:family="paragraph" style:parent-style-name="Standard">
      <style:paragraph-properties fo:margin-top="0cm" fo:margin-bottom="0.353cm" fo:line-height="115%" fo:text-align="center" style:justify-single-word="false" fo:orphans="0" fo:widows="0"/>
      <style:text-properties style:font-name="Arial"/>
    </style:style>
    <style:style style:name="P3" style:family="paragraph" style:parent-style-name="Standard">
      <style:paragraph-properties fo:margin-top="0cm" fo:margin-bottom="0.353cm" fo:line-height="115%" fo:text-align="start" style:justify-single-word="false" fo:orphans="0" fo:widows="0"/>
      <style:text-properties style:font-name="Arial"/>
    </style:style>
    <style:style style:name="P4" style:family="paragraph" style:parent-style-name="Standard">
      <style:paragraph-properties fo:margin-top="0cm" fo:margin-bottom="0.353cm" fo:line-height="115%" fo:text-align="start" style:justify-single-word="false" fo:orphans="0" fo:widows="0"/>
      <style:text-properties style:font-name="Arial" fo:language="de" fo:country="DE"/>
    </style:style>
    <style:style style:name="P5" style:family="paragraph" style:parent-style-name="Standard">
      <style:paragraph-properties fo:margin-top="0cm" fo:margin-bottom="0.353cm" fo:line-height="115%" fo:text-align="start" style:justify-single-word="false" fo:orphans="0" fo:widows="0" fo:break-before="page"/>
      <style:text-properties style:font-name="Arial"/>
    </style:style>
    <style:style style:name="P6" style:family="paragraph" style:parent-style-name="Standard" style:master-page-name="Standard">
      <style:paragraph-properties fo:margin-top="0cm" fo:margin-bottom="0.353cm" fo:line-height="115%" fo:text-align="center" style:justify-single-word="false" fo:orphans="0" fo:widows="0" style:page-number="auto"/>
      <style:text-properties style:font-name="Arial"/>
    </style:style>
    <style:style style:name="P7" style:family="paragraph" style:parent-style-name="Standard" style:list-style-name="WWNum2">
      <style:paragraph-properties fo:margin-left="1.27cm" fo:margin-right="0cm" fo:margin-top="0cm" fo:margin-bottom="0.353cm" fo:line-height="115%" fo:text-align="start" style:justify-single-word="false" fo:orphans="0" fo:widows="0" fo:text-indent="-0.635cm" style:auto-text-indent="false">
        <style:tab-stops>
          <style:tab-stop style:position="5.08cm"/>
        </style:tab-stops>
      </style:paragraph-properties>
      <style:text-properties style:font-name="Arial"/>
    </style:style>
    <style:style style:name="P8" style:family="paragraph" style:parent-style-name="Standard">
      <style:paragraph-properties fo:margin-left="0cm" fo:margin-right="0cm" fo:margin-top="0cm" fo:margin-bottom="0.353cm" fo:line-height="115%" fo:text-align="start" style:justify-single-word="false" fo:orphans="0" fo:widows="0" fo:text-indent="0cm" style:auto-text-indent="false"/>
      <style:text-properties style:font-name="Arial"/>
    </style:style>
    <style:style style:name="P9" style:family="paragraph" style:parent-style-name="Standard">
      <style:paragraph-properties fo:margin-left="0cm" fo:margin-right="0cm" fo:margin-top="0cm" fo:margin-bottom="0.353cm" fo:line-height="115%" fo:text-align="start" style:justify-single-word="false" fo:orphans="0" fo:widows="0" fo:text-indent="0cm" style:auto-text-indent="false" style:vertical-align="auto"/>
      <style:text-properties style:font-name="Arial"/>
    </style:style>
    <style:style style:name="T1" style:family="text">
      <style:text-properties fo:color="#000000" style:font-name="Tahoma" fo:font-size="22pt" fo:language="de" fo:country="DE" style:letter-kerning="true" style:font-name-asian="0" style:font-size-asian="22pt" style:language-asian="en" style:country-asian="US" style:font-name-complex="Calibri1" style:font-size-complex="22pt" style:language-complex="ar" style:country-complex="SA"/>
    </style:style>
    <style:style style:name="T2" style:family="text">
      <style:text-properties fo:color="#000000" style:font-name="Tahoma" fo:font-size="22pt" fo:language="de" fo:country="DE" fo:font-weight="bold" style:letter-kerning="true" style:font-name-asian="0" style:font-size-asian="22pt" style:language-asian="en" style:country-asian="US" style:font-weight-asian="bold" style:font-name-complex="Calibri1" style:font-size-complex="22pt" style:language-complex="ar" style:country-complex="SA" style:font-weight-complex="bold"/>
    </style:style>
    <style:style style:name="T3" style:family="text">
      <style:text-properties fo:color="#000000" style:font-name="Tahoma" fo:font-size="13pt" fo:language="de" fo:country="DE" style:letter-kerning="true" style:font-name-asian="0" style:font-size-asian="13pt" style:language-asian="en" style:country-asian="US" style:font-name-complex="Calibri1" style:font-size-complex="13pt" style:language-complex="ar" style:country-complex="SA"/>
    </style:style>
    <style:style style:name="T4" style:family="text">
      <style:text-properties fo:color="#000000" style:font-name="Tahoma" fo:font-size="13pt" fo:language="de" fo:country="DE" style:letter-kerning="true" style:font-name-asian="MS Mincho Greek" style:font-size-asian="13pt" style:language-asian="en" style:country-asian="US" style:font-name-complex="Times New Roman2" style:font-size-complex="12pt" style:language-complex="hi" style:country-complex="IN"/>
    </style:style>
    <style:style style:name="T5" style:family="text">
      <style:text-properties fo:color="#000000" style:font-name="Tahoma" fo:font-size="13pt" fo:language="de" fo:country="DE" fo:font-weight="bold" style:letter-kerning="true" style:font-name-asian="0" style:font-size-asian="13pt" style:language-asian="en" style:country-asian="US" style:font-weight-asian="bold" style:font-name-complex="Calibri1" style:font-size-complex="13pt" style:language-complex="ar" style:country-complex="SA" style:font-weight-complex="bold"/>
    </style:style>
    <style:style style:name="T6" style:family="text">
      <style:text-properties fo:color="#000000" style:font-name="Tahoma" fo:font-size="13pt" fo:language="de" fo:country="DE" fo:font-style="italic" style:letter-kerning="true" style:font-name-asian="0" style:font-size-asian="13pt" style:language-asian="en" style:country-asian="US" style:font-style-asian="italic" style:font-name-complex="Calibri1" style:font-size-complex="13pt" style:language-complex="ar" style:country-complex="SA" style:font-style-complex="italic"/>
    </style:style>
    <style:style style:name="T7" style:family="text">
      <style:text-properties fo:color="#000000" style:font-name="Tahoma" fo:font-size="13pt" fo:language="de" fo:country="DE" fo:font-style="italic" style:letter-kerning="true" style:font-name-asian="MS Mincho Greek" style:font-size-asian="13pt" style:language-asian="en" style:country-asian="US" style:font-style-asian="italic" style:font-name-complex="Times New Roman2" style:font-size-complex="12pt" style:language-complex="hi" style:country-complex="IN"/>
    </style:style>
    <style:style style:name="T8" style:family="text">
      <style:text-properties fo:color="#000000" style:font-name="Tahoma"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9" style:family="text">
      <style:text-properties fo:color="#000000" style:font-name="Tahoma" fo:font-size="13pt" fo:language="de" fo:country="DE" fo:font-style="italic" fo:font-weight="normal" style:letter-kerning="true" style:font-name-asian="0" style:font-size-asian="13pt" style:language-asian="en" style:country-asian="US" style:font-style-asian="italic" style:font-weight-asian="normal" style:font-name-complex="Calibri1" style:font-size-complex="13pt" style:language-complex="ar" style:country-complex="SA" style:font-style-complex="italic" style:font-weight-complex="normal"/>
    </style:style>
    <style:style style:name="T10" style:family="text">
      <style:text-properties fo:color="#000000" style:font-name="Tahoma" fo:font-size="13pt" fo:language="de" fo:country="DE" style:text-underline-style="solid" style:text-underline-width="auto" style:text-underline-color="#000000" style:letter-kerning="true" style:font-name-asian="0" style:font-size-asian="13pt" style:language-asian="en" style:country-asian="US" style:font-name-complex="Calibri1" style:font-size-complex="13pt" style:language-complex="ar" style:country-complex="SA"/>
    </style:style>
    <style:style style:name="T11" style:family="text">
      <style:text-properties fo:color="#000000" style:font-name="Tahoma" fo:font-size="13pt" fo:language="de" fo:country="DE" style:text-underline-style="solid" style:text-underline-width="auto" style:text-underline-color="#000000" fo:font-weight="normal" style:letter-kerning="true" style:font-name-asian="0" style:font-size-asian="13pt" style:language-asian="en" style:country-asian="US" style:font-weight-asian="normal" style:font-name-complex="Calibri1" style:font-size-complex="13pt" style:language-complex="ar" style:country-complex="SA" style:font-weight-complex="normal"/>
    </style:style>
    <style:style style:name="T12" style:family="text">
      <style:text-properties fo:color="#000000" style:font-name="Tahoma" fo:font-size="13pt" fo:language="de" fo:country="DE" fo:font-weight="normal" style:letter-kerning="true" style:font-name-asian="0" style:font-size-asian="13pt" style:language-asian="en" style:country-asian="US" style:font-weight-asian="normal" style:font-name-complex="Calibri1" style:font-size-complex="13pt" style:language-complex="ar" style:country-complex="SA" style:font-weight-complex="normal"/>
    </style:style>
    <style:style style:name="T13" style:family="text">
      <style:text-properties fo:color="#000000" style:font-name="Tahoma" fo:font-size="13pt" fo:language="de" fo:country="DE" fo:font-style="normal" fo:font-weight="normal" style:letter-kerning="true" style:font-name-asian="0" style:font-size-asian="13pt" style:language-asian="en" style:country-asian="US" style:font-style-asian="normal" style:font-weight-asian="normal" style:font-name-complex="Calibri1" style:font-size-complex="13pt" style:language-complex="ar" style:country-complex="SA" style:font-style-complex="normal" style:font-weight-complex="normal"/>
    </style:style>
    <style:style style:name="T14" style:family="text">
      <style:text-properties fo:color="#000000" style:font-name="Tahoma" fo:font-size="10pt" fo:language="de" fo:country="DE" fo:font-style="italic" style:letter-kerning="true" style:font-name-asian="0" style:font-size-asian="10pt" style:language-asian="en" style:country-asian="US" style:font-style-asian="italic" style:font-name-complex="Calibri1" style:font-size-complex="10pt" style:language-complex="ar" style:country-complex="SA" style:font-style-complex="italic"/>
    </style:style>
    <style:style style:name="T15" style:family="text">
      <style:text-properties fo:color="#000000" style:font-name="Tahoma" fo:font-size="11pt" fo:language="de" fo:country="DE" fo:font-style="italic" style:letter-kerning="true" style:font-name-asian="0" style:font-size-asian="11pt" style:language-asian="en" style:country-asian="US" style:font-style-asian="italic" style:font-name-complex="Calibri1" style:font-size-complex="11pt" style:language-complex="ar" style:country-complex="SA" style:font-style-complex="italic"/>
    </style:style>
    <style:style style:name="T16" style:family="text">
      <style:text-properties fo:color="#000000" style:font-name="Tahoma" fo:font-size="11pt" fo:language="de" fo:country="DE" fo:font-style="italic" fo:font-weight="bold" style:letter-kerning="true" style:font-name-asian="0" style:font-size-asian="11pt" style:language-asian="en" style:country-asian="US" style:font-style-asian="italic" style:font-weight-asian="bold" style:font-name-complex="Calibri1" style:font-size-complex="11pt" style:language-complex="ar" style:country-complex="SA" style:font-style-complex="italic" style:font-weight-complex="bold"/>
    </style:style>
    <style:style style:name="T17" style:family="text">
      <style:text-properties fo:color="#000000" style:font-name="Tahoma" fo:font-size="11pt" fo:language="de" fo:country="DE" fo:font-style="italic" style:text-underline-style="solid" style:text-underline-width="auto" style:text-underline-color="#000000" style:letter-kerning="true" style:font-name-asian="0" style:font-size-asian="11pt" style:language-asian="en" style:country-asian="US" style:font-style-asian="italic" style:font-name-complex="Calibri1" style:font-size-complex="11pt" style:language-complex="ar" style:country-complex="SA" style:font-style-complex="italic"/>
    </style:style>
    <style:style style:name="T18" style:family="text">
      <style:text-properties fo:color="#000000" style:font-name="Tahoma" fo:font-size="15pt" fo:language="de" fo:country="DE" style:text-underline-style="none" fo:font-weight="bold" style:letter-kerning="true" style:font-name-asian="0" style:font-size-asian="15pt" style:language-asian="en" style:country-asian="US" style:font-weight-asian="bold" style:font-name-complex="Calibri1" style:font-size-complex="15pt" style:language-complex="ar" style:country-complex="SA" style:font-weight-complex="bold"/>
    </style:style>
    <style:style style:name="T19" style:family="text">
      <style:text-properties fo:color="#000000" fo:font-size="22pt" fo:language="de" fo:country="DE" fo:font-weight="bold" style:letter-kerning="true" style:font-name-asian="0" style:font-size-asian="22pt" style:language-asian="en" style:country-asian="US" style:font-weight-asian="bold" style:font-name-complex="Calibri1" style:font-size-complex="22pt" style:language-complex="ar" style:country-complex="SA" style:font-weight-complex="bold"/>
    </style:style>
    <style:style style:name="T20" style:family="text">
      <style:text-properties fo:color="#000000" fo:font-size="22pt" fo:language="de" fo:country="DE" style:letter-kerning="true" style:font-name-asian="0" style:font-size-asian="22pt" style:language-asian="en" style:country-asian="US" style:font-name-complex="Calibri1" style:font-size-complex="22pt" style:language-complex="ar" style:country-complex="SA"/>
    </style:style>
    <style:style style:name="T21" style:family="text">
      <style:text-properties fo:color="#000000" fo:font-size="13pt" fo:language="de" fo:country="DE" fo:font-weight="bold" style:letter-kerning="true" style:font-name-asian="0" style:font-size-asian="13pt" style:language-asian="en" style:country-asian="US" style:font-weight-asian="bold" style:font-name-complex="Calibri1" style:font-size-complex="13pt" style:language-complex="ar" style:country-complex="SA" style:font-weight-complex="bold"/>
    </style:style>
    <style:style style:name="T22" style:family="text">
      <style:text-properties fo:color="#000000" fo:font-size="13pt" fo:language="de" fo:country="DE" style:letter-kerning="true" style:font-name-asian="0" style:font-size-asian="13pt" style:language-asian="en" style:country-asian="US" style:font-name-complex="Calibri1" style:font-size-complex="13pt" style:language-complex="ar" style:country-complex="SA"/>
    </style:style>
    <style:style style:name="T23" style:family="text">
      <style:text-properties fo:color="#000000" fo:font-size="13pt" fo:language="de" fo:country="DE" style:letter-kerning="true" style:font-name-asian="MS Mincho Greek" style:font-size-asian="13pt" style:language-asian="en" style:country-asian="US" style:font-name-complex="Times New Roman2" style:font-size-complex="12pt" style:language-complex="hi" style:country-complex="IN"/>
    </style:style>
    <style:style style:name="T24" style:family="text">
      <style:text-properties fo:color="#000000" fo:font-size="13pt" fo:language="de" fo:country="DE" fo:font-style="italic" style:letter-kerning="true" style:font-name-asian="0" style:font-size-asian="13pt" style:language-asian="en" style:country-asian="US" style:font-style-asian="italic" style:font-name-complex="Calibri1" style:font-size-complex="13pt" style:language-complex="ar" style:country-complex="SA" style:font-style-complex="italic"/>
    </style:style>
    <style:style style:name="T25" style:family="text">
      <style:text-properties fo:color="#000000" fo:font-size="13pt" fo:language="de" fo:country="DE" fo:font-style="italic" style:letter-kerning="true" style:font-name-asian="MS Mincho Greek" style:font-size-asian="13pt" style:language-asian="en" style:country-asian="US" style:font-style-asian="italic" style:font-name-complex="Times New Roman2" style:font-size-complex="12pt" style:language-complex="hi" style:country-complex="IN"/>
    </style:style>
    <style:style style:name="T26" style:family="text">
      <style:text-properties fo:color="#000000"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27" style:family="text">
      <style:text-properties fo:color="#000000" fo:font-size="13pt" fo:language="de" fo:country="DE" fo:font-style="italic" fo:font-weight="normal" style:letter-kerning="true" style:font-name-asian="0" style:font-size-asian="13pt" style:language-asian="en" style:country-asian="US" style:font-style-asian="italic" style:font-weight-asian="normal" style:font-name-complex="Calibri1" style:font-size-complex="13pt" style:language-complex="ar" style:country-complex="SA" style:font-style-complex="italic" style:font-weight-complex="normal"/>
    </style:style>
    <style:style style:name="T28" style:family="text">
      <style:text-properties fo:color="#000000" fo:font-size="13pt" fo:language="de" fo:country="DE" style:text-underline-style="solid" style:text-underline-width="auto" style:text-underline-color="#000000" fo:font-weight="normal" style:letter-kerning="true" style:font-name-asian="0" style:font-size-asian="13pt" style:language-asian="en" style:country-asian="US" style:font-weight-asian="normal" style:font-name-complex="Calibri1" style:font-size-complex="13pt" style:language-complex="ar" style:country-complex="SA" style:font-weight-complex="normal"/>
    </style:style>
    <style:style style:name="T29" style:family="text">
      <style:text-properties fo:color="#000000" fo:font-size="13pt" fo:language="de" fo:country="DE" style:text-underline-style="solid" style:text-underline-width="auto" style:text-underline-color="#000000" style:letter-kerning="true" style:font-name-asian="0" style:font-size-asian="13pt" style:language-asian="en" style:country-asian="US" style:font-name-complex="Calibri1" style:font-size-complex="13pt" style:language-complex="ar" style:country-complex="SA"/>
    </style:style>
    <style:style style:name="T30" style:family="text">
      <style:text-properties fo:color="#000000" fo:font-size="13pt" fo:language="de" fo:country="DE" fo:font-weight="normal" style:letter-kerning="true" style:font-name-asian="0" style:font-size-asian="13pt" style:language-asian="en" style:country-asian="US" style:font-weight-asian="normal" style:font-name-complex="Calibri1" style:font-size-complex="13pt" style:language-complex="ar" style:country-complex="SA" style:font-weight-complex="normal"/>
    </style:style>
    <style:style style:name="T31" style:family="text">
      <style:text-properties fo:color="#000000" fo:font-size="13pt" fo:language="de" fo:country="DE" fo:font-style="normal" fo:font-weight="normal" style:letter-kerning="true" style:font-name-asian="0" style:font-size-asian="13pt" style:language-asian="en" style:country-asian="US" style:font-style-asian="normal" style:font-weight-asian="normal" style:font-name-complex="Calibri1" style:font-size-complex="13pt" style:language-complex="ar" style:country-complex="SA" style:font-style-complex="normal" style:font-weight-complex="normal"/>
    </style:style>
    <style:style style:name="T32" style:family="text">
      <style:text-properties fo:color="#000000" fo:font-size="10pt" fo:language="de" fo:country="DE" fo:font-style="italic" style:letter-kerning="true" style:font-name-asian="0" style:font-size-asian="10pt" style:language-asian="en" style:country-asian="US" style:font-style-asian="italic" style:font-name-complex="Calibri1" style:font-size-complex="10pt" style:language-complex="ar" style:country-complex="SA" style:font-style-complex="italic"/>
    </style:style>
    <style:style style:name="T33" style:family="text">
      <style:text-properties fo:color="#000000" fo:font-size="11pt" fo:language="de" fo:country="DE" fo:font-style="italic" fo:font-weight="bold" style:letter-kerning="true" style:font-name-asian="0" style:font-size-asian="11pt" style:language-asian="en" style:country-asian="US" style:font-style-asian="italic" style:font-weight-asian="bold" style:font-name-complex="Calibri1" style:font-size-complex="11pt" style:language-complex="ar" style:country-complex="SA" style:font-style-complex="italic" style:font-weight-complex="bold"/>
    </style:style>
    <style:style style:name="T34" style:family="text">
      <style:text-properties fo:color="#000000" fo:font-size="11pt" fo:language="de" fo:country="DE" fo:font-style="italic" style:text-underline-style="solid" style:text-underline-width="auto" style:text-underline-color="#000000" style:letter-kerning="true" style:font-name-asian="0" style:font-size-asian="11pt" style:language-asian="en" style:country-asian="US" style:font-style-asian="italic" style:font-name-complex="Calibri1" style:font-size-complex="11pt" style:language-complex="ar" style:country-complex="SA" style:font-style-complex="italic"/>
    </style:style>
    <style:style style:name="T35" style:family="text">
      <style:text-properties fo:color="#000000" fo:font-size="11pt" fo:language="de" fo:country="DE" fo:font-style="italic" style:letter-kerning="true" style:font-name-asian="0" style:font-size-asian="11pt" style:language-asian="en" style:country-asian="US" style:font-style-asian="italic" style:font-name-complex="Calibri1" style:font-size-complex="11pt" style:language-complex="ar" style:country-complex="SA" style:font-style-complex="italic"/>
    </style:style>
    <style:style style:name="T36" style:family="text">
      <style:text-properties fo:color="#000000" fo:font-size="15pt" fo:language="de" fo:country="DE" style:text-underline-style="none" fo:font-weight="bold" style:letter-kerning="true" style:font-name-asian="0" style:font-size-asian="15pt" style:language-asian="en" style:country-asian="US" style:font-weight-asian="bold" style:font-name-complex="Calibri1" style:font-size-complex="15pt" style:language-complex="ar" style:country-complex="SA" style:font-weight-complex="bold"/>
    </style:style>
    <style:style style:name="T37" style:family="text">
      <style:text-properties fo:language="de" fo:country="DE"/>
    </style:style>
    <style:style style:name="T38" style:family="text">
      <style:text-properties fo:color="#ff0000" style:font-name="Tahoma"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39" style:family="text">
      <style:text-properties fo:color="#ff0000"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40" style:family="text">
      <style:text-properties fo:color="#800000" style:font-name="Tahoma"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41" style:family="text">
      <style:text-properties fo:color="#800000" fo:font-size="13pt" fo:language="de" fo:country="DE" fo:font-style="italic" fo:font-weight="bold" style:letter-kerning="true" style:font-name-asian="0" style:font-size-asian="13pt" style:language-asian="en" style:country-asian="US" style:font-style-asian="italic" style:font-weight-asian="bold" style:font-name-complex="Calibri1" style:font-size-complex="13pt" style:language-complex="ar" style:country-complex="SA" style:font-style-complex="italic" style:font-weight-complex="bold"/>
    </style:style>
    <style:style style:name="T42" style:family="text">
      <style:text-properties fo:color="#323d4f" style:font-name="Tahoma" fo:font-size="13pt" fo:language="de" fo:country="DE" fo:font-weight="bold" style:letter-kerning="true" style:font-name-asian="0" style:font-size-asian="13pt" style:language-asian="en" style:country-asian="US" style:font-weight-asian="bold" style:font-name-complex="Calibri1" style:font-size-complex="13pt" style:language-complex="ar" style:country-complex="SA" style:font-weight-complex="bold"/>
    </style:style>
    <style:style style:name="T43" style:family="text">
      <style:text-properties fo:color="#323d4f" fo:font-size="13pt" fo:language="de" fo:country="DE" fo:font-weight="bold" style:letter-kerning="true" style:font-name-asian="0" style:font-size-asian="13pt" style:language-asian="en" style:country-asian="US" style:font-weight-asian="bold" style:font-name-complex="Calibri1" style:font-size-complex="13pt" style:language-complex="ar" style:country-complex="SA" style:font-weight-complex="bold"/>
    </style:style>
    <style:style style:name="T44" style:family="text">
      <style:text-properties fo:color="#000080" style:font-name="Tahoma" fo:font-size="11pt" fo:language="zxx" fo:country="none" fo:font-style="italic" style:text-underline-style="solid" style:text-underline-width="auto" style:text-underline-color="#000000" style:letter-kerning="true" style:font-name-asian="0" style:font-size-asian="11pt" style:language-asian="zxx" style:country-asian="none" style:font-style-asian="italic" style:font-name-complex="Calibri1" style:font-size-complex="11pt" style:language-complex="zxx" style:country-complex="none" style:font-style-complex="italic"/>
    </style:style>
    <style:style style:name="T45" style:family="text">
      <style:text-properties fo:color="#000080" fo:font-size="11pt" fo:language="zxx" fo:country="none" fo:font-style="italic" style:text-underline-style="solid" style:text-underline-width="auto" style:text-underline-color="#000000" style:letter-kerning="true" style:font-name-asian="0" style:font-size-asian="11pt" style:language-asian="zxx" style:country-asian="none" style:font-style-asian="italic" style:font-name-complex="Calibri1" style:font-size-complex="11pt" style:language-complex="zxx" style:country-complex="none" style:font-style-complex="italic"/>
    </style:style>
    <style:style style:name="T46" style:family="text">
      <style:text-properties fo:color="#000080" style:font-name="Arial" fo:font-size="11pt" fo:language="zxx" fo:country="none" fo:font-style="italic" style:text-underline-style="solid" style:text-underline-width="auto" style:text-underline-color="#000000" style:letter-kerning="true" style:font-name-asian="0" style:font-size-asian="11pt" style:language-asian="zxx" style:country-asian="none" style:font-style-asian="italic" style:font-name-complex="Calibri1" style:font-size-complex="11pt" style:language-complex="zxx" style:country-complex="none"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9">Rahmendokument 05.05rw </text:span></text:p>
      <text:p text:style-name="P2"><text:span text:style-name="T20">zur Erhebung des </text:span></text:p>
      <text:p text:style-name="P2"><text:span text:style-name="T20">Lastenheftes OSD-Dekoder</text:span></text:p>
      <text:p text:style-name="P5"><text:span text:style-name="T21">Inhalt</text:span></text:p>
      <text:p text:style-name="P3"><text:span text:style-name="T22"><text:line-break/>Vorwort</text:span></text:p>
      <text:p text:style-name="P3"><text:span text:style-name="T22">Vorgehensweise</text:span></text:p>
      <text:p text:style-name="P3"><text:span text:style-name="T22">Einleitung</text:span></text:p>
      <text:p text:style-name="P3"><text:span text:style-name="T22">§01 Strategie</text:span></text:p>
      <text:p text:style-name="P3"><text:span text:style-name="T39">§10 Bedarfssituation allgemein</text:span></text:p>
      <text:p text:style-name="P3"><text:span text:style-name="T41">§20 Anforderungen konkreter Praxis</text:span></text:p>
      <text:p text:style-name="P3"><text:span text:style-name="T41">§30 Produktzuschnitt</text:span></text:p>
      <text:p text:style-name="P3"><text:span text:style-name="T24">§40 </text:span><text:bookmark-start text:name="__DdeLink__102_1172856878"/><text:span text:style-name="T24">weitere </text:span><text:bookmark-end text:name="__DdeLink__102_1172856878"/><text:span text:style-name="T24">Kapitel</text:span></text:p>
      <text:p text:style-name="P3"><text:span text:style-name="T24">§50 Lastenheft</text:span></text:p>
      <text:p text:style-name="P3"><text:span text:style-name="T22">§60 Hinweise zur Verbesserung</text:span></text:p>
      <text:p text:style-name="P3"><text:span text:style-name="T22">§70 Änderungshistorie</text:span></text:p>
      <text:p text:style-name="P3"><text:span text:style-name="T22">§80 Referenzen</text:span></text:p>
      <text:p text:style-name="P3"><text:span text:style-name="T22">§90 Glossar</text:span></text:p>
      <text:p text:style-name="P3"><text:span text:style-name="T28">Anhang</text:span><text:span text:style-name="T30"><text:line-break/>Forumsbeiträge<text:line-break/></text:span></text:p>
      <text:p text:style-name="P5"><text:span text:style-name="T21">Vorwort</text:span></text:p>
      <text:p text:style-name="P3"><text:span text:style-name="T22">Am 25.08.2012 bekundete Kersten Tams im Stummiforum die Absicht:<text:line-break/> </text:span><text:span text:style-name="T24">ein Open Source Projekt an zu schieben...</text:span><text:span text:style-name="T22"><text:line-break/><text:line-break/>Die Umfrage im Forum ergab: </text:span><text:span text:style-name="T24">es soll ein </text:span><text:span text:style-name="T26">Lokdekoder</text:span><text:span text:style-name="T24"> werden. </text:span><text:span text:style-name="T22">Eine Wunschliste entstand (siehe §65 Stoffsammlung, 4.).</text:span></text:p>
      <text:p text:style-name="P3"><text:span text:style-name="T22">Es lag nun nahe, dies alles irgendwie so einzuordnen, dass eine hinreichend <text:line-break/>genaue Produktbeschreibung des Lokdekoders verfügbar wird (in vereinbarter Art und Ausprägung), um dann die Umsetzung zu klären...</text:span></text:p>
      <text:p text:style-name="P3"><text:span text:style-name="T22">Die Maßgabe lautete jedoch, nun mit dem </text:span><text:span text:style-name="T26">Lasten-/ Pflichtenheft</text:span><text:span text:style-name="T22"> zu beginnen.<text:line-break/>Dies, nach dem schon so vieles diskutiert und festgehalten war ? </text:span></text:p>
      <text:p text:style-name="P3"><text:span text:style-name="T22">Das Bedarf einer Erklärung.</text:span></text:p>
      <text:p text:style-name="P3"><text:span text:style-name="T22">Der technische Fortschritt -insbesondere bei der Mikroprozessortechnik- hat stets kürzere Innovationszyklen zur Folge. Hersteller von Produkten, die auf Mikro-controller beruhen, können die Fertigung ihrer (neuen) Produkte zunehmend nicht mehr aus eigener Kraft stemmen. Oder es lohnt spezialisierte Fertiger zu beauftragen, welche dies schneller und vielleicht auch kostengünstiger bewerk-stelligen können. Aber auch die Internetgemeinschaft bietet Möglichkeiten! </text:span></text:p>
      <text:p text:style-name="P3"><text:span text:style-name="T22">Die Abwicklung solch einer partnerschaftlichen Zusammenarbeit erfordert eine klare Vereinbarung zwischen Auftraggeber und Auftragnehmer. Ein „gemeinsames Papier“ <text:line-break/>in der Form eines Lasten-/Pflichtenheft hat sich bewährt. </text:span></text:p>
      <text:p text:style-name="P3"><text:span text:style-name="T22">Was in der Geschäftswelt üblich ist, muss es im Bereich </text:span><text:span text:style-name="T24">privater Zusammenarbeit</text:span><text:span text:style-name="T22"> noch lange nicht sein. Ein Lasten-/Pflichtenheft kann auch hier zum Erfolg verhelfen, und die Risiken überschaubar zu halten. Es liefert nicht nur definierte Schnittstellen für jede Partei, sondern auch eine Art Protokoll. Und es regelt u.a. auch, wer welche Kompetenzen wie einzubringen hat.</text:span></text:p>
      <text:p text:style-name="P3"><text:span text:style-name="T22">Ein Beispiel ;-):</text:span></text:p>
      <text:p text:style-name="P3"><text:span text:style-name="T22">Auftraggeber: </text:span><text:span text:style-name="T32">wir betreuen den Freizeitmarkt mit Trekking-Bikes der besonderen Art. Sportliche Freizeitaktivitäten sollen bei uns nicht nur Anstrengung bedeuten, es gehört auch das Besondere dazu. Und Spaß, vor allem Spaß! Das ist unser Motto. Mal ehrlich, wer bleibt bei einem Hobby, das auf Dauer doch nur Anstrengung bringt? Unsere neuen Modelle bekommen daher eine neue Ausstattung! Wurstblinker und Dosenbierhalter zum Beispiel… Was halten Sie davon?</text:span></text:p>
      <text:p text:style-name="P3"><text:span text:style-name="T22">Auftragnehmer: </text:span><text:span text:style-name="T32">Wow, das gab es noch nie! Wenn ich so ein Modell vorab als Muster bekäme, und nähere Angaben zur Spezialausstattung, dann könnte ich gleich an unsere Entwicklung herantreten, und Ihnen nächste Woche schon erste Entwürfe und eine überschlägige Vorabkalkulation anbieten!</text:span></text:p>
      <text:p text:style-name="P3"><text:soft-page-break/><text:span text:style-name="T22">Auftraggeber: </text:span><text:span text:style-name="T32">toll,</text:span><text:span text:style-name="T22"> </text:span><text:span text:style-name="T32">wir sprechen die selbe Sprache! Ich verbinde sie gleich mal mit unserem Produktmanagement...</text:span></text:p>
      <text:p text:style-name="P3"><text:span text:style-name="T22">Das gemeinsame Ziel ist die </text:span><text:span text:style-name="T21">Übereinkunft</text:span><text:span text:style-name="T22"> von Last und Pflicht, also die Verfügbarkeit einer gemeinsam bald verabschiedeten Handlungs- und Ergebnis-vorlage. </text:span></text:p>
      <text:p text:style-name="P3"><text:span text:style-name="T22">Der Vorteil: der Auftraggeber sieht die Realisierung seines Produkts zu festgelegten Konditionen glaubwürdig „eingetütet“, und der Auftragnehmer weiß genau, <text:line-break/>bis wann er was bereitzustellen hat (Pflicht).</text:span></text:p>
      <text:p text:style-name="P3"><text:span text:style-name="T22">Es zeigt sich, dass dies dann gut funktioniert, wenn sich beide Parteien ihrer jeweiligen Rolle und den Regeln einer Lasten-/Pflichtenheftvereinbarung bewusst sind, und sich auch protokollgetreu verhielten. </text:span></text:p>
      <text:p text:style-name="P3"><text:span text:style-name="T22">Hier die Kernaspekte:</text:span></text:p>
      <text:p text:style-name="P3"><text:span text:style-name="T22">-<text:tab/>Lastenheft: enthält alle </text:span><text:span text:style-name="T21">Anforderungen</text:span><text:span text:style-name="T22"> des Auftraggebers (Was, Wofür?)<text:line-break/>-<text:tab/>Pflichtenheft: beschreibt die </text:span><text:span text:style-name="T21">Realisierung aller Anforderungen</text:span><text:span text:style-name="T22"> des <text:tab/>Lastenheftes <text:line-break/><text:tab/>durch den Auftragnehmer (Wie, Womit?)<text:line-break/>-<text:tab/>Das Lastenheft liefert die Ausgangsgrundlage für die Erstellung des <text:tab/>Pflichtenheftes<text:line-break/>-<text:tab/>Das Lastenheft ist erst dann hinreichend, wenn es aus der Sicht des <text:tab/>Auftragnehmers <text:line-break/><text:tab/>alle für die Erstellung eines Pflichtenheftes nötigen Angaben enthält <text:line-break/><text:tab/>(QS des Lastenheftes) <text:s/><text:line-break/>-<text:tab/>Das Pflichtenheft bedarf der Genehmigung des Auftraggebers und stellt die <text:line-break/><text:tab/>verbindliche Vereinbarung für die Realisierung und </text:span><text:span text:style-name="T21">Abwicklung des <text:tab/>Projektes für beide Seiten</text:span><text:span text:style-name="T22"> dar</text:span></text:p>
      <text:p text:style-name="P3"><text:span text:style-name="T22">Nähere Ausführungen und Beispiele finden sich im Internet.</text:span></text:p>
      <text:p text:style-name="P3"><text:span text:style-name="T22">Die in dieser Weise disziplinierte Herangehensweise bringt noch einen weiteren,<text:line-break/>nicht zu unterschätzenden Vorteil: </text:span></text:p>
      <text:p text:style-name="P3"><text:span text:style-name="T33">sind Lasten und Pflichten im Vorfeld klar dargelegt und vereinbart, so erübrigen sich Diskussionen in der Umsetzungsphase, die dort zu spät kommen und niemanden</text:span><text:span text:style-name="T26"><text:line-break/></text:span><text:span text:style-name="T33">mehr helfen.</text:span></text:p>
      <text:p text:style-name="P3"><text:span text:style-name="T22">Packen wir es an, jetzt und hier, wo es passieren sollte.<text:line-break/><text:line-break/>Diese Arbeit zahlt sich aus!</text:span></text:p>
      <text:p text:style-name="P3"><text:span text:style-name="T32">rainerwahnsinn, leonberg, 3.10.2012</text:span></text:p>
      <text:p text:style-name="P3"><text:soft-page-break/><text:span text:style-name="T21">Vorgehensweise<text:line-break/><text:line-break/></text:span><text:span text:style-name="T22">Im angehenden OSD Projekt ist die Erstellung von Lasten-/Pflichtenheft dadurch erschwert, dass es noch keine klar abgegrenzten Parteien gibt: wer ist Auftraggeber, und wer Auftragnehmer? Beide Parteien werden durch die Projektteilnehmer vertreten werden müssen.<text:line-break/><text:line-break/>Das Lastenheft geht in die Vorlage. Es liefert die Ausgangsgrundlage für das Pflichtenheft. <text:line-break/><text:line-break/>Beide lassen sich jedoch nicht in einem Rutsch erstellen, denn sie behandeln vereinbarungsrelevante Inhalte. Es wird eine stufenweise Sichtung / Korrektur <text:line-break/>und eine abschlieende Verabschiedung erforderlich. <text:line-break/><text:line-break/>Beide Papiere sind Ergebnisdokumente d.h. sie müssen auch formalen Ansprüchen genügen. Um die Kreativität darüber nicht unnötigerweise einzuschränken, empfiehlt es sich, die Inhalte zuvor in einem Rahmendokument zu erarbeiten und dann erst in die geforderte Form zu üerführen. </text:span></text:p>
      <text:p text:style-name="P3"><text:span text:style-name="T22">Dieses Rahmendokument ist also nicht das eigentliche Lastenheft. Es nimmt Beiträge, begleitende Hinweise, Beispiele, Verweise u.v.m. auf, die für die Erarbeitung und Abstimmung der Inhalte hilfreich sind. Die Struktur ist nicht vorgegeben, sie soll aus den eigentlich relevanten Kerninhalten resultieren.</text:span></text:p>
      <text:p text:style-name="P3"><text:span text:style-name="T22">Inhaltliche und strukturelle Änderungen/Ergänzungen werden also vorläufig in diesem Rahmendokument aufgenommen. Beiträge können per PN zugesendet werden. In regelmäßigen Abständen erfolgt die Bereitstellung einer neuen Dokumentversion (Sammelversion / Verarbeitungsversion). <text:s/>So geht auch kein Beitrag verloren. </text:span></text:p>
      <text:p text:style-name="P3"><text:span text:style-name="T22">Das Dokument ist mit einer Nummer und einem Namenskürzel des Dokument-betreuers versehen: </text:span><text:span text:style-name="T21">0505rw</text:span><text:span text:style-name="T22">. Dies erleichtert die Übersicht der Projektdokumente enorm. Thematisch nachfolgende Dokumente erhalten eine um 05 erhöhte Nummer. Dies lässt Lücken für nachträglich einzuordnende Dokumente. Die Kapitel werden mit Paragraphen gekennzeichnet, die Abschnitte mit einfacher Nummer usw. Damit lassen sich eindeutige Bezüge zu gemeinten Textstellen herstellen: </text:span><text:span text:style-name="T21">0505-§1-2.1-Satz 3</text:span><text:span text:style-name="T22">.</text:span></text:p>
      <text:p text:style-name="P3"><text:span text:style-name="T22">Die Speicherung erfolgt im </text:span><text:span text:style-name="T21">RTF Format</text:span><text:span text:style-name="T22">. Damit kann jedes Textprogramm umgehen. Auch später mal. Als Programm wird </text:span><text:span text:style-name="T21">OpenOffice</text:span><text:span text:style-name="T22"> empfohlen. Für die durchgängige Bearbeitung unter Windows,Linux, Mac wird die Schrift </text:span><text:span text:style-name="T21">Tahoma</text:span><text:span text:style-name="T22"> verwendet.<text:line-break/><text:line-break/></text:span><text:soft-page-break/><text:span text:style-name="T21">Erarbeitungplan</text:span><text:span text:style-name="T22"> zum Lastenheft:</text:span></text:p>
      <text:p text:style-name="P3"><text:span text:style-name="T21"><text:line-break/><text:tab/>Was<text:tab/><text:tab/><text:tab/><text:tab/><text:tab/><text:tab/><text:tab/><text:tab/><text:tab/><text:tab/>bis wann/wer</text:span></text:p>
      <text:list xml:id="list39142596" text:style-name="WWNum2">
        <text:list-item>
          <text:p text:style-name="P7"><text:span text:style-name="T22">Rahmendokument, Grobstruktur, Vorplanung, Handling <text:tab/>7.10.2012/rw<text:line-break/>Zielgruppen (erste Abgrenzung)</text:span></text:p>
        </text:list-item>
        <text:list-item>
          <text:p text:style-name="P7"><text:span text:style-name="T22">Inhalte (Kernanforderungen von Vertretern der Zielgruppen)<text:tab/>21.10.2012/</text:span></text:p>
        </text:list-item>
        <text:list-item>
          <text:p text:style-name="P7"><text:span text:style-name="T22">Einarbeiten der gemeldeten Inhalte; Überarbeitung Rahmen <text:line-break/>Bereitstellung überarbeitete Dokumentversion<text:tab/><text:tab/><text:tab/>28.10.2012/rw</text:span></text:p>
        </text:list-item>
        <text:list-item>
          <text:p text:style-name="P7"><text:span text:style-name="T22">Revision der Rahmendokument/Inhalte<text:tab/><text:tab/><text:tab/><text:tab/>04.11.2012/</text:span></text:p>
        </text:list-item>
        <text:list-item>
          <text:p text:style-name="P7"><text:span text:style-name="T22">Nacharbeiten<text:line-break/>Bereitstellung überarbeitete Dokumentversion<text:tab/><text:tab/><text:tab/>11.11.2012/</text:span></text:p>
        </text:list-item>
        <text:list-item>
          <text:p text:style-name="P7"><text:span text:style-name="T22">Übername ins Lastenheft (Inhalte, Struktur)<text:tab/><text:tab/><text:tab/>18.11.2012/</text:span></text:p>
        </text:list-item>
        <text:list-item>
          <text:p text:style-name="P7"><text:span text:style-name="T22">Lastenheft (QS Version)<text:line-break/>Aufbereitung und Bereitstellung<text:tab/><text:tab/><text:tab/><text:tab/><text:tab/>25.11.2012/</text:span></text:p>
        </text:list-item>
        <text:list-item>
          <text:p text:style-name="P7"><text:span text:style-name="T22">Qualitätssicherung Lastenheft (Pflichtenheftgruppe)<text:tab/><text:tab/>02.12.2012/</text:span></text:p>
        </text:list-item>
        <text:list-item>
          <text:p text:style-name="P7"><text:span text:style-name="T22">Nacharbeiten Lastenheft<text:line-break/>Bereitstellung überarbeitetes Lastenheft<text:tab/><text:tab/><text:tab/><text:tab/>09.12.2012/</text:span></text:p>
        </text:list-item>
        <text:list-item>
          <text:p text:style-name="P7"><text:span text:style-name="T22">Verabschiedung und Übergabe Lastenheft<text:tab/><text:tab/><text:tab/><text:tab/>16.12.2012/</text:span></text:p>
        </text:list-item>
      </text:list>
      <text:p text:style-name="P4"/>
      <text:p text:style-name="P5"><text:span text:style-name="T21">Einleitung</text:span></text:p>
      <text:p text:style-name="P3"><text:span text:style-name="T22">Eine Art "Lasten-/Pflichtenheft" ließe sich schnell herbeizaubern. Man stellt alle Merkmale und Leistungen von Lokdekodern, die das Internet bereithält, in eine große Produktmatrix. Stimmt dann über Muss, Soll, Kann ab...</text:span></text:p>
      <text:p text:style-name="P3"><text:span text:style-name="T22">...und kommt so zu einem </text:span><text:span text:style-name="T24">Mittelding</text:span><text:span text:style-name="T22">, welches sich noch in 3 Ausführungen einteilen ließe (Basic, Standard, Komfort). Und fügt noch ein Feature als Alleinstellungs-merkmal hinzu. Um sich nicht gleich zu überfordern, sieht man für das Produkt<text:line-break/>auch noch Entwicklungsversionen vor (Startversion, Ausbauversion, Endversion). </text:span></text:p>
      <text:p text:style-name="P3"><text:span text:style-name="T22">Ja, das kann man so machen. Aber wo bleibt da die Kreativität, und wo die neuen Ideen? <text:line-break/><text:line-break/>So verwundert es nicht, dass der Markt sehr viele Lokdekoder bereithält, die im Wesentlichen doch nur das Gleiche bieten. Für gutes Geld! Ist das wirklich schon alles?</text:span></text:p>
      <text:p text:style-name="P3"><text:span text:style-name="T22">Ich </text:span><text:span text:style-name="T24">persönlich</text:span><text:span text:style-name="T22"> fand nach langer Recherche und Abwägung nur ein einziges Produkt, dass meinen Erwartungen als Digitaleinsteiger wirklich entgegen kam: </text:span><text:span text:style-name="T24">den tams ld-w-32</text:span><text:span text:style-name="T22">. Die nächste Alternative dann zu mehr als doppelten Kosten! Und dies trotz des großen Angebots an Lokdekodern !? </text:span></text:p>
      <text:p text:style-name="P3"><text:span text:style-name="T22">Dieses, immer noch aktuelle Beispiel zeigt, dass der Markt </text:span><text:span text:style-name="T21">längst noch nicht alles</text:span><text:span text:style-name="T22"> für jeden Bedarf bereithält. Und, wenn man die aktuellen Trends beobachtet, es anscheinend auch nicht vor hat, diesem Anspruch gerecht zu werden. Was ist so viel wichtiger? <text:s text:c="3"/></text:span></text:p>
      <text:p text:style-name="P3"><text:span text:style-name="T22">Dieses Rahmendokument will 2 Dinge: </text:span></text:p>
      <text:p text:style-name="P3"><text:span text:style-name="T22">die Aufmerksamkeit wieder stärker auf </text:span><text:span text:style-name="T21">den Bedarf</text:span><text:span text:style-name="T22"> lenken, der sich Modelleisen-bahnern wirklich stellt, egal ob Analogbahner, Digitaleinsteiger, Fortgeschrittene, Ausstatter oder Verkäufer und: </text:span></text:p>
      <text:p text:style-name="P3"><text:span text:style-name="T22">die </text:span><text:span text:style-name="T21">Kreativität</text:span><text:span text:style-name="T22"> für neue, bedarfsgerechte, zielgruppenorientierte Lösungen anregen! </text:span></text:p>
      <text:p text:style-name="P3"><text:span text:style-name="T22">Dieses Rahmendokument untersucht und beschreibt den Bedarf für einen neuen Lokdekoder. Einem Lokdekoder, der es Modelleisenbahnern bald sehr viel einfacher macht, Ihre Wahl zu treffen. Einem Lokdekoder, der nicht Features dort anbietet, <text:line-break/>wo zu erwartende Grundfunktionalitäten fehlen. Einem Lokdekoder, <text:s/>der es Analogbahnern und Einsteigern leichter macht, ihre digitale Modelleisenbahn zu verwirklichen. Einem Lokdekoder, der dazu taugt, den Platz eines Stammdekoders auf einer großen Anlage einzunehmen. Einem Lokdekoder, der auch für Ausstatter und Verkäufer eine gute Wahl darstellt... u.s.w. </text:span></text:p>
      <text:p text:style-name="P3"><text:soft-page-break/><text:span text:style-name="T22">Doch wessen Kreativität ist gemeint? Auch die der Pflichtenheftersteller! Sie sind es, die gefragt sind Ideen zu entwickeln und technische Lösungen zu entwerfen, welche die Realisierung eines solchen Lokdekoders erst ermöglichen. Ihre Kunst liegt auch darin, das Erhoffte zum Machbaren zu bringen. Zu einem absehbaren und möglichst gewissem Bald ;-).</text:span></text:p>
      <text:p text:style-name="P3"><text:span text:style-name="T21">Anregungen aus den Forum.....</text:span></text:p>
      <text:p text:style-name="P3"><text:span text:style-name="T34">Mobahner</text:span><text:span text:style-name="T35"><text:line-break/>ich würde mir wünschen, endlich eingetretene Pfade zu verlassen. Ich möchte also weg von proprietären (teuren) Komponenten ..., hin zur Nutzung von am Markt etablierten (günstigen) <text:line-break/>Geräten.</text:span></text:p>
      <text:p text:style-name="P3"><text:span text:style-name="T34">SAH</text:span><text:span text:style-name="T35"><text:line-break/>...durch die Diodenschaltung ... ist eine gesonderte AC-Motoransteuerung nicht mehr notwendig. <text:line-break/>Ein solcher OS-Dekoder sollte ... sowohl bestehende ..., als auch neue und/oder alternative Wege beschreiten können. </text:span></text:p>
      <text:p text:style-name="P3"><text:span text:style-name="T34">RainerWahnsinn</text:span><text:span text:style-name="T35"><text:line-break/>Lizensierte und freie Protokolltransponder (hängen an der jeweiligen Zentrale) senden/empfangen am Ende nur das, was ein Lokcontroller als Befehlsset bereithält (OS Control- &amp; Feature Commandset) und an Werten zurückliefert (OS Dataset). Und dies unabhängig vom Schienensystem (trackless). Der Transport der Digitalsignale über das Schienensystem ist nun wirklich nicht mehr zeitgemäß.</text:span></text:p>
      <text:p text:style-name="P3"><text:span text:style-name="T34">walker/Rene</text:span><text:span text:style-name="T35"><text:line-break/>Ein modularer Decoder? Geht das? Zum zusammenstecken?</text:span></text:p>
      <text:p text:style-name="P3"><text:span text:style-name="T34">Alter Schwede II/Erich<text:line-break/></text:span><text:span text:style-name="T35">Als Träumerei für unser „New Generation“ Lokdecoder : Rückmeldung und „Intelligenz“. Wenn ein Decoder nicht nur Informationen verarbeiten kann sondern auch Externe Triggers vermitteln könnte. So was könnte der gesamte Rückmeldesituation und Zugsteuerung erheblich verändern.</text:span></text:p>
      <text:p text:style-name="P3"><text:span text:style-name="T34">Ruhr-Sider</text:span><text:span text:style-name="T35"><text:line-break/>Ich denke da an modular ausbaufähige Decoder, deren "Intelligenz (Protokolle, Funktionen, <text:line-break/>Ausgänge, Sounds, etc.)" der Anwender selbst aus einem Addin-Pool für Hard- und Software zusammenstellen kann. </text:span></text:p>
      <text:p text:style-name="P3"><text:span text:style-name="T34">Samy1981/Thomas</text:span><text:span text:style-name="T35"><text:line-break/>...ich sehe die Notwendigkeit die Moba endlich mal einfach und kostengünstig an den PC zu bringen. </text:span></text:p>
      <text:p text:style-name="P4"/>
      <text:p text:style-name="P5"><text:span text:style-name="T21">§01 Strategie</text:span></text:p>
      <text:p text:style-name="P3"><text:span text:style-name="T22">ohne = </text:span><text:span text:style-name="T24">am Ende kommt vielleicht doch noch, irgendwas bei raus<text:line-break/></text:span><text:span text:style-name="T22">untaugliche = </text:span><text:span text:style-name="T24">am Ende kommt ganz sicher, und trotz allem, nichts bei raus<text:line-break/></text:span><text:span text:style-name="T22">taugliche = </text:span><text:span text:style-name="T24">am Ende kommt ziemlich gewiss, und trotz allem, einiges bei raus<text:line-break/></text:span><text:span text:style-name="T22">erfolgreiche = </text:span><text:span text:style-name="T24">am Anfang ist manches so angegangen, das alles weitere (er)folgt</text:span></text:p>
      <text:p text:style-name="P3"><text:span text:style-name="T21"><text:line-break/>1.1 Erfolgssicherung</text:span></text:p>
      <text:p text:style-name="P3"><text:span text:style-name="T24">Es gibt Leute, die bringen fast alles zum Erfolg, egal um was es geht</text:span></text:p>
      <text:p text:style-name="P3"><text:span text:style-name="T24">Es gibt Produkte, die verkaufen sich gut, egal ob sie die besten sind oder nicht<text:line-break/></text:span><text:span text:style-name="T22"><text:line-break/>Ein Beispiel ;-):</text:span></text:p>
      <text:p text:style-name="P3"><text:span text:style-name="T22">Entwickler: </text:span><text:span text:style-name="T32">... die Zusammenarbeit unserer Spezialisten führte zu dem Ergebnis, dass aus unserer Sicht, ein für den Kunde ideales Produkt herauskam!<text:line-break/></text:span><text:span text:style-name="T22">Verkäufer: </text:span><text:span text:style-name="T32">... und warum kauft der Kunde dieses Produkt nicht ...?<text:line-break/></text:span><text:span text:style-name="T22">Produzent: </text:span><text:span text:style-name="T32">... vielleicht, weil wir besser ein -aus Sicht des Kunden- ideales Produkt entwickelt hätten ?<text:line-break/></text:span><text:span text:style-name="T22">Entwickler: </text:span><text:span text:style-name="T32">... vielleicht, weiß der Kunde ja nur noch nicht, das es dieses, für ihn ideales Produkt gibt...,<text:line-break/>und was es bietet?<text:line-break/></text:span><text:span text:style-name="T22">Marketing: ... !! …</text:span></text:p>
      <text:p text:style-name="P3"><text:span text:style-name="T21"><text:line-break/>Anforderungen</text:span></text:p>
      <text:p text:style-name="P3"><text:span text:style-name="T22">Das Produkt muss </text:span></text:p>
      <text:p text:style-name="P3"><text:span text:style-name="T22">a. aus Kundensicht interessant sein </text:span><text:span text:style-name="T24">(verfolgt einen neuen vielversprechenden <text:line-break/> <text:s text:c="2"/>Ansatz zur Lösung der Bedürfnisse der Modelleisenbahner)</text:span></text:p>
      <text:p text:style-name="P3"><text:span text:style-name="T22">b. den Kunden frühzeitig angekündigt werden </text:span><text:span text:style-name="T24">(kommt ins Gespräch, bleibt im <text:line-break/> <text:s text:c="3"/>Gespräch)</text:span></text:p>
      <text:p text:style-name="P3"><text:span text:style-name="T22">c. den Kunden vermittelt werden </text:span><text:span text:style-name="T24">(wo wird es zum Einsatz kommen, was wird es <text:s/><text:line-break/> <text:s text:c="3"/>können / eröffnen) </text:span></text:p>
      <text:p text:style-name="P3"><text:span text:style-name="T22"><text:line-break/>Das Produkt ist so zu „designen“, dass es </text:span></text:p>
      <text:p text:style-name="P3"><text:span text:style-name="T22">d. Vorteile in der Ausprägung liefert, die eine Investition leicht rechtfertigen <text:line-break/> <text:s text:c="3"/></text:span><text:span text:style-name="T24">(deutlich erfahrbare Verbesserung, auf Anhieb erkennbarer und sofort <text:line-break/> <text:s text:c="3"/>verfügbarer Mehrwert)</text:span></text:p>
      <text:p text:style-name="P3"><text:span text:style-name="T22">e. eine Investition darstellt, die bisher einhergehende Nebenkosten / Aufwände <text:line-break/></text:span><text:soft-page-break/><text:span text:style-name="T22"> <text:s text:c="3"/>erübrigt </text:span><text:span text:style-name="T24">(mechanische / elektronische Bauteile, unnötige Einbauarbeiten, usw)</text:span></text:p>
      <text:p text:style-name="P3"><text:span text:style-name="T22">f. Qualitäten und Erweiterungsoptionen bietet, die eine längerfristige Nutzung <text:line-break/> <text:s text:c="2"/>ermöglichen </text:span><text:span text:style-name="T24">(robust, verlässlich, kompatibel, praktisch, flexible Einsatz-<text:line-break/> <text:s text:c="2"/>möglichkeit, vielfältige Anschlussmöglichkeiten, deckt alle erforderlichen Grund-<text:line-break/> <text:s text:c="2"/>und erste Fortgeschrittenenfunktionen ab, etc.)</text:span></text:p>
      <text:p text:style-name="P3"><text:span text:style-name="T22">g. die Eignung zu einem „Stamm- bzw. Basisprodukt“ mitbringt </text:span><text:span text:style-name="T24">(kein Dekoder für <text:line-break/> <text:s text:c="3"/>alles und jede Spezialität, jedoch für das „Große und Ganze“, für die Meisten,<text:line-break/> <text:s text:c="3"/>und dies leicht integrativ , verlässlich, funktionierend) <text:s text:c="2"/></text:span></text:p>
      <text:p text:style-name="P3"><text:span text:style-name="T22"><text:line-break/></text:span><text:span text:style-name="T21">1.11 Interessen</text:span></text:p>
      <text:p text:style-name="P3"><text:span text:style-name="T22">Ein neues (innovatives) Produkt braucht vor allem eines: Annahme und Mitmacher!</text:span></text:p>
      <text:p text:style-name="P3"><text:span text:style-name="T22">Open Source heisst nicht Dinge offenzulegen, die Herstellerinteressen berühren.<text:line-break/>Die Chance liegt darin Offenheit da und so anzubieten, dass sie auch angenommen <text:line-break/>und genutzt werden kann (auch kommerziell!). Nicht Interessen bedrohen, sondern Interessen wecken.</text:span></text:p>
      <text:p text:style-name="P3"><text:span text:style-name="T21">Anforderungen</text:span></text:p>
      <text:p text:style-name="P3"><text:span text:style-name="T22">h. es ist alles zu vermeiden, was eine Verletzung oder Gefährdung von <text:line-break/> <text:s text:c="3"/>Herstellerinteressen darstellt, oder daraus resultieren könnte (kein Hacking, <text:line-break/> <text:s text:c="3"/>keine Grauzonen etc.). Es ist alles zu unterlassen, was einen gegenteiligen <text:line-break/> <text:s text:c="3"/>Eindruck erwecken könnte. Klar erkennbare Wahrung von Patenten und Lizenzen!</text:span></text:p>
      <text:p text:style-name="P3"><text:span text:style-name="T22">i. <text:s/>es sind Aspekte bereitzustellen, die sich förderlich auf die Annahme des <text:line-break/> <text:s text:c="3"/>Produktes bei weiteren Herstellern, Zubehörproduzenten, Verkaufsläden, <text:line-break/> <text:s text:c="3"/>Clubs und Vereinen auswirken (Marktintegrität). Hierzu gehört auch die <text:line-break/> <text:s text:c="3"/>Unterstützung möglichst vieler Normen, und eine hohe Kompatibilität zu <text:line-break/> <text:s text:c="3"/>marktgängigen Produkten / Marken.</text:span></text:p>
      <text:p text:style-name="P4"/>
      <text:p text:style-name="P3"><text:span text:style-name="T21">1.12 Produktsupport und Öffentlichkeitsarbeit</text:span></text:p>
      <text:p text:style-name="P3"><text:span text:style-name="T22">Der beste Support ist der, der nicht benötigt wird. Wird er aber benötigt, dann so,<text:line-break/>dass er als verlässlicher und kompetenter Service zur Produktempfehlung beiträgt.</text:span></text:p>
      <text:p text:style-name="P3"><text:span text:style-name="T22">Der Support ist der Bedarfswelt des Kunden am nächsten, er kennt die, für die Erzielung von Kundenzufriedenheit relevanten Kriterien.</text:span></text:p>
      <text:p text:style-name="P3"><text:span text:style-name="T22">Support und Öffentlichkeitsarbeit bilden eine wichtige Regelgröße im Rahmen <text:line-break/></text:span><text:soft-page-break/><text:span text:style-name="T22">von Lasten- / Pflichtenheft!</text:span></text:p>
      <text:p text:style-name="P3"><text:span text:style-name="T21">Anforderungen</text:span></text:p>
      <text:p text:style-name="P3"><text:span text:style-name="T22">a) im Bedarfsfall ist für den Kunde ohne viel Recherche erkennbar, wie / wo er <text:s/><text:line-break/> <text:s text:c="3"/>Support erhält</text:span></text:p>
      <text:p text:style-name="P3"><text:span text:style-name="T22">b) der Support hört vor allem zu! Er löst keine Probleme, sondern bietet / liefert <text:line-break/> <text:s text:c="3"/>erste Hilfe (Sofortmaßnahmen) oder Perspektiven. Er reicht die Probleme <text:line-break/> <text:s text:c="3"/>hinreichend vorqualifiziert(!) zur Klärung weiter</text:span></text:p>
      <text:p text:style-name="P3"><text:span text:style-name="T22">c) der Problemlöser unterstützt vordringlich die Bereitstellung von Sofortmaß-<text:line-break/> <text:s text:c="3"/>nahmen (sofern nötig), und liefert eine erste Einschätzung ab, wann und in <text:line-break/> <text:s text:c="3"/>welcher Form es eine Lösung geben wird (Perspektiven)</text:span></text:p>
      <text:p text:style-name="P3"><text:span text:style-name="T22">d) das Featuremanagement ist ebenfalls im Support angesiedelt. Viele Probleme <text:line-break/> <text:s text:c="3"/>resultieren aus dem Nichtbekanntsein dessen, was das Produkt kann und <text:line-break/> <text:s text:c="3"/>insbesondere: wie man sich die Features auf einfachem Wege erschließen kann <text:line-break/> <text:s text:c="3"/>(</text:span><text:span text:style-name="T24">how to's</text:span><text:span text:style-name="T22">). Viele Produkte scheitern daran, das sie oft mehr bieten, als sich für <text:line-break/> <text:s text:c="3"/>den Kunde zunächst erschließt, oder der Kunde das Ausprobieren scheut, weil er <text:line-break/> <text:s text:c="3"/>nicht weiß wofür eine Feature gut ist („Kupplungswalzer“?). So seien Produkte <text:line-break/> <text:s text:c="3"/>„nicht so gut“, weil manche Dinge angeblich nicht gehen würden, oder es nicht <text:line-break/> <text:s text:c="3"/>gelingt sie so hinzukriegen, das sie echt was bringen (</text:span><text:span text:style-name="T24">Handling!</text:span><text:span text:style-name="T22">) </text:span></text:p>
      <text:p text:style-name="P3"><text:span text:style-name="T22">e) wegen d) erfolgt im Support auch die Erstellung und Pflege der Produktinfos <text:line-break/> <text:s text:c="3"/>(Beschreibungen, Anleitungen, Infoblätter usw.). Auch die Bereitstellung von <text:line-break/> <text:s text:c="3"/>Beispielscenarien incl. Anleitung, die sicherstellen, das man wirklich zu den <text:line-break/> <text:s text:c="3"/>Vorteilen (die das Produkt auch bietet) gelangt. Dazu gehört insbesondere <text:line-break/> <text:s text:c="3"/>die Betriebskonfiguration des Produktes. Ebenso Daten und Software (updates).</text:span></text:p>
      <text:p text:style-name="P4"/>
      <text:p text:style-name="P5"><text:span text:style-name="T21">Anregungen aus den Forum.....</text:span></text:p>
      <text:p text:style-name="P3"><text:span text:style-name="T34">Sharp57</text:span><text:span text:style-name="T35"><text:line-break/>Bedienerfreundlichkeit ist Nach meinem Dafürhalten ein Garant für kommerziellen Erfolg, Anwender die vor Hürden gestellt werden verlieren die Lust am Decoder und kaufen keinen Zweiten.<text:line-break/>...man sieht gerade bei einem renommierte Hersteller im Forum, dass sich dort sehr großer Unmut über die neue Decodergeneration breit macht.<text:line-break/>..."Programmierung" einfach sein. Wenn ich mir anschaue wie viele Anwender bei dem Lopi V4 schon nicht mehr mitkommen wird mir schlecht. Das ist dann nicht mehr Anwenderfreundlich.<text:line-break/>Also, vergesst nicht den Normalanwender der nicht im stillen Kämmerlein Programmiersprachen erlernen möchte und bezieht diese User in eure Überlegungen mit ein.</text:span></text:p>
      <text:p text:style-name="P3"><text:span text:style-name="T34">Andi</text:span><text:span text:style-name="T35"><text:line-break/>...die größte Stärke des OSD wird sein, das er mit schönen Features aufwarten kann. Solange die Features in Software gegossen werden, ist der Open-Source Ansatz der größte Trumpf, denn die Software ist ja kostenfrei, d.h. je mehr in Software realisiert werden kann, desto größer sind die Marktchancen. Meiner Meinung nach muß der OSD, um Erfolg zu haben in größeren Stückzahlen an den Mann/Frau gebracht werden.</text:span></text:p>
      <text:p text:style-name="P3"><text:span text:style-name="T34">Hampton</text:span><text:span text:style-name="T35"><text:line-break/>Um das für einen breiteren Kundenkreis zugänglich zu machen muss die Programmierung in dem Bereich vergleichsweise einfach gestrickt sein. Meine Idee war deshalb eine vergleichsweise einfach gehaltene Programmierschnittstelle in der eigentlichen Basissoftware</text:span></text:p>
      <text:p text:style-name="P3"><text:span text:style-name="T34">SAH</text:span><text:span text:style-name="T35"><text:line-break/>Gefühlte 85-90% aller Nutzer wollen einen Dekoder, der nach dem Einbau exakt ihre Vorstellungen in mindestens akzeptabler Weise trifft ohne gtoßen Programmieraufwand. ...doch deren Beliebheit hat (siehe Zimo) in gefühlter Weise abgenommen in dem Maße, wie Einstellungen möglich sind (O-Ton ,,Ich will nach dem Einbau nicht noch 5-6 Stunden mit Programmieren verbringen müssen!").</text:span></text:p>
      <text:p text:style-name="P3"><text:span text:style-name="T34">RainerWahnsinn</text:span><text:span text:style-name="T35"><text:line-break/>Ich freue mich jedesmal, wenn ein Firmware-Update neue Funktionen oder Fehlerbereinigungen bringt, und ich meine geliebten Geräte erstmal weiterbehalten kann. Ein Dekoder mit dem das auch möglich ist, würde ich allen anderen gegenüber ganz klar vorziehen. Letzendlich machen die Geräte (auch Dekoder) das Rennen, für die es regelmäßig frische Firmwareupdates gibt, oder angepasste bzw. alternative Firmware. Erst recht, wenn sie noch weitere Features bringen (siehe Fritzbox). </text:span></text:p>
      <text:p text:style-name="P3"><text:span text:style-name="T34">Mobahner</text:span><text:span text:style-name="T35"><text:line-break/>ich bleibe dabei, dass es besser ist, für den OSD gleich auf die zukunftsweisende PluX-Schnittstelle NEM 658 zu setzen...</text:span></text:p>
      <text:p text:style-name="P3"><text:span text:style-name="T34">Peter Müller</text:span><text:span text:style-name="T35"><text:line-break/>Was das "Weichei" unter den Schaltdecodern ist, soll "Frustfrei" bei den Lokdecodern werden.</text:span></text:p>
      <text:p text:style-name="P5"><text:span text:style-name="T21">1.2 Ergebnissicherung</text:span></text:p>
      <text:p text:style-name="P3"><text:span text:style-name="T24">Es gibt Leute, die erzielen ihr Ergebnis fast immer, egal um was es geht</text:span></text:p>
      <text:p text:style-name="P3"><text:span text:style-name="T24">Es gibt Vorgehensweisen, die bewähren sich fast immer, egal um was es geht</text:span><text:span text:style-name="T22"><text:line-break/><text:line-break/>Ein Beispiel ;-):</text:span></text:p>
      <text:p text:style-name="P3"><text:span text:style-name="T22">Produzent: </text:span><text:span text:style-name="T32">... wie gelang es Ihnen, das Produkt so schnell und passgenau zu entwickeln ?<text:line-break/></text:span><text:span text:style-name="T22">Entwickler: </text:span><text:span text:style-name="T32">... wir hatten Anfangs einen riesen Berg an Schwierigkeiten und Unwägbarkeiten vor uns. <text:line-break/>Da entschlossen wir uns lieber mit dem anzufangen, was am Ende bei rauskommen sollte...</text:span></text:p>
      <text:p text:style-name="P3"><text:span text:style-name="T21">Anforderungen</text:span></text:p>
      <text:p text:style-name="P3"><text:span text:style-name="T22">Das Produkt muss </text:span></text:p>
      <text:p text:style-name="P3"><text:span text:style-name="T22">a. frühestmöglich in „erstmals technisch funktionierender Rohform“ verfügbar <text:line-break/> <text:s text:c="2"/>werden</text:span></text:p>
      <text:p text:style-name="P3"><text:span text:style-name="T22">b) schrittweise </text:span><text:span text:style-name="T24">weiterentwickelt</text:span><text:span text:style-name="T22"> werden (fortgesetzte Zyklen von: <text:line-break/> <text:s text:c="3"/>Teststellung, Evaluierung, Entscheidung, Spezifizierung, Umsetzung)<text:line-break/><text:line-break/>Der Entwicklungsprozess muss folgenden Anforderungen genügen</text:span></text:p>
      <text:p text:style-name="P3"><text:span text:style-name="T22">c) fortgesetzte </text:span><text:span text:style-name="T24">Ausgestaltung</text:span><text:span text:style-name="T22"> der Lasten (was konkret wofür) und Pflichten <text:line-break/> <text:s text:c="3"/>(wie konkret womit)</text:span></text:p>
      <text:p text:style-name="P3"><text:span text:style-name="T22">d) Abwägung und Entscheidung der Details anhand der zuvor festgelegten Kriterien</text:span></text:p>
      <text:p text:style-name="P3"><text:span text:style-name="T22">e) prozessbegleitender Ausbau des Produktsupports (gleich von Anfang an)</text:span></text:p>
      <text:p text:style-name="P3"><text:span text:style-name="T21">1.21 Zeitrahmen</text:span></text:p>
      <text:p text:style-name="P3"><text:span text:style-name="T22">Ein Projekt darf einfach nicht zu lange dauern. Kein Produkt darf zu lange auf <text:line-break/>sich warten lassen. Es gibt zu beachtende Verkaufssaisons. Neue Produktoffensiven konkurrierender Hersteller... Für softwaregestützte Produkte (Firmware, Client-software, Treibersoftware) sind Nacharbeitungszeiten und Support bei Markt und Kunde akzeptiert.</text:span></text:p>
      <text:p text:style-name="P3"><text:span text:style-name="T22">Daraus folgt:</text:span></text:p>
      <text:p text:style-name="P3"><text:span text:style-name="T22">1. </text:span><text:span text:style-name="T21">Termin 1:</text:span><text:span text:style-name="T22"> das Produkt wird </text:span><text:span text:style-name="T26">ab Okt. 2013</text:span><text:span text:style-name="T22"> verfügbar (alternativ ab März 2014)</text:span></text:p>
      <text:p text:style-name="P3"><text:span text:style-name="T22">2. </text:span><text:span text:style-name="T21">Termin 2:</text:span><text:span text:style-name="T22"> die Nacharbeiten zur Software sind spätestens 3 Monate nach der <text:line-break/> <text:s text:c="3"/>Markteinführung abgeschlossen: </text:span><text:span text:style-name="T26">Ende Jan. 2014</text:span></text:p>
      <text:p text:style-name="P3"><text:span text:style-name="T22">3. </text:span><text:span text:style-name="T21">Termin 3:</text:span><text:span text:style-name="T22"> der Ausbau der Features (Firmware, Treiber-/Programmupdates)<text:line-break/></text:span><text:soft-page-break/><text:span text:style-name="T22"> <text:s text:c="3"/>erfolgt </text:span><text:span text:style-name="T26">ab Febr. 2014<text:line-break/><text:line-break/></text:span><text:span text:style-name="T21">Anforderungen</text:span></text:p>
      <text:p text:style-name="P3"><text:span text:style-name="T22">f) <text:s/>es ist nur das umzusetzen, was das Produkt zwingend bieten / können muss <text:line-break/> <text:s text:c="4"/>und zum Termin sicher realisierbar ist (siehe </text:span><text:span text:style-name="T24">Mindestproduktreife</text:span><text:span text:style-name="T22">). <text:line-break/> <text:s text:c="4"/>Alles was diese Termine (einzeln oder in Summe) oder die Erzielung der <text:line-break/> <text:s text:c="4"/></text:span><text:span text:style-name="T24">Mindestproduktreife </text:span><text:span text:style-name="T22">gefährdet, muss unterbleiben (siehe Abwägungskriterien)</text:span></text:p>
      <text:p text:style-name="P3"><text:span text:style-name="T22">g) <text:s/>die Realisierung ist so zu konzeptionieren, dass die Umsetzungsarbeiten <text:line-break/> <text:s text:c="4"/>zu und innerhalb den vorgesehenen Zeitfenstern erfolgen kann</text:span></text:p>
      <text:p text:style-name="P3"><text:span text:style-name="T22">h) <text:s/>Support und Öffentlichkeitsarbeit sind begleitend mit auszubauen bzw.<text:line-break/> <text:s text:c="4"/>zu unterstützen <text:s/></text:span></text:p>
      <text:p text:style-name="P3"><text:span text:style-name="T21"><text:line-break/>1.3 Mindestproduktreife </text:span></text:p>
      <text:p text:style-name="P3"><text:span text:style-name="T22">Die Wort „</text:span><text:span text:style-name="T24">Mindestproduktreife</text:span><text:span text:style-name="T22">“ wird hier stellvertretend für einen zuvor <text:line-break/>verbindlich festzulegenden, </text:span><text:span text:style-name="T26">mindestens</text:span><text:span text:style-name="T22"> zu erzielenden Reifegrad eines Produkt verwendet, der zur Markteinführung </text:span><text:span text:style-name="T26">zwingend</text:span><text:span text:style-name="T22"> erfüllt sein muss. <text:line-break/><text:line-break/>Obwohl aus den Erfordernissen für Markteinführung und Erfolgs-/Ergebnissicherung direkt resultierend, existiert für diesen zentralen Aspekt immer noch kein etabliertes Begriffswort! Das soll uns jedoch nicht davon abhalten, diese für Lasten-/ Pflichtenheft so zentrale Regelgröße nicht mit einem Namen zu versehen.</text:span></text:p>
      <text:p text:style-name="P3"><text:span text:style-name="T21">Anforderungen</text:span></text:p>
      <text:p text:style-name="P3"><text:span text:style-name="T22">a) <text:s/>das Produkt muss zum Verkaufstermin schon Vorzüge bieten, die einen echten <text:line-break/> <text:s text:c="4"/>Kaufgrund darstellen</text:span></text:p>
      <text:p text:style-name="P3"><text:span text:style-name="T22">b) <text:s/>für den Kunde müssen Kriterien ersichtlich werden, das ein Kauf (schon jetzt)<text:line-break/> <text:s text:c="4"/>eine empfehlenswerte Investition darstellt</text:span></text:p>
      <text:p text:style-name="P3"><text:span text:style-name="T22">c) <text:s/>die Ausbau- und Erweiterungsoptionen sowie die problemlose Integration des <text:line-break/> <text:s text:c="4"/>Dekoders in die bestehende Modelbahnanlage und die Verfügbarkeit von <text:line-break/> <text:s text:c="4"/>verlässlichem Support müssen klar dargelegt sein</text:span></text:p>
      <text:p text:style-name="P3"><text:span text:style-name="T22">Die genaue Spezifikation der Mindestproduktreife (MPR) erfolgt unter §30 Produkt-zuschnitt. </text:span></text:p>
      <text:p text:style-name="P5"><text:span text:style-name="T21">1.4 Kriterienabwägung <text:s/></text:span><text:span text:style-name="T22">(Schlüsselkriterien, vor-/nachrangige Kriterien)</text:span></text:p>
      <text:p text:style-name="P3"><text:span text:style-name="T22">Entwicklungsprozesse kennzeichnen sich vor allem durch folgendes Merkmal: <text:line-break/></text:span><text:span text:style-name="T24">die eigentlichen Fragen kommen erst noch...</text:span></text:p>
      <text:p text:style-name="P3"><text:span text:style-name="T22">Es bedarf daher einer vorherigen Festlegung der abzuwägenden Kriterien.<text:line-break/><text:line-break/></text:span><text:span text:style-name="T21">Anforderungen</text:span></text:p>
      <text:p text:style-name="P3"><text:span text:style-name="T22">Im Bedarfsfall sind diejenigen Maßnahmen / Entscheidungen zu bevorzugen,<text:line-break/>die folgenden Kriterien besonders entgegenkommen (Positivsicht mit absteigender Priorität)</text:span></text:p>
      <text:p text:style-name="P3"><text:span text:style-name="T29">Kriterien</text:span><text:span text:style-name="T22"><text:tab/><text:tab/><text:tab/><text:tab/><text:tab/><text:tab/></text:span></text:p>
      <text:p text:style-name="P3"><text:span text:style-name="T22">die Maßnahme bzw. Entscheidung …<text:line-break/>a. wirkt sich förderlich auf die MPR-Erzielung aus<text:line-break/>b. fördert die Erfolgssicherung<text:tab/>(speziell/allgemein)<text:line-break/>c. fördert die Ergebnissicherung (speziell/allgemein)<text:line-break/>d. verkürzt / vereinfacht den Entwicklungsprozess<text:line-break/>e. eröffnet Lösungsalternativen /erweiterte Möglichkeiten<text:line-break/>f. <text:s/>erspart Aufwände / Kosten <text:line-break/>g. bringt zusätzliche Features / Effekte <text:s/></text:span></text:p>
      <text:p text:style-name="P3"><text:span text:style-name="T22">Alles was diese Kriterien einzeln / in Summe negativ beeinträchtigt, erfordert eine </text:span><text:span text:style-name="T24">zeitnahe Darlegung und Abstimmung</text:span><text:span text:style-name="T22">.</text:span></text:p>
      <text:p text:style-name="P3"><text:span text:style-name="T21">Anregungen aus den Forum.....</text:span></text:p>
      <text:p text:style-name="P3"><text:span text:style-name="T34">Peter Müller<text:line-break/></text:span><text:span text:style-name="T35">Vielleicht zwei Decoder entwickeln: einen schlichten robusten Decoder zuerst, um bekannt zu werden; und dann einen ambitionierten Decoder...</text:span></text:p>
      <text:p text:style-name="P3"><text:span text:style-name="T34">michl080/Michael</text:span><text:span text:style-name="T35"><text:line-break/>Und das muss alles immer im Decoder sein? Genaugenommen fährt doch jeder Anwender EIN Protokoll.</text:span></text:p>
      <text:p text:style-name="P3"><text:span text:style-name="T34">RainerWahnsinn</text:span><text:span text:style-name="T35"><text:line-break/>Ich meine, dass eine erste fette Hürde genommen wäre, wenn man in absehbarer Zeit "zumindest" eine low-level API für die weitere Firmwareentwicklung hinbekäme. So als ersten Meilenstein. </text:span></text:p>
      <text:p text:style-name="P3"><text:span text:style-name="T34">bahnix/Sven</text:span><text:span text:style-name="T35"><text:line-break/>Von einem OpenSource Dekoder erwarte ich, daß er zunächst einmal Standards einhalten kann. Für eine neue exklusive Richtung wird er vom Start weg nicht die Kraft haben, alles Etablierte beiseite zu schieben. </text:span></text:p>
      <text:p text:style-name="P3"><text:span text:style-name="T21">§10 Bedarfssituation allgemein</text:span></text:p>
      <text:p text:style-name="P3"><text:soft-page-break/><text:span text:style-name="T21"><text:line-break/>1a. Abnehmer</text:span></text:p>
      <text:p text:style-name="P3"><text:span text:style-name="T22">Es gibt Modelleisenbahner, die</text:span></text:p>
      <text:p text:style-name="P3"><text:span text:style-name="T22">a. <text:tab/>keinen Lokdekoder kaufen oder verbauen möchten. Gekauft wird die Lok, <text:tab/>welche herstellerseitig schon mit einem Dekoder ausgestattet ist, und den <text:tab/>gewünschten Funktionsumfang (oft hardwaregebunden) gleich mitbringt</text:span></text:p>
      <text:p text:style-name="P3"><text:span text:style-name="T22">b. <text:tab/>Lokdekoder ihrer Wahl kaufen und diesen selbst einbauen möchten oder <text:tab/>einbauen lassen, jedoch ganz spezifische Anforderungen an einen <text:line-break/><text:tab/>Lokdekoder stellen </text:span></text:p>
      <text:p text:style-name="P3"><text:span text:style-name="T22">c. <text:tab/>ihre Dekoder durch neue ablösen, oder weitere hinzu erwerben möchten. <text:line-break/> <text:s text:c="8"/>ganzheitliche bzw. gesamtwirtschaftliche Aspekte stehen im Vordergrund</text:span></text:p>
      <text:p text:style-name="P3"><text:span text:style-name="T22">d. <text:tab/>noch zögern ihre Modelleisenbahn zu digitalisieren, dies ablehnen oder damit <text:tab/>anfangen wollen, es fehlen noch überzeugende Merkmale, es liegen Hürden <text:tab/>vor, die Wahl fällt schwer, man ist sich noch nicht sicher </text:span></text:p>
      <text:p text:style-name="P3"><text:span text:style-name="T22">e. <text:tab/>einen nicht näher definierten Bedarf an Lokdekodern haben (Studienzwecke, <text:line-break/><text:tab/>technisch Interessierte usw.)</text:span></text:p>
      <text:p text:style-name="P3"><text:span text:style-name="T21"><text:line-break/>1b. Anbieter</text:span></text:p>
      <text:p text:style-name="P3"><text:span text:style-name="T22">Es gibt gewerbliche Ausstatter / Umrüster und Verkäufer, die</text:span></text:p>
      <text:p text:style-name="P3"><text:span text:style-name="T22">f. <text:tab/>selber keine Lokdekoder herstellen (oder herstellen lassen), sondern die <text:line-break/> <text:s text:c="8"/>für Ihr Modelleisenbahnprodukt / Sortiment geeigneten Lokdekoder direkt <text:line-break/> <text:s text:c="8"/>vom Hersteller (OEM) oder über Zwischenhändler beziehen und verbauen</text:span></text:p>
      <text:p text:style-name="P3"><text:span text:style-name="T21"><text:line-break/>1.1 Zielgruppen</text:span></text:p>
      <text:p text:style-name="P3"><text:span text:style-name="T22">Die Gruppen a.,b.,e. fallen aus. Ihr Bedarf ist zu fallspezifisch bzw. anderweitig.</text:span></text:p>
      <text:p text:style-name="P3"><text:span text:style-name="T22">Die Gruppen </text:span><text:span text:style-name="T21">c., d. </text:span><text:span text:style-name="T22">und</text:span><text:span text:style-name="T21"> f.</text:span><text:span text:style-name="T22"> erfordern eine nähere Betrachtung.<text:line-break/><text:line-break/></text:span></text:p>
      <text:p text:style-name="P5"><text:span text:style-name="T21">Gruppe c: </text:span><text:span text:style-name="T26">Fortgeschrittene</text:span></text:p>
      <text:p text:style-name="P3"><text:span text:style-name="T22">Dieser Interessentenkreis kennzeichnet sich durch folgende Merkmale:<text:line-break/><text:line-break/>- <text:s/>die Entscheidung zur digitalen Modellbahnanlage ist (längs) getroffen<text:line-break/>- <text:s/>Bereitschaft für Investitionen, auch größeren Umfangs bzw. wiederkehrend <text:line-break/>- <text:s/>die ganzheitlichen bzw. gesamtwirtschaftlichen Aspekte stehen im Mittelpunkt<text:line-break/>- <text:s/>hat eine </text:span><text:span text:style-name="T24">„komplette“</text:span><text:span text:style-name="T22"> <text:s/>kleine, oder mittelgroße Anlage bzw. Großanlage<text:line-break/>- <text:s/>ist organisiert (Vorsitz oder Mitglied eines Clubs/Vereins, Forum, Familie)<text:line-break/>- <text:s/>ist erfahren und sehr gut informiert (auch speziell)</text:span></text:p>
      <text:p text:style-name="P3"><text:span text:style-name="T21">Bedarf</text:span></text:p>
      <text:p text:style-name="P3"><text:span text:style-name="T22">Dekoder eine ganzheitliche bzw. gesamtwirtschaftliche Lösung unterstützen.</text:span></text:p>
      <text:p text:style-name="P3"><text:span text:style-name="T22">- <text:s/>Einheitlichkeit, Verwaltbarkeit und Wartbarkeit der Dekoderflotte<text:line-break/>- <text:s/>Überschaubarkeit der technischen Möglichkeiten und Funktionalitäten<text:line-break/>- <text:s/>einfache, praxisnahe, rationelle Konfigurierung und Aktualisierung <text:line-break/>- <text:s/>durchgängige Abdeckung der wichtigsten Betriebsfunktionen <text:line-break/>- <text:s/>technische Zuverlässigkeit, Integrität und Kompatibilität (einer für alles)<text:line-break/>- <text:s/>Beständigkeit, Erweiterbarkeit und Offenheit der Produkte (Investitionsschutz)<text:line-break/><text:line-break/></text:span><text:span text:style-name="T21">Anforderungen</text:span></text:p>
      <text:p text:style-name="P3"><text:span text:style-name="T22">Dekoder die den Erfordernissen einer Großanlage entsprechen:</text:span></text:p>
      <text:p text:style-name="P3"><text:span text:style-name="T22">- <text:s/>vielseitige Verwendbarkeit (Fahren, Schalten, Melden)<text:line-break/> <text:s text:c="2"/>(Firmware auswechselbar / aktualisierbar / konfigurierbar)<text:line-break/>- <text:s/>gute Erweiterbarkeit (vorbereitet für Zusatzfunktionen, Sound, Funk, etc.)<text:line-break/>- <text:s/>Stabilität (hohe Strombelastbarkeit, Kurzschlussfest, Stromspeicher)<text:line-break/>- <text:s/>unterstützt alle Motortypen, gute Motor-/Servosteuerung<text:line-break/>- <text:s/>leicht einbaubar / integrierbar (genormte Steckverbindungen)<text:line-break/>- <text:s/>leichte Inbetriebnahme (gute Default- / Autokonfiguration)<text:line-break/>- <text:s/>zuverlässiger Betrieb, Rückmeldung, Lastregelung<text:line-break/>- <text:s/>firmwaregestützte Funktionen für Verwaltung, Konfiguration, Diagnose</text:span></text:p>
      <text:p text:style-name="P3"><text:span text:style-name="T21">Gruppe d1: </text:span><text:span text:style-name="T26">Einsteiger</text:span></text:p>
      <text:p text:style-name="P3"><text:span text:style-name="T22">Dieser Interessentenkreis kennzeichnet sich durch folgende Merkmale:<text:line-break/><text:line-break/>- <text:s/>die Entscheidung zur digitalen Modellbahnanlage ist (jüngst) getroffen<text:line-break/>- <text:s/>Bereitschaft für Investitionen, kleineren Umfangs und fortgesetzt<text:line-break/>- <text:s/>die offenbleibende und schrittweise Erschließung des digitalen Betriebs steht <text:line-break/></text:span><text:soft-page-break/><text:span text:style-name="T22"> <text:s text:c="2"/>im Mittelpunkt<text:line-break/>- <text:s/>hat ein digitales Startset, eine kleine Altanlage, ist auf dem Weg zur ersten <text:line-break/> <text:s text:c="2"/>(teilkompletten) Kleinanlage<text:line-break/>- <text:s/>ist noch nicht organisiert (Single-Hobby, Familie, Mitgliedschaft eines Clubs / <text:line-break/> <text:s text:c="2"/>Vereins oder eines Forums steht an)<text:line-break/>- <text:s/>hat noch wenig Erfahrung (oder welche von früher), recherchiert, probiert, lernt</text:span></text:p>
      <text:p text:style-name="P3"><text:span text:style-name="T21">Bedarf</text:span></text:p>
      <text:p text:style-name="P3"><text:span text:style-name="T22">Dekoder die einen offenbleibenden, schrittweisen Digitalausbau ermöglichen.</text:span></text:p>
      <text:p text:style-name="P3"><text:span text:style-name="T22">- <text:s/>Offenheit und Verträglichkeit zu weitverbreiteten, etablierten, und gängigen <text:s/><text:line-break/> <text:s text:c="2"/>technischen Lösungen (keinen Weg verbauen, nicht zu schnell / zu eng binden)<text:line-break/>- <text:s/>weitgehende Nutzbarkeit / Wiederverwendbarkeit bisheriger Technik <text:line-break/> <text:s text:c="2"/>(Abwärtskompatibilität: Altbestände, Gebrauchtwarenmarkt !)<text:line-break/>- <text:s/>leichte Überschaubarkeit und Nachvollziehbarkeit der technischen Möglichkeiten <text:line-break/> <text:s text:c="2"/>(was geht? Womit geht es? Wie geht es? Verfügbarkeit von Beispielen)<text:line-break/>- <text:s/>Schlüsselinvestitionen (eröffnet / erweitert Möglichkeiten für wenig Geld)<text:line-break/>- <text:s/>einfache, sichere und unmittelbare Ergebniserzielung („dranklemmen und gut“)<text:line-break/>- <text:s/>potentielle Erweiterbarkeit (Aufwärtskompatibilität: vorbereitet für aktuelle bzw. <text:line-break/> <text:s text:c="2"/>angekündigte Funktionalitäten: Sound, Funk, etc.)</text:span></text:p>
      <text:p text:style-name="P3"><text:bookmark text:name="__DdeLink__37_608147738"/><text:span text:style-name="T21">Anforderungen</text:span></text:p>
      <text:p text:style-name="P3"><text:span text:style-name="T22">Dekoder die den Erfordernissen einer werdenden Klein-/Mittelanlage entsprechen:</text:span></text:p>
      <text:p text:style-name="P8"><text:span text:style-name="T22">- <text:s/></text:span><text:span text:style-name="T24">Plug &amp; Play (d.h. Die CV-Einstellungen brauchen in zentralen Punkten nicht mehr verändert werden).</text:span></text:p>
      <text:p text:style-name="P8"><text:span text:style-name="T24">- <text:s/>Kompatibilität mit den vorhandenen Zentralen</text:span></text:p>
      <text:p text:style-name="P8"><text:span text:style-name="T24">- <text:s/>leichte Austauschbarkeit (Schnittstelle!)</text:span></text:p>
      <text:p text:style-name="P3"><text:bookmark text:name="__DdeLink__37_6081477381"/><text:span text:style-name="T21">Gruppe d2: </text:span><text:span text:style-name="T26">Klassiker</text:span></text:p>
      <text:p text:style-name="P3"><text:span text:style-name="T22">Dieser Interessentenkreis kennzeichnet sich durch folgende Merkmale:</text:span></text:p>
      <text:p text:style-name="P3"><text:span text:style-name="T22">- <text:s/></text:span><text:span text:style-name="T24">keine</text:span><text:span text:style-name="T22"> Entscheidung zur digitalen Modellbahnanlage (hat trifftige Gründe)<text:line-break/>- <text:s/>die Bereitschaft für Investitionen (Digitaltechnik), ist eher eine unfreiwillige <text:line-break/> <text:s text:c="3"/>(Fahrtrichtungsumschalter), oder eine lang abwägende, zögerliche<text:line-break/>- <text:s/>der Erhalt der liebgewonnen Altanlage steht im Mittelpunkt, Neuerungen sofern <text:line-break/> <text:s text:c="2"/>passend und tauglich<text:line-break/>- <text:s/>hat eine gewachsene, mittelgroße Altanlage oder größer, alles ist aufeinander <text:line-break/> <text:s text:c="2"/>abgestimmt z.T. sehr hoher Automatisierungsgrad, sehr raffinierte technische <text:line-break/> <text:s text:c="2"/>Lösungen, hoher Anspruch an solide, integrative und verlässliche Technik<text:line-break/></text:span><text:soft-page-break/><text:span text:style-name="T22">- <text:s/>war schon bzw. ist noch organisiert (Freunde, Familie, passives Mitglied eines <text:line-break/> <text:s text:c="2"/>Vereins/Clubs, eines Forums)<text:line-break/>- <text:s/>hat sehr viel Erfahrung, sehr umfangreiche und spezielle Kenntnisse, beobachtet <text:line-break/> <text:s text:c="2"/>Entwicklungen, interessiert sich für Migrationslösungen</text:span></text:p>
      <text:p text:style-name="P3"><text:span text:style-name="T21">Bedarf</text:span></text:p>
      <text:p text:style-name="P3"><text:span text:style-name="T22">Dekoder die Ersatz- und Modernisierungsmöglichkeiten für analogen Anlagen bieten.</text:span></text:p>
      <text:p text:style-name="P3"><text:span text:style-name="T22">- <text:s/>Optionen für punktuelle Einsetzbarkeit (setzt kein weiteren Digitalausbau voraus)<text:line-break/>- <text:s/>weitgehende Erhaltung von Wert, Originalität und Marke (z.B. kein Motorwechsel)<text:line-break/>- <text:s/>technische Integrität und Kompatibilität zur analogen Technik<text:line-break/>- <text:s/>technische Einfachheit, Robustheit, Verlässlichkeit (Plug &amp; Play)<text:line-break/>- <text:s/>…..<text:line-break/><text:line-break/></text:span><text:span text:style-name="T21">Anforderungen</text:span></text:p>
      <text:p text:style-name="P3"><text:span text:style-name="T22">Dekoder, die den Erfordernissen zur Erhaltung einer Altanlage entsprechen:</text:span></text:p>
      <text:p text:style-name="P9"><text:span text:style-name="T23">- </text:span><text:span text:style-name="T25">vollständige Kompatibilität mit den Anlagengegebenheiten</text:span></text:p>
      <text:p text:style-name="P9"><text:span text:style-name="T23">- </text:span><text:span text:style-name="T25">keine merklichen, betrieblichen Nachteile gegenüber analoger Ausstattung mit <text:s/>Relais</text:span></text:p>
      <text:p text:style-name="P9"><text:span text:style-name="T23">- </text:span><text:span text:style-name="T25">auf das jeweilige Modell abgestimmte Parameter, sodass Programmierung weitgehend entfällt</text:span></text:p>
      <text:p text:style-name="P9"><text:span text:style-name="T25">- direkt vergleichbare Fahreigenschaften zwischen digital und analog, damit eine ggf. umständliche Programmierung für jedes System nicht einzeln erfolgen muss.</text:span></text:p>
      <text:p text:style-name="P9"><text:span text:style-name="T25">- vollständige Einstellbarkeit analoger Eigenschaften (vor allem Geschwindigkeit) für das ggf. vorhandene, gemeinsame Betriebskonzept</text:span></text:p>
      <text:p text:style-name="P4"/>
      <text:p text:style-name="P3"><text:span text:style-name="T21">Gruppe f: </text:span><text:span text:style-name="T26">Ausstatter, Umbauer und Verkäufer</text:span></text:p>
      <text:p text:style-name="P3"><text:span text:style-name="T22">Dieser Interessentenkreis kennzeichnet sich durch folgende Merkmale:</text:span></text:p>
      <text:p text:style-name="P3"><text:span text:style-name="T22">- <text:s/>die Entscheidung zu digitalen Modellbahnprodukten ist obligatorisch<text:line-break/>- <text:s/>die Bereitschaft für Investitionen (Digitaltechnik) ist grundsätzlich da, <text:line-break/> <text:s text:c="2"/>orientiert sich jedoch stark an Nachfrage, Passung und Eignung (geschäftlich), <text:line-break/> <text:s text:c="2"/>Kosten und Aufwand, Zugewinn an Werten (auch immateriell) <text:line-break/>- <text:s/>die Optimierung des Sortiments auf möglichst geschäftstaugliche, beständige<text:line-break/> <text:s text:c="2"/>und zukunftsoffene Produkte (Produktlinien) sowie verlässliche Lieferanten / <text:line-break/></text:span><text:soft-page-break/><text:span text:style-name="T22"> <text:s text:c="2"/>Supporter steht im Mittelpunkt, Neuerungen sofern vielversprechend<text:line-break/>- <text:s/>hat Schau- oder Vorführanlagen, präsentiert neue technische Lösungen,<text:line-break/> <text:s text:c="2"/>hoher Anspruch an interessante, überzeugende und innovative Technik <text:line-break/>- <text:s/>ist gut organisiert und informiert (Verbände, Messen, unterstützt Vereine, <text:s/><text:line-break/> <text:s text:c="2"/>nimmt an Foren und Veranstaltungen teil, ist Aussteller, Publiziert, etc.)</text:span></text:p>
      <text:p text:style-name="P3"><text:span text:style-name="T21">Bedarf</text:span></text:p>
      <text:p text:style-name="P3"><text:span text:style-name="T22">Dekoder die eine flexible und weite Einsetzbarkeit bieten und einen Einbaustandard ermöglichen (universeller Ausstattungsdekoder / Volksdekoder) </text:span></text:p>
      <text:p text:style-name="P3"><text:span text:style-name="T22">- <text:s/>technische Transparenz, sichere Verfügbarkeit, langfristige Planbarkeit<text:line-break/>- <text:s/>leicht einbaubar / integrierbar, robust<text:line-break/>- <text:s/>geringer Aufwände für Einbau und Konfiguration<text:line-break/>- <text:s/>genug Leistungspotential und technische Ausstattung für Produktvarianten <text:s/><text:line-break/>- <text:s/>softwaregestützte Ausbaufähigkeit der Funktionen und Features<text:line-break/>- <text:s/>erforderliche Gütesiegel, Konfirmität und Normentreue<text:line-break/>- <text:s/>….<text:line-break/><text:line-break/></text:span><text:span text:style-name="T21">Anforderungen</text:span></text:p>
      <text:p text:style-name="P3"><text:span text:style-name="T22">Dekoder, die den Erfordernissen für gewerbliche Produktausstattung entsprechen:</text:span></text:p>
      <text:p text:style-name="P3"><text:span text:style-name="T22">- <text:s/></text:span><text:span text:style-name="T24">noch zu befllen...</text:span></text:p>
      <text:p text:style-name="P5"><text:span text:style-name="T21">Anregungen aus den Forum.....</text:span></text:p>
      <text:p text:style-name="P3"><text:span text:style-name="T34">Münchner Kindle</text:span><text:span text:style-name="T35"><text:line-break/>Also, ich plädiere weiterhin für einen Lokdecoder auf einer breiten Basis mit vielen Ausgängen und SUSI-Schnittstelle. Wenn wir erstmal superduper Fahreigenschaften hinbekommen und elementare Funktionen implementiert haben können wir immer noch weiterträumen. ...Also ähnlich wie die individuelle Geschwindigkeitskennlinie sollte es zwei frei und individuell definierbare Effekte geben, die man über CVs definieren kann.</text:span></text:p>
      <text:p text:style-name="P3"><text:span text:style-name="T34">Peter Müller</text:span><text:span text:style-name="T35"><text:line-break/>Einen "Volksdecoder" hatte ich mir vorgestellt: robust, einfach, kann in jeder Umgebung eingesetzt werden. Vor allem kein Firlefanz, damit die wenigen zugesicherten Eigenschaften auch unter schwierigen Bedingungen stets gegeben sind. </text:span></text:p>
      <text:p text:style-name="P3"><text:span text:style-name="T34">Rainer</text:span><text:span text:style-name="T35"><text:line-break/>Ein Volksdecoder der zwar hardwaremäßig eine I²-Bus und eine Zugbus-Schnittstelle besitz, diese aber nicht nutzt. Dieser sollte eine Firmware XY haben, wobei die Parameter leicht und verständlich veränderbar sein sollten.</text:span></text:p>
      <text:p text:style-name="P3"><text:span text:style-name="T34">Humungus1600/Bernd:</text:span><text:span text:style-name="T35"><text:line-break/>Einen Multiprotokol Lokdecoder mit Lastregelung Für AC Motoren das fehlt nämlich in eurem Sortiment wenn der unter 20 Euro zu haben ist wäre das klasse. Den meisten meiner Kunden sind die 40 Euro für das konkurenzprodukt zuviel, es kommen ja schliesslich noch die Kosten für den umbau hinzu. Ein Grossteil der Kunden ist im Rentenalter, wollen oder können aber nicht soviel geld ausgeben für einen teuren Decoder mit Regelung, nach dem umbau kommt es ziemlich häufig zu reklamationen, weil die Loks in Steigungen und wegen mangelhafter Spannung am Gleis natürlich nicht mehr weiter kommen, das alles trotz Aufklärung über Decoder ohne Regelung und schlechte Spannung im Gleis, das bedeutet für mich und meinen Händler natürlich immer unnötige Diskusionen.</text:span></text:p>
      <text:p text:style-name="P3"><text:span text:style-name="T34">Mobahner</text:span><text:span text:style-name="T35"><text:line-break/>PS: Viel wichtiger im Zusammenhang mit dem OSD sind eigentlich die Eingänge, dass der Dekoder endlich mal die Augen aufmacht und nicht mehr Blind in der Gegend rumfährt. Ich möchte also weg von proprietären (teuren) Komponenten (warum benötigt man 15 verschiedene Dekoder-Programmer?), hin zur Nutzung von am Markt etablierten (günstigen) Geräten. Sprich weg von dem eingefahrenen Denken (CVs), weg von Altlasten (Rückmeldung, Regelung, Austastlücke, weitere Kabel trotz Schnittstelle, hastenichgesehen usw.). </text:span></text:p>
      <text:p text:style-name="P3"><text:span text:style-name="T34">Alter Schwede II/Erich</text:span><text:span text:style-name="T35"><text:line-break/>Ganz oben steht bei mir, egal was für ein Decoder entwickelt wird, Kompatibilität. </text:span></text:p>
      <text:p text:style-name="P3"><text:span text:style-name="T34">Heinrich</text:span><text:span text:style-name="T35"><text:line-break/>ich würde mir von einem OpenSourche Decoder wünschen, daß er eine Sound-Nachrüstungsoption hat, ... Ich müßte mich dann bei der Digitalisierung älterer Loks nicht mehr vorab entscheiden.....</text:span></text:p>
      <text:p text:style-name="P3"><text:span text:style-name="T34">Stefan Kraus<text:line-break/></text:span><text:span text:style-name="T35">Mir wäre wichtig, dass der Dekoder alles bietet, was auf der MTC21 (und der Plux22) zu finden ist.</text:span></text:p>
      <text:p text:style-name="P3"><text:span text:style-name="T34">RainerWahnsinn </text:span><text:span text:style-name="T35"><text:line-break/>...die Mehrheit "will" wahrscheinlich nur einen Dekoder, weil der Digitalbetrieb einfach einen </text:span><text:soft-page-break/><text:span text:style-name="T35">voraussetzt. Und hat sich dann damit abzufinden, das neben dem Lichtumbau auch noch ein Motorumbau hinzukommt. Um dafür aber auch teure Lokdekoder einbauen zu können. Und noch mehr Geld, wenn er Zusatzfunktionen will (Funktionsdekoder). Die Ersparnis eines Motorumbaus und eines Permanentmagneten wäre für Digitaleinsteiger (mit großem Analogfuhrpark und Wunsch auf Lastregelung) schon eine enorme Erleichterung...</text:span></text:p>
      <text:p text:style-name="P3"><text:span text:style-name="T34">Samy1981/Thomas</text:span><text:span text:style-name="T35"><text:line-break/>Ich würde auch eher mal Richtung "Volksdecoder" gehen, einfach und Robust, sozusagen unkaputbar und günstig. <text:s/></text:span></text:p>
      <text:p text:style-name="P3"><text:span text:style-name="T34">Weichenputzer</text:span><text:span text:style-name="T35"><text:line-break/>Als Ergänzung wünsche ich mir eine Einbau- und Bedienungsanleitung, die verständlich und vollständig ist.</text:span></text:p>
      <text:p text:style-name="P3"><text:span text:style-name="T34">Walker/Rene</text:span><text:span text:style-name="T35"><text:line-break/>Es gibt auf dem Markt jedenfalls keinen Multiprotokolllokdecoder mit betriebssicherer Pufferung.</text:span></text:p>
      <text:p text:style-name="P3"><text:span text:style-name="T34">Humungus1600/Bernd:</text:span><text:span text:style-name="T35"><text:line-break/>Einen Multiprotokol Lokdecoder mit Lastregelung Für AC Motoren das fehlt nämlich in eurem Sortiment wenn der unter 20 Euro zu haben ist wäre das klasse. </text:span></text:p>
      <text:p text:style-name="P3"><text:span text:style-name="T34">Andi</text:span><text:span text:style-name="T35"><text:line-break/>Soundprojekte...Man sollte den Spielwert des oben genannten nicht unterschätzen. Einfache Bedienung der Software vorrausgesetzt, kann ich mir gut vorstellen, daß das Erstellen bzw. Optimieren bestehender Soundprojekte richtig Spaß machen kann.</text:span><text:span text:style-name="T22"><text:line-break/></text:span></text:p>
      <text:p text:style-name="P5"><text:span text:style-name="T21">§20 Anforderungen konkreter Praxis</text:span></text:p>
      <text:p text:style-name="P3"><text:span text:style-name="T22">Die Inhalte hier sollen gewährleisten, dass das Produkt möglichst </text:span><text:span text:style-name="T21">praxisgerecht</text:span><text:span text:style-name="T22"> ausfällt (</text:span><text:span text:style-name="T24">Forumsbeiträge zum Thema Dekoder und Praxis</text:span><text:span text:style-name="T22">)<text:line-break/></text:span></text:p>
      <text:p text:style-name="P3"><text:span text:style-name="T21">1. Einkaufspraxis</text:span></text:p>
      <text:p text:style-name="P3"><text:span text:style-name="T21">Erfordernisse<text:line-break/></text:span><text:span text:style-name="T22">Beschreibung...</text:span></text:p>
      <text:p text:style-name="P3"><text:span text:style-name="T21">Anforderungen<text:line-break/></text:span><text:span text:style-name="T22">- <text:s/>Stichpunkte<text:line-break/></text:span></text:p>
      <text:p text:style-name="P3"><text:span text:style-name="T21">2. Ein-/Umbaupraxis</text:span></text:p>
      <text:p text:style-name="P3"><text:span text:style-name="T21">Erfordernisse<text:line-break/></text:span><text:span text:style-name="T22">Beschreibung...</text:span></text:p>
      <text:p text:style-name="P3"><text:span text:style-name="T21">Anforderungen<text:line-break/></text:span><text:span text:style-name="T22">- <text:s/>Stichpunkte<text:line-break/></text:span></text:p>
      <text:p text:style-name="P3"><text:span text:style-name="T21">3. Konfigurationspraxis</text:span></text:p>
      <text:p text:style-name="P3"><text:span text:style-name="T21">Erfordernisse<text:line-break/></text:span><text:span text:style-name="T22">Beschreibung...</text:span></text:p>
      <text:p text:style-name="P3"><text:span text:style-name="T21">Anforderungen<text:line-break/></text:span><text:span text:style-name="T22">- <text:s/>Stichpunkte<text:line-break/></text:span></text:p>
      <text:p text:style-name="P3"><text:span text:style-name="T21">4. Administrationspraxis</text:span></text:p>
      <text:p text:style-name="P3"><text:span text:style-name="T21">Erfordernisse<text:line-break/></text:span><text:span text:style-name="T22">Beschreibung...</text:span></text:p>
      <text:p text:style-name="P3"><text:span text:style-name="T21">Anforderungen<text:line-break/></text:span><text:span text:style-name="T22">- <text:s/>Stichpunkte<text:line-break/></text:span></text:p>
      <text:p text:style-name="P3"><text:span text:style-name="T21">5. Betriebspraxis</text:span></text:p>
      <text:p text:style-name="P3"><text:span text:style-name="T21">Erfordernisse<text:line-break/></text:span><text:span text:style-name="T22">Beschreibung...</text:span></text:p>
      <text:p text:style-name="P3"><text:span text:style-name="T21">Anforderungen<text:line-break/></text:span><text:soft-page-break/><text:span text:style-name="T22">- <text:s/>Stichpunkte<text:line-break/></text:span></text:p>
      <text:p text:style-name="P3"><text:span text:style-name="T21">6. Fehlerpraxis</text:span></text:p>
      <text:p text:style-name="P3"><text:span text:style-name="T21">Erfordernisse<text:line-break/></text:span><text:span text:style-name="T22">Beschreibung...</text:span></text:p>
      <text:p text:style-name="P3"><text:span text:style-name="T21">Anforderungen<text:line-break/></text:span><text:span text:style-name="T22">- <text:s/>Stichpunkte</text:span></text:p>
      <text:p text:style-name="P4"/>
      <text:p text:style-name="P4"/>
      <text:p text:style-name="P5"><text:span text:style-name="T21">§30 Produktzuschnitt</text:span></text:p>
      <text:p text:style-name="P3"><text:span text:style-name="T22">Hier soll das Produkt und ggf. die Varianten grob vorgezeichnet werden. Die konkrete Spezifikation resultiert aus dem Abgleich mit dem Pflichtenheft<text:line-break/></text:span><text:span text:style-name="T21"> </text:span></text:p>
      <text:p text:style-name="P3"><text:span text:style-name="T21">1. Zielgruppen</text:span></text:p>
      <text:p text:style-name="P3"><text:span text:style-name="T22">1.1 Fortgeschrittene (Gruppe c)<text:line-break/>Die wichtigsten Produktmerkmale...</text:span></text:p>
      <text:p text:style-name="P3"><text:span text:style-name="T22">1.2 Einsteiger (Gruppe d1)<text:line-break/>Die wichtigsten Produktmerkmale...</text:span></text:p>
      <text:p text:style-name="P3"><text:span text:style-name="T22">1.3 Klassiker (Gruppe d2)<text:line-break/>Die wichtigsten Produktmerkmale...</text:span></text:p>
      <text:p text:style-name="P3"><text:span text:style-name="T22">1.4 </text:span><text:bookmark-start text:name="__DdeLink__9_416583429"/><text:span text:style-name="T22">Ausstatter, Umbauer und Verkäufer</text:span><text:bookmark-end text:name="__DdeLink__9_416583429"/><text:span text:style-name="T22"> (Gruppe f)<text:line-break/>Die wichtigsten Produktmerkmale...<text:line-break/></text:span></text:p>
      <text:p text:style-name="P3"><text:span text:style-name="T21">2. Erfolgskriterien </text:span></text:p>
      <text:p text:style-name="P3"><text:span text:style-name="T22">Produkte mit softwaregestützten Funktionen bieten einen großen Kaufanreiz, <text:line-break/>wenn die Hardware freischaltbare Leistungspotentiale und Ausstattungsmerkmale mitbringt, die für gewöhnlich erst mit den teureren Produktversionen verfügbar werden. Dies erspart Herstellern erhebliche Aufwände für Produktversionen unterschiedliche Hardware vorzuhalten und eröffnet Möglichkeiten für die nachgelagerte Ausgestaltung der Funktionalitäten. Dies bietet Lokausstattern, Vereinen und Clubs bei Offenheit der Programmierschnittstellen und guter Verfügbarkeit geeigneter Programmierumgebung sehr viel Gestaltungspotential<text:line-break/>für eigene Lösungen mit individuell angepasste Funktionalitäten.</text:span></text:p>
      <text:p text:style-name="P3"><text:span text:style-name="T22">weitergehende Betrachtungen<text:line-break/>1. wofür will ich einen Lokdekoder einsetzen (Mussbetrachtung)<text:line-break/>2. was muss er mindestens können / ermöglichen / eröffnen (Mindestbetrachtung)<text:line-break/>3. welche Ausstattung erwarte ich mindestens (Maximalpreisbetrachtung)<text:line-break/>4. was wäre ein echtes, schwer verzichtbares Plus (Soll- bzw. Bonusbetrachtung) <text:line-break/>5. was könnte mich bewegen, bestehende Dekoder abzulösen (Investitionssicht)<text:line-break/>6. welche Kriterien müssten für eine Weiterempfehlung erfüllt sein (Verkaufssicht)<text:line-break/></text:span></text:p>
      <text:p text:style-name="P4"/>
      <text:p text:style-name="P5"><text:span text:style-name="T21">3. Preisklassen<text:line-break/><text:line-break/></text:span><text:span text:style-name="T22">- <text:s/>für Ausstatter, Umbauer und Verkäufer<text:line-break/>- <text:s/>für Einsteiger<text:line-break/>- <text:s/>für Fortgeschrittene, Klassiker</text:span></text:p>
      <text:p text:style-name="P3"><text:span text:style-name="T21">4. Produktvarianten<text:line-break/></text:span><text:span text:style-name="T22">OEM-Version, Vereinsversion, Einsteigerversion, Profiversion</text:span><text:span text:style-name="T21"><text:line-break/><text:line-break/>5. Mindestproduktreife (MPR)<text:line-break/></text:span><text:span text:style-name="T22">Welche Entwicklungsreife muss das Produkt zur Verkaufseröffnung mindestens erzielt werden? </text:span></text:p>
      <text:p text:style-name="P4"/>
      <text:p text:style-name="P5"><text:span text:style-name="T21">§40 Kapitel<text:line-break/><text:line-break/>1.1 Unterkapitel</text:span></text:p>
      <text:p text:style-name="P3"><text:span text:style-name="T22">1. Abschnitt <text:line-break/>…<text:line-break/><text:line-break/></text:span></text:p>
      <text:p text:style-name="P5"><text:span text:style-name="T21">§50 Lastenheft</text:span></text:p>
      <text:p text:style-name="P3"><text:span text:style-name="T21">1.1 Anforderungsmatrix<text:line-break/></text:span><text:span text:style-name="T22">Hier kommt eine tabellarische Aufstellung der Anforderungen aus den vorangegangenen Kapiteln rein. Es erfolgt eine Gewichtung und die Auswahl derjenigen Anforderungen die ins Lastenheft übernommen werden. <text:line-break/></text:span><text:span text:style-name="T24">Ihnen wird zur Last gelegt …;-)</text:span><text:span text:style-name="T21"><text:line-break/><text:line-break/>1.2 Lasten<text:line-break/></text:span><text:span text:style-name="T22">Das eigentliche Lastenheft (max. 3 Seiten) in einer Struktur, welche der Erstellung des Pflichtenheftes entgegenkommt (noch zu vereinbaren).</text:span><text:span text:style-name="T21"><text:line-break/></text:span><text:span text:style-name="T22"><text:line-break/></text:span></text:p>
      <text:p text:style-name="P5"><text:span text:style-name="T21">g60 Hinweise zur Verbesserung, Beispiele<text:line-break/></text:span><text:span text:style-name="T22"><text:line-break/>14.10.2012/SAH/</text:span><text:span text:style-name="T43">?10 Bedarfssituation allgemein</text:span><text:span text:style-name="T22"> <text:line-break/></text:span><text:span text:style-name="T35">a. Modellbahner die keinen Lokdekoder kaufen oder verbauen m?hten....</text:span></text:p>
      <text:p text:style-name="P3"><text:span text:style-name="T35">Diese Kundengruppe mag zwar keine direkte Zielgruppe sein, aber die Hersteller. Begründung: sofern mit der Firmenpolitik vereinbar wird das günstigste Preis/Leistungsverhältnis gewählt. Und genau hier *könnte* der OSD ins Spiel kommen.<text:line-break/><text:line-break/>Zur Ausbaustufe: es ist meiner Meinung nach sinnvoll, darüber nachzudenken, ob man die Anzahl der Ausgänge mit dem Vorschlag Basic, Extended, Profi verknüpft (z.B. 2,4,8 Ausgänge)? Hintergrund: viele wollen lediglich die Grundfunktionen und sind daher bei ,,überfrachteten" Möglichkeiten eher ablehnend. <text:s/><text:line-break/></text:span></text:p>
      <text:p text:style-name="P5"><text:span text:style-name="T21">§70 Änderungshistorie<text:line-break/><text:line-break/></text:span><text:span text:style-name="T30">20.10.2012/rw/<text:line-break/>- weitere Forumsbeiträge in den Kapiteln übernommen<text:line-break/>- Kapitelstruktur erweitert </text:span><text:span text:style-name="T27">(§20 Anforderungen konkreter Praxis / §50 Lastenheft)</text:span><text:span text:style-name="T30"><text:line-break/>- Inhalte in Kapitel überarbeitet </text:span><text:span text:style-name="T27">(§10 Bedarfssituation allgemein / §30 <text:line-break/> <text:s/>Produktzuschnitt)<text:line-break/></text:span><text:span text:style-name="T31">- Inhaltsübersicht aktualisiert<text:line-break/>- §65 Stoffsammlung in Anhang verschoben (Forumsbeiträge)<text:line-break/>- Hinweise zur Verbesserung aufgenommen (§60)</text:span><text:span text:style-name="T21"><text:line-break/><text:line-break/></text:span><text:span text:style-name="T22">13.10.2012/rw/§01 Strategie hinzugefügt (Auszug Forenbeiträge)<text:line-break/></text:span><text:span text:style-name="T21"><text:line-break/></text:span><text:bookmark text:name="__DdeLink__26_350028700"/><text:span text:style-name="T22">11.10.2012/rw/§65 Stoffsammlung hinzugefügt (bisherige Forenbeiträge)</text:span></text:p>
      <text:p text:style-name="P3"><text:span text:style-name="T22">08.10.2012/rw/Vorgehensweise<text:line-break/>Änderung auf plattformkompatible Schriftart Tahoma; Formatierung überarbeitet</text:span></text:p>
      <text:p text:style-name="P3"><text:bookmark text:name="__DdeLink__67_360312079"/><text:span text:style-name="T22">03.10.2012/rw/Rahmendokument erstellt</text:span></text:p>
      <text:p text:style-name="P3"><text:span text:style-name="T22">27.12.2012/sah/Anforderungen §30 ergänzt und Rechtschreibfehler beseitigt<text:line-break/><text:line-break/></text:span></text:p>
      <text:p text:style-name="P4"/>
      <text:p text:style-name="P5"><text:span text:style-name="T21">§80 Referenzen<text:line-break/></text:span><text:span text:style-name="T29">Link zum Dokument / Webseite</text:span></text:p>
      <text:p text:style-name="P3"><text:span text:style-name="T21">§90 Glossar<text:line-break/></text:span><text:span text:style-name="T22">Schlagwort<text:line-break/>Bedeutung </text:span></text:p>
      <text:p text:style-name="P4"/>
      <text:p text:style-name="P5"><text:span text:style-name="T36">Anhang</text:span></text:p>
      <text:p text:style-name="P3"><text:span text:style-name="T21">Forumsbeiträge</text:span></text:p>
      <text:p text:style-name="P3"><text:span text:style-name="T33">1. im Forum getroffene Wahl des zu bauenden Dekoders </text:span><text:span text:style-name="T35">(Entscheidung1)</text:span></text:p>
      <text:p text:style-name="P3"><text:span text:style-name="T33">Decodertyp</text:span><text:span text:style-name="T35"><text:tab/><text:tab/><text:tab/><text:tab/></text:span><text:span text:style-name="T33">Stimmen</text:span><text:span text:style-name="T35"><text:line-break/>Zubehördecoder<text:tab/><text:tab/><text:tab/>6<text:line-break/>Funktionsdecoder<text:tab/><text:tab/><text:tab/>2<text:line-break/>Lokdecoder<text:tab/><text:tab/><text:tab/><text:tab/></text:span><text:span text:style-name="T33">22</text:span><text:span text:style-name="T35"><text:line-break/>Sounddecoder<text:tab/><text:tab/><text:tab/><text:tab/>11<text:line-break/>Abstimmungen insgesamt : <text:tab/><text:tab/></text:span><text:span text:style-name="T33">41</text:span></text:p>
      <text:p text:style-name="P3"><text:span text:style-name="T34">Heinrich<text:line-break/></text:span><text:span text:style-name="T35">Ich würde einen Lokdecoder mit aufsteckbarem Soundmodul bevorzugen. Wenn das nicht geht dann nackter Lokdecoder.</text:span></text:p>
      <text:p text:style-name="P3"><text:span text:style-name="T34">Münchner Kindle</text:span><text:span text:style-name="T35"><text:line-break/>Lokdecoder (der mit SUSI-Schnittstelle auch zum Sounddecoder gemacht werden kann). Also, ich plädiere weiterhin für einen Lokdecoder auf einer breiten Basis mit vielen Ausgängen und SUSI-Schnittstelle. Wenn wir erstmal superduper Fahreigenschaften hinbekommen und elementare Funktionen implementiert haben können wir immer noch weiterträumen</text:span></text:p>
      <text:p text:style-name="P3"><text:span text:style-name="T34">Alexus</text:span><text:span text:style-name="T35"><text:line-break/>einfach zu programierender Lokdecoder, eventuell mit SUSI.</text:span></text:p>
      <text:p text:style-name="P3"><text:span text:style-name="T34">Peter Müller</text:span><text:span text:style-name="T35"><text:line-break/>Wenn in dieser Umfrage auch Nutzer gefragt sind: einfacher Lokdecoder. Einen "Volksdecoder" hatte ich mir vorgestellt: robust, einfach, kann in jeder Umgebung eingesetzt werden. Halt für diejenigen, die nicht am Projekt teilnehmen. Dafür bräuchte die Teilnehmer Sendungsbewusstsein.</text:span></text:p>
      <text:p text:style-name="P3"><text:span text:style-name="T34">kaeselok</text:span><text:span text:style-name="T35"><text:line-break/>Lieber ein Brot und Butter Decoder der einfach programmierbar ist und viele AUX-Ausgänge (und Eingänge) hat, aber den Soundbalast nicht mitführt. Wer Sound will kann diesen via SUSI dran stecken. Damit kann man die Entwicklungsstränge für Sound und Decoder teilen.</text:span></text:p>
      <text:p text:style-name="P3"><text:span text:style-name="T34">est2fe</text:span><text:span text:style-name="T35"><text:line-break/>zu Anfang mal ein ganz "normaler" Lokdecoder.</text:span></text:p>
      <text:p text:style-name="P3"><text:span text:style-name="T34">rainerwahnsinn</text:span><text:span text:style-name="T35"><text:line-break/>ein Lokdekoder. DEN Volksdekoder</text:span></text:p>
      <text:p text:style-name="P3"><text:span text:style-name="T34">fichtelbahn</text:span><text:span text:style-name="T35"><text:line-break/>Ich bin für einen Lokdecoder ... der vielleicht modular aufgebaut werden kann und je nach Wunsch ein Sound oder ein anderes Addon Modul aufgesetzt werden kann. Es sollte aber auch ein Lokdecoder sein mit zahlreichen Ausgängen die frei mit Funktionen konfiguriert werden können. Für die Konfiguration würde ich zusätzlich zu der lästigen DCClesen und DCCschreiben Varainte ein Möglichkeit schaffen, dass man den Decoder über ein Tool und Schnittstelle konfigurieren kann. Gerade bei der Betriebnahme ist das schreiben von zahlreichen CV´s sehr aufwendig.</text:span></text:p>
      <text:p text:style-name="P3"><text:span text:style-name="T34">h0-m-jk</text:span><text:span text:style-name="T35"> <text:line-break/></text:span><text:soft-page-break/><text:span text:style-name="T35">Wäre auch erstmal für einen Lokdekoder. Wenn möglich späteres Aufrüsten mit Sound über Schnittstelle vorsehen.</text:span></text:p>
      <text:p text:style-name="P3"><text:span text:style-name="T34">sirz-moba</text:span><text:span text:style-name="T35"><text:line-break/>Das ist auch meiner erste Wahl Lokdecoder mit opt. Soundupgrade</text:span></text:p>
      <text:p text:style-name="P3"><text:span text:style-name="T34">Der Ruinenbaumeister</text:span><text:span text:style-name="T35"><text:line-break/>Ich wäre für einen Lokdecoder, den man je nach Programmierung auch über Weichenbefehle steuern kann. Die Motorendstufe wird ihn sehr vielseitig machen.</text:span></text:p>
      <text:p text:style-name="P3"><text:span text:style-name="T34">Rainer</text:span><text:span text:style-name="T35"><text:line-break/>Ein Volksdecoder der zwar hardwaremäßig eine I²-Bus und eine Zugbus-Schnittstelle besitz, diese aber nicht nutzt. Dieser sollte eine Firmware XY haben, wobei die Parameter leicht und verständlich veränderbar sein sollten.<text:line-break/>- Schnittstelle für externe Soundmodule und diese dann vieleicht bei Triebwagen in <text:line-break/> <text:s/>beiden Triebköpfen (fürs Motorgeräusch)<text:line-break/>- Schnittstelle für Erweiterungsplatinen (z.B. Mittelwagen)</text:span></text:p>
      <text:p text:style-name="P3"><text:span text:style-name="T34">Wracker &amp; SikZorro</text:span><text:span text:style-name="T35"><text:line-break/>Ich bin für Lokdecoder mit opt . Sound</text:span></text:p>
      <text:p text:style-name="P3"><text:span text:style-name="T34">Alf</text:span><text:span text:style-name="T35"><text:line-break/>bin für einen Lokdecoder (wenn möglich mit Sound onboard oder aufsteckbar), <text:line-break/>- Schnittstelle um Sklaven betreiben zu können (z.B. im Tender einer Schlepp-<text:line-break/> <text:s/>tendermaschine), <text:line-break/>- min 8 I/O (selektierbar)<text:line-break/>- PluX22</text:span></text:p>
      <text:p text:style-name="P3"><text:span text:style-name="T34">SAH</text:span><text:span text:style-name="T35"><text:line-break/>mein Wunsch: Lokdekoder</text:span></text:p>
      <text:p text:style-name="P3"><text:span text:style-name="T35"><text:line-break/></text:span><text:span text:style-name="T34">Humungus1600/Bernd:</text:span><text:span text:style-name="T35"><text:line-break/>Einen Multiprotokol Lokdecoder mit Lastregelung Für AC Motoren das fehlt nämlich in eurem Sortiment wenn der unter 20 Euro zu haben ist wäre das klasse. Den meisten meiner Kunden sind die 40 Euro für das konkurenzprodukt zuviel, es kommen ja schliesslich noch die Kosten für den umbau hinzu. Ein Grossteil der Kunden ist im Rentenalter, wollen oder können aber nicht soviel geld ausgeben für einen teuren Decoder mit Regelung, nach dem umbau kommt es ziemlich häufig zu reklamationen, weil die Loks in Steigungen und wegen mangelhafter Spannung am Gleis natürlich nicht mehr weiter kommen, das alles trotz Aufklärung über Decoder ohne Regelung und schlechte Spannung im Gleis, das bedeutet für mich und meinen Händler natürlich immer unnötige Diskusionen.</text:span></text:p>
      <text:p text:style-name="P3"><text:span text:style-name="T34">Mobahner</text:span><text:span text:style-name="T35"> <text:line-break/>Ich bin für einen Lokdekoder mit SUSI für den Sound.Wenn es soweit ist, plädiere ich für einen PluX-Dekoder, für den es optional eine Adapterplatine zur MTC21 gibt. Alles andere ist nonsen</text:span></text:p>
      <text:p text:style-name="P3"><text:span text:style-name="T33">2. bisher im Forum durchgefhrte Vorabstimmungen</text:span><text:span text:style-name="T35"><text:line-break/><text:line-break/></text:span><text:span text:style-name="T33">a) Wieviele Servo-Ausgnge sollte der OSD haben?</text:span><text:span text:style-name="T35"><text:line-break/>gar keinen, bentige ich nicht<text:tab/> <text:tab/>40% <text:tab/>[ 16 ]<text:line-break/></text:span><text:soft-page-break/><text:span text:style-name="T35">einen<text:tab/><text:tab/> <text:tab/><text:tab/><text:tab/><text:tab/>8% <text:tab/>[ 3 ]<text:line-break/>zwei<text:tab/><text:tab/> <text:tab/><text:tab/><text:tab/><text:tab/></text:span><text:span text:style-name="T33">53% [ 21 ]</text:span><text:span text:style-name="T35"><text:line-break/>mehr als zwei! <text:tab/> <text:tab/><text:tab/><text:tab/>0% <text:tab/>[ 0 ]<text:line-break/>Abstimmungen insgesamt : <text:tab/><text:tab/><text:tab/></text:span><text:span text:style-name="T33">40</text:span></text:p>
      <text:p text:style-name="P3"><text:span text:style-name="T34">Der Ruinenbaumeister/Clemens</text:span><text:span text:style-name="T35"><text:line-break/>Ich beschäftige mich derzeit mit analoger Servosteuerung und sehe bei den Servoausgängen zwei Probleme, die gelöst werden müssen: Spannungsversorgung und Steuerung. Der Servo benötigt eine Spannung von etwa 5V. Eine winzige SMD-Konstantspannungsquelle ist bei Strömen von mehreren hundert mA schnell überfordert, Gleichspannungswandler sind unter Umständen sinnvoller, aber auch teuer und sperrig. Die Spannungsversorgung würde also den Decoder teuer und sperrig machen. Die Erzeugung der Steuerimpulse ist hingegen kein Problem. Die Pulsweite wird von der Elektronik vorgegeben. Man braucht nun entweder eine Gegentakt-Ausgangsstufe oder einen bis zwei Widerstände, um jederzeit das gewünschte Potential am Steuerausgang zu haben. Gerade letzteres ist einfach umzusetzen, vorausgesetzt, es sind geeignete Lötanschlüsse vorhanden. In jedem Fall können die gewohnten Funktionsausgänge verwendet werden.<text:line-break/>... zur Ansteuerung von Servos sollte eine separate Platine oder gleich ein separater Decoder vorhanden sein. Das muss aber nicht Teil des Open-Source-Projektes sein.</text:span></text:p>
      <text:p text:style-name="P3"><text:span text:style-name="T34">brani &amp; romare<text:line-break/></text:span><text:span text:style-name="T35">Mindestens 2,gerade für Eloks für die Pantos.Oder 1 Servo für beide Pantos und einer für Telex vorn und hinten.</text:span></text:p>
      <text:p text:style-name="P3"><text:span text:style-name="T34">walker/Rene</text:span><text:span text:style-name="T35"><text:line-break/>Ein modularer Decoder? Geht das? Zum zusammenstecken?<text:line-break/>... zum Anlöten Peter, nicht zum zusammenstecken!... Dein Wunschtraum Volksdecoder zum Zusammenstecken wäre zu groß und zu teuer! Der Decoder muss letztlich in einer vorhandenen Lok innen Platz finden und da kann ich Dir aus eigener Erfahrung sagen, dass dabei jeder Zehntel kleiner sehr hilfreich ist! Extrembeispiel: Ich brauchte für den Lokpilot XL gefühlte 20 Loks, bis ich den endlich in einer halbwegs vernünftig untergebracht hatte. Das Ding ist an sich ne gute Idee (z.B. Schraubklemmen), nur leider von den Größenverhältnissen völlig am H0-Bahner vorbei entwickelt. </text:span></text:p>
      <text:p text:style-name="P3"><text:span text:style-name="T34">Münchner Kindle</text:span><text:span text:style-name="T35"><text:line-break/>wie wäre es denn mit einem SUSI-Modul mit x Servoausgängen? Sollte doch eigentlich möglich sein?</text:span></text:p>
      <text:p text:style-name="P3"><text:span text:style-name="T34">Mobahner<text:line-break/></text:span><text:span text:style-name="T35">… dass der Großteil der Modellbahner keine/n Servo/s benötigt, weil die Servos nicht per Plug'n'Play in eine Lok einbaubar sind. Es muss also bspw. für einen Stromabnehmerantrieb (SA) erst eine Lösung konstruiert/etwas in der Lok 'gebastelt' werden, bevor ein Servo nutzbar ist. Das ist für viele zu viel des Guten. Leider sehen die Hersteller hier nicht schon einen optionalen SA in der Lok vor, sodass die Kunden nur noch den Servo einklicken, das Kabel anschließen und gut ist. (Dann wäre der Bedarf wesentlich höher). Ich kenne mich mit SUSI leider nicht aus, inwiefern es hier Restriktionen gibt. Soweit ich weiß, kann man es aber beliebig (?) mit Y-Kabel erweitern. Es würde also theoretisch reichen einen reinen Lokdecoder zu entwerfen, der nur einen SUSI-Ausgang hat. An diesen Ausgang kann man dann über eine Verteilerplatine/über mehrere Y-Kabel X Servos und Y Soundmodule anschließen, vom Ansteueraufwand mal abgesehen.... 2 Servos benötigt man schon bei E-Loks für die SA, bei Mehrsystemlokomotiven sind es dann schon 3-4... und wenn </text:span><text:soft-page-break/><text:span text:style-name="T35">jemand noch die Führerstandsfenster runterkurbeln (mal gesponnen) will, kommt man schnell auf eine größere Summe an benötigten Servoausgängen (wie es mit dem Einbauplatz aussieht ist hier irrelevant). Wenn das mit dem SUSI nur für Sound/nicht für Servos geht, dann benötige ich 2 Servoausgänge auf dem Dekoder... eigentlich lieber 3 (man weiß ja nie, siehe Mehrsystem etc.) PS: Viel wichtiger im Zusammenhang mit dem OSD sind eigentlich die Eingänge, dass der Dekoder endlich mal die Augen aufmacht und nicht mehr Blind in der Gegend rumfährt. <text:line-break/></text:span></text:p>
      <text:p text:style-name="P3"><text:span text:style-name="T33">b) Wieviele Eingnge sollte der OSD haben?<text:line-break/></text:span><text:span text:style-name="T35">Keinen<text:tab/><text:tab/> <text:tab/><text:tab/><text:tab/>26% <text:tab/>[ 8 ]<text:line-break/>einen<text:tab/><text:tab/> <text:tab/><text:tab/><text:tab/>16% <text:tab/>[ 5 ]<text:line-break/>zwei<text:tab/><text:tab/> <text:tab/><text:tab/><text:tab/></text:span><text:span text:style-name="T33">48% [ 15 ]</text:span><text:span text:style-name="T35"><text:line-break/>mehr als zwei<text:tab/> <text:tab/><text:tab/><text:tab/>10% <text:tab/>[ 3 ]<text:line-break/>Abstimmungen insgesamt : <text:tab/><text:tab/><text:tab/></text:span><text:span text:style-name="T33">31</text:span></text:p>
      <text:p text:style-name="P3"><text:span text:style-name="T34">Stefan Kraus</text:span><text:span text:style-name="T35"><text:line-break/>Beispiele für die Nutzung von Eingängen wären:<text:line-break/>- Radsynchroner Dampfschlag bei Dampfloks (bei Sounddekodern)<text:line-break/>- Pfiff am Tunneleingang (Sounddekoder, aber auch Dekoder mit einer <text:line-break/> <text:s/>vereinfachten Soundausgabe)<text:line-break/>- Endschalter für Bewegungen (wie Panto-Heben/Senken)<text:line-break/>- KM-Steine: Im Gleis sitzt ein Sender, z.B. eine IR-Diode, die einen Code für die<text:line-break/> <text:s/>Position ausgibt. Die Lok nimmt dies über einen IR-Empfänger (Fototransistor) <text:line-break/> <text:s/>auf und meldet seine so erkannte Position über Railcom/mfx an die Zentrale <text:line-break/> <text:s/>zurück.<text:line-break/>- Über eine IR-Diode am Gleis wird der Lok signalisiert, dass sie einen kurzen <text:line-break/> <text:s/>Aufenthalt einlegen soll (z.B. einen Zwischenstopp an einem Bahnhof).<text:line-break/>- Das Prinzip ist verallgemeinerbar: Der Dekoder besitzt einen (oder auch zwei, <text:line-break/> <text:s/>z.B. links und rechts) Eingang, an den über ein Hall-Element, einen IR-Foto-<text:line-break/> <text:s/>transistor oder einen Reedkontakt eine programmierbare Aktion punktgenau an <text:line-break/> <text:s/>bestimmten Stellen auf der Anlage ausgelöst werden kann. Beispiele: Fernlicht am <text:line-break/> <text:s/>Beginn einer Strecke einschalten, am Ende ausschalten, Panto wechseln an einer <text:line-break/> <text:s/>Systemwechselgrenze, Führerstandsbeleuchtung nur im Bahnhof einschalten …<text:line-break/>- Über schaltbare "Baken" im Gleis könnte die Lok auch auf Signale reagieren. Man <text:line-break/> <text:s/>könnte dann - z.B. für die Teppichbahn - eine Signalbeeinflussung realisieren, die <text:line-break/> <text:s/>nur Elemente am Signal und in der Lok braucht, aber keine Rückmeldung, <text:line-break/> <text:s/>geschaltete Gleisabschnitte oder Eingriffe der Steuerung.<text:line-break/>- Schalter im Drehgestell erkennen Weichen oder Kurven, der Dekoder löst <text:line-break/> <text:s/>entsprechende Geräusche oder Lichteffekte (Funken) aus (bei 216 und 151 von <text:line-break/> <text:s/>ESU so realisiert).</text:span></text:p>
      <text:p text:style-name="P3"><text:span text:style-name="T34">est2fe</text:span><text:span text:style-name="T35"><text:line-break/>Ein weiteres Beispiel für Eingänge: <text:line-break/>- Richtungsabhängiger Halt an Signalen, ohne dass man die Schienen abisolieren <text:line-break/> <text:s/>muss!<text:line-break/>- Eventuell einen Hall-Sensor am Getriebe, um damit die Speed besser regeln zu <text:line-break/> <text:s/>können. [Ist] aber zuerst auszuprobieren, ob das eine Verbesserung bringen kann. </text:span></text:p>
      <text:p text:style-name="P3"><text:span text:style-name="T35">- Verschiedene Meldungen vom Zug(Bus) über eine leitende Kupplung <text:line-break/></text:span><text:soft-page-break/><text:span text:style-name="T35">- Automatisches An- und Abkuppeln (bei Ankuppeln =&gt; wenn Kontakt da ==&gt; <text:line-break/> <text:s/>Speed = Null, beim Abkuppeln, entweder stehend (Kupplungswalzer, abhängig <text:line-break/> <text:s/>vom <text:s/>Kontakt, wegfahren) oder bei einer Schublok (fahrend) zuerst etwas mehr <text:line-break/> <text:s/>nachschieben, dann abkupplen und dann ganz langsam langsamer werden, wenn <text:line-break/> <text:s/>der Kontakt weg ist, schneller langsamer werden). <text:line-break/>Also da gibt es schon ganz reizvolle Anwendungen für Eingänge! </text:span></text:p>
      <text:p text:style-name="P3"><text:span text:style-name="T34">Peter Müller</text:span><text:span text:style-name="T35"><text:line-break/>Wenn man die Konfiguration und Funktionssteuerung (F0, F1, etc.) über WLAN in den Decoder bringen können soll, zählt das auch als Eingang?</text:span></text:p>
      <text:p text:style-name="P3"><text:span text:style-name="T34">Mobahner</text:span><text:span text:style-name="T35"><text:line-break/>die angeregten Eingänge des Decoders sind eigentlich für die lokinterne Regelungen vorgesehen (bspw. radsynchroner Sound, Kommunikation bei Doppeltraktionen).<text:line-break/>WLan würde ich auch gerne für die lokexterne Kommunikation/Steuerung (Lok &lt;=&gt; Zentrale/PC) benutzen. Der 'Stromanschluss' des Dekoders ist ja indem Sinne schon ein Eingang für die externen Steuerbefehle. Im Zusammenhang mit der Z21 wurde die WLan-Problematik schon einmal genannt, dass das nicht mal eben so mit nebenbei eingebaut werden kann. Zumindest nicht ohne wesentlich größeren Aufwand/Kosten. <text:s text:c="2"/>Bluetooth gibt es ja auch noch, wie es dort aussieht kann ich aber auch nicht sagen. Vielleicht kann man die Funk-Problematik zu einem späteren Zeitpunkt, wenn der OSD ordentlich läuft, wieder aufnehmen und über ein Funk-Modul den Dekoder steuern [/Zukunft]. Ich habe mal für drei Eingänge abgestimmt, da ich mir vorstellen kann, zusätzlich zu oben genannten Szenarien auch noch die tatsächlich gefahrene Geschwindigkeit mit auszuwerten. Entweder Dekoderintern oder meinetwegen irgendwann mal per Echtzeitanzeige auf Handy/Smartphone.</text:span></text:p>
      <text:p text:style-name="P3"><text:span text:style-name="T34">?</text:span><text:span text:style-name="T35"><text:line-break/>Eindeutig ein Fall für die Einbindung eines Zusatzplatinchen für 2 oder 4 Eingänge über I²C.<text:line-break/><text:line-break/></text:span><text:span text:style-name="T33">c) Wieviele verstärkte Ausgänge braucht Ihr?<text:line-break/></text:span><text:span text:style-name="T35">4 Stück<text:tab/><text:tab/> <text:tab/><text:tab/><text:tab/>32% <text:tab/>[ 12 ]<text:tab/><text:line-break/>6 Stück<text:tab/><text:tab/> <text:tab/><text:tab/><text:tab/></text:span><text:span text:style-name="T33">42%<text:tab/>[ 16 ]</text:span><text:span text:style-name="T35"><text:line-break/>8 Stück<text:tab/><text:tab/> <text:tab/><text:tab/><text:tab/>24% <text:tab/>[ 9 ]<text:line-break/>mehr als 8 Stück <text:tab/><text:tab/><text:tab/><text:tab/>3% <text:tab/>[ 1 ]<text:line-break/>Abstimmungen insgesamt : <text:tab/><text:tab/><text:tab/></text:span><text:span text:style-name="T33">38</text:span></text:p>
      <text:p text:style-name="P3"><text:span text:style-name="T34">Wracker</text:span><text:span text:style-name="T35"><text:line-break/>Je mehr Ausgänge man hat, desto mehr Spielereien man verwenden kann<text:line-break/>E-Loks,:<text:line-break/>- Stromführende Kupplung vorne, hinten oder Telexkupplungen<text:line-break/>- Maschinenraumbeleuchtung<text:line-break/>- Führerstandsbeleleuchtung vorne ,hinten<text:line-break/>- Lichtwechsel weiß rot am Zugende , Fernlicht<text:line-break/>- Stromabnehmer<text:line-break/>Diesel-Loks,:<text:line-break/>- Stromführende Kupplung vorne, hinten oder Telexkupplungen<text:line-break/>- Maschinenraumbeleuchtung<text:line-break/>- Führerstandsbeleleuchtung vorne, hinten<text:line-break/>- Lichtwechsel weiß rot am Zugende , Fernlicht<text:line-break/></text:span><text:soft-page-break/><text:span text:style-name="T35">- Dampfgenerator<text:line-break/>Dampfloks,:<text:line-break/>- Stromführende Kupplung vorne, hinten oder Telexkupplungen<text:line-break/>- Fahrwerksbeleuchtung<text:line-break/>- Führerstandsbeleleuchtung, Feuerbüchse<text:line-break/>- Schaufelnder Heizer<text:line-break/>- Lichtwechsel weiß rot am Zugende ,Fernlicht<text:line-break/>- Dampfgenerator<text:line-break/>- Wasserklappe öffnen am Tender <text:line-break/>An Triebwagen kann die Innenbeleuchtung der Wagen individual geschaltet werden.</text:span></text:p>
      <text:p text:style-name="P3"><text:span text:style-name="T34">Stefan Kraus &amp; kaeselok &amp; romare</text:span><text:span text:style-name="T35"><text:line-break/>6 verstärkte Ausgänge halte ich für einen guten Kompromiss. Man könnte natürlich mehr brauchen, aber muss auch an den notwendigen Platz denken.<text:line-break/>Begründung: 4 brauche ich typisch für weiß/rot vorne/hinten. Dann bleiben noch 2 für Fernlicht, Führerstand-/Maschinenraumbeleuchtung, Telex, Rauch oder sonstiges.</text:span></text:p>
      <text:p text:style-name="P3"><text:span text:style-name="T34">ktams<text:line-break/></text:span><text:span text:style-name="T35">mal so eine Idee: Man könnte einige "verstärkte" Ausgänge mit 100mA vorsehen und andere mit 500mA. Die 100mA-Ausgänge sind denn für LEDs (z.B. Beleuchtung an/in der Lok). Das hätte den Vorteil, dass man wirklich winzige Transistoren verwenden kann, die kaum Platz weg nehmen und außerdem noch billiger sind.</text:span></text:p>
      <text:p text:style-name="P3"><text:span text:style-name="T34">Brani</text:span><text:span text:style-name="T35"><text:line-break/>Ich habe mehr als 8 angegeben.... ,ich will viele Lichter schalten können.<text:line-break/>ZB. Märklin BR 53.<text:line-break/>1.Licht vorne/hinten<text:line-break/>2.Dampf ( 2 mal )<text:line-break/>3.Fahrwersbeleuchtung<text:line-break/>4.Führerstandsbeleuchtung<text:line-break/>5.Feuerstelle<text:line-break/>6.Rote Schlussleuchten</text:span></text:p>
      <text:p text:style-name="P3"><text:span text:style-name="T35">Was aber nicht angegeben sind Servoausgänge...<text:line-break/>Zb. meine Märklin Br 103 …<text:line-break/>1.Licht vorne/hinten<text:line-break/>2.Fernlicht vorne/hinten<text:line-break/>3.Rote Schlusslichter vorne/hinten<text:line-break/>4.Führerstandsbeleuchtung vorne/hinten<text:line-break/>5.Maschinenraumbeleuchtung<text:line-break/>6.Blitzlicht für beide Pantos<text:line-break/>7. 2 Servos für die Pantos<text:line-break/>8.Strom führende Kupplung für Waggonbeleuchtung<text:line-break/>9.Servosteuerung für Waggons ( Türen auf und zu )<text:line-break/>10. SOUND</text:span></text:p>
      <text:p text:style-name="P3"><text:span text:style-name="T34">Rainer</text:span><text:span text:style-name="T35"><text:line-break/>Auf dem eigentlichen Decoderplatinchen:<text:line-break/>- 4*100mA<text:line-break/></text:span><text:soft-page-break/><text:span text:style-name="T35">- 2*500mA<text:line-break/>und dann natürlich weitere optional mit I²C-Bus auf Erweiterungsplatinen (erweiterte Firmwarevariante I2C)</text:span></text:p>
      <text:p text:style-name="P3"><text:span text:style-name="T33">3. Erwartungen </text:span><text:span text:style-name="T35">(Was erwarte ich von einem OpenSourche Decoder?)</text:span></text:p>
      <text:p text:style-name="P3"><text:span text:style-name="T34">Mobahner</text:span><text:span text:style-name="T35"><text:line-break/>ich würde mir wünschen, endlich eingetretene Pfade zu verlassen. Also bspw. keinen speziellen Lokprogrammer vorhalten zu müssen oder auch die Programmierung / Einstellung des Dekoders über eine Software am PC vornehmen zu können. Ich bitte euch Leute, CVs sind doch die Altlast aus den 1980er Jahren! Wenn man die ganzen Fragethemen zu der Berechnung und überhaupt Bedeutung der einzelnen CVs liest... ein großes Durcheinander! Fast jeder Hersteller kocht hier sein eigenes Süppchen... <text:s/></text:span></text:p>
      <text:p text:style-name="P3"><text:span text:style-name="T35">Ein gesponnenes Szenario: Ein Programmiergleis mit USB-Anschluss (Spannung mal außen vor gelassen), welches man am Rechner anschließt und über eine grafische (!) Software den Dekoder in der Lok einstellt. Ebenso das Aufspielen eines anderen Sounds auf die Lok, Dekoderupdates... Hach wäre das schön! <text:s text:c="2"/></text:span></text:p>
      <text:p text:style-name="P3"><text:span text:style-name="T35">Ich möchte also weg von proprietären (teuren) Komponenten (warum benötigt man 15 verschiedene Dekoder-Programmer?), hin zur Nutzung von am Markt etablierten (günstigen) Geräten.</text:span></text:p>
      <text:p text:style-name="P3"><text:span text:style-name="T35">Durch Aufteilung der zur Verfügung stehenden Entwicklungsmittel auf eine große Anwendergruppe (hier das Forum) ergibt sich doch erstmals die Möglichkeit gleich von Grund auf alles neu zu machen! Sprich weg von dem eingefahrenen Denken (CVs), weg von Altlasten (Rückmeldung, Regelung, Austastlücke, weitere Kabel trotz Schnittstelle, hastenichgesehen usw.). Einfach etwas komplett neues!</text:span></text:p>
      <text:p text:style-name="P3"><text:span text:style-name="T35">Es wurde schon oft angesprochen: WLan, RFID usw.</text:span></text:p>
      <text:p text:style-name="P3"><text:span text:style-name="T35">3 Punkte, die ich mir für einen Opensourcedekoder vorstellen kann:</text:span></text:p>
      <text:p text:style-name="P3"><text:span text:style-name="T35">* Drehzahlsensor:</text:span></text:p>
      <text:p text:style-name="P3"><text:span text:style-name="T35">Für den Sound wurde es schon angesprochen: Der Dekoder müsste mindestens einen Eingang für einen Drehzahlsensor haben (auch als Funktionsdekoder, hier aber nur für den Sound). Ich würde diesen aber primär für die Motorregelung nutzen (und an diese den Sound koppeln) - sprich eine aktive Schlupfregelung. Entweder man kombiniert das mit einer im Dekoder gespeicherten Beschleunigungskurve oder sieht einen weiteren Eingang im Dekoder für ein optisches Bauteil vor, welches bspw. an den Schwellen die tatsächliche Ist-Geschwindigkeit erkennt. Aus der Geschwindigkeit und der Motordrehzahl mit der Getriebübersetzung lässt sich so der Schlupf relativ leicht erkennen. Quasi wie beim Vorbild: Wenn die Räder durchdrehen (der Makroschlupf ist zu groß), dann bricht die Zugkraft ein. Tun sie das nicht, ist die maximal mögliche nutzbare Zugkraft möglich.</text:span></text:p>
      <text:p text:style-name="P3"><text:span text:style-name="T35">Die Modularität ermöglicht hier auch weitere Drehzahleingänge (1...X). <text:s/></text:span></text:p>
      <text:p text:style-name="P3"><text:span text:style-name="T35">* Servoansteuerung:</text:span></text:p>
      <text:p text:style-name="P3"><text:span text:style-name="T35">Um weitere Funktionsmodelle zu schaffen oder auch gänzlich neue Wege gehen zu können, muss </text:span><text:soft-page-break/><text:span text:style-name="T35">die Ansteuerung von Servos ermöglicht werden. Die Grundvariante als Funktionsdekoder für Waggonbeleuchtung benötigt sicherlich keinen Servoausgang, aber die Hardwarearchitektur müsste diese vorsehen. Wie bei Punkt1 kann also die Anzahl durch die Modularität leicht erhöht werden (0...X).</text:span></text:p>
      <text:p text:style-name="P3"><text:span text:style-name="T35">*Dekoder-Kommunikation:</text:span></text:p>
      <text:p text:style-name="P3"><text:span text:style-name="T35">Hier sehe ich Potential für Doppeltraktionen (DT). Derzeit ist es doch durch die Lastregelung so, dass die Dekoder einer DT sich gegenseitig behindern, da sie die Regelung des anderen als Störgröße der eigene Motorregelung auffassen und entsprechend (falsch) dagegen regeln. Das lässt sich zwar etwas dadurch mildern, dass die Fahrzeuge ähnliche Geschwindigkeitskurven haben, aber sind wir mal ehrlich - das ist doch nur ein Gepfusche. Sinnvoller wäre es, wenn die Dekoder einer DT untereinander kommunizieren könnten.</text:span></text:p>
      <text:p text:style-name="P3"><text:span text:style-name="T35">Beispiel: Der Dekoder des Führungsfahrzeuges einer Mehrfachtraktion bekommt von der Zentrale die Adressen der Dekoder der weiteren im Zugverband vorhandenen Triebfahrzeuge. Bei Geschwindigkeitserhöhung übermittelt der erste Dekoder den anderen die Änderungsparameter und diese stellen daraufhin brav ihre Parameter ein und regeln nicht, wie es derzeit manchmal der Fall ist, dagegen.</text:span></text:p>
      <text:p text:style-name="P3"><text:span text:style-name="T35">Gerade im Anbetracht von mehrteiligen Fahrzeugen mit mehreren Motoren oder oben genannter Schlupfregelung wäre dies sicherlich von Vorteil.</text:span></text:p>
      <text:p text:style-name="P3"><text:span text:style-name="T35">Die Kommunikation könnte entweder wieder über die Schienen, über elektrische Kupplungen, Infrarotsender (an den Tfz-Frontseiten, in den Puffern, Lichtimpulse der Beleuchtung usw.) oder über Funk geschehen.</text:span></text:p>
      <text:p text:style-name="P3"><text:span text:style-name="T34">Hampton<text:line-break/></text:span><text:span text:style-name="T35">Mein Vorschlag:<text:line-break/>- Dekoder-Hardware ist immer gleich (1x mit Sound, 1x ohne), Erweiterungsboard <text:line-break/> <text:s/>für Sinus-Anteuerung, Erweiterungsoptionen für mehr (verstärkte I/O Ports, ggf. <text:line-break/> <text:s/>Zusatzelektronik für Hall-Sensoren, usw.) z.B. 6-8 verstärkte Ausgänge an Bord, <text:line-break/> <text:s/>Zusätzliche lediglich unverstärkt, unversträrkte auch als Input benutzbar<text:line-break/>- idealerweise ohne speziellen Programmer programmierbar</text:span></text:p>
      <text:p text:style-name="P3"><text:span text:style-name="T35">Basis-Programme (nur von echten Experten modifizierbar)<text:line-break/>- Betriebssystem-Software mit Motorregelung und Zusatzmodule für Drehstrom / <text:line-break/> <text:s/>Sinusmotore<text:line-break/>- evtl Digitalsystem-Modul, das heißt die Entschlüsselung nach MM, DCC, mfx, <text:line-break/> <text:s/>Multiprotokoll nach belieben<text:line-break/>- Kommunikationsmodul für die Synchronisation mit einem 2. Decoder <text:line-break/> <text:s/>(Doppeltraktion)</text:span></text:p>
      <text:p text:style-name="P3"><text:span text:style-name="T35">Anwendernahe Programmierung:<text:line-break/>- Programmiermodul in dem alle I/O-Ports in C programmiert werden können (vgl. <text:line-break/> <text:s/>PIC oder AVR-Programmierung) (Teil-)programm Up-Download z.B. übr USB oder <text:line-break/> <text:s/>mit einem einfachen (Selbstbau-)programmer vergleichbar mit AVR oder PIC<text:line-break/>+ alle I/O-Ports adressierbar, teilweise als Ein- oder Ausgänge konfigurierbar<text:line-break/>+ große Anzahl an Dekodervariablen verfügbar machen (z.B. Fahrtrichtung, aktuelle <text:line-break/> <text:s text:c="2"/>Fahrstufe, Regelparameter des Motors, Geschwindigkeit, Zeit seit Anfahren, usw.)+ 1,2,3,4,5 </text:span><text:soft-page-break/><text:span text:style-name="T35">Timer, Servo-PWM-Generator<text:line-break/>+ Übergabevariablen an zweiten Decoder (z.B. ich, Decoder 1 habe gerade am <text:line-break/> <text:s text:c="3"/>Eingang 3 ein high-Signal, Decoder 2 mach mal AUX4 an)<text:line-break/>+ Zuweisung von CV-programmierbaren Variablen, so dass der Decoder nicht bei <text:line-break/> <text:s text:c="3"/>jeder kleinen Änderung an den PC muss <text:line-break/>+ CCP-Funktion<text:line-break/>+ evtl A/D Wandler<text:line-break/>+ auslösen von Soundslots, evtl. Konfigurationsvariablen für Lautstärke, die in dem <text:line-break/> <text:s text:c="2"/>Programmablauf geändert werden können</text:span></text:p>
      <text:p text:style-name="P3"><text:span text:style-name="T35">Mich persönlich würde eine sehr flexible I/O-Konfiguration bzw. Soundansteuerung interessieren. Im Prinzip das was man z.B. von ESU kennt nur noch flexibler und evtl. mit Eingängen, Dekoderkommunikation usw. Ich glaube nicht, dass so etwas über CV-Programmierung anwenderfreundlich zu machen ist. Um das für einen breiteren Kundenkreis zugänglich zu machen muss die Programmierung in dem Bereich vergleichsweise einfach gestrickt sein. Meine Idee war deshalb eine vergleichsweise einfach gehaltene Programmierschnittstelle in der eigentlichen Basissoftware</text:span></text:p>
      <text:p text:style-name="P3"><text:span text:style-name="T34">99651/Michael</text:span><text:span text:style-name="T35"><text:line-break/>Bei einem Fahrzeug Decoder stellt sich für mich aber vor allem auch die Frage nach der Platinengröße. Die sollte zum einen möglichst klein sein, damit man sie unauffällig verbauen kann, zum anderen wünscht man sich gerade bei einem Decoder, der Bastler anspricht möglichst viele I/O. Das Problem ist, gerade die Lötflächen dafür und auch der hier schon genannte Wunsch nach modularen Decodern (die Verbindungselemente brauchen) beanspruchen wohl die meiste Layout Oberfläche.</text:span></text:p>
      <text:p text:style-name="P3"><text:span text:style-name="T34">bahnix/Sven</text:span><text:span text:style-name="T35"><text:line-break/>Von einem OpenSource Dekoder erwarte ich, daß er zunächst einmal Standards einhalten kann. Für eine neue exklusive Richtung wird er vom Start weg nicht die Kraft haben, alles Etablierte beiseite zu schieben. Es wäre fatal, die fünfund-zwanzigste Hardware-Schnittstelle und das zwölfte neue Protokoll in den Markt drücken zu wollen. Meines Erachtens wäre die mtc21 Schnittstelle vorteilhaft. Ich kann die patentrechtliche Situation nicht einschätzen, aber der Märklin mLD/mSD trifft bei mir den Punkt in Bezug auf Schnittstelle und Protokolle. DCC und mfx wären toll. Die Abgrenzung im Markt wären Zusatzfunktionen und -schaltungen, die entweder aufgesteckt, oder bereits integriert sind.</text:span></text:p>
      <text:p text:style-name="P3"><text:span text:style-name="T35">Die Programmierung über Programmiergleis oder eine geeignete Schnittstelle zum PC mit Hilfe einer Steckverbindung ohne Lokomotive drumherum hätte seinen Charme. Aber die grafische Bedienoberfläche bitte nicht nur auf Microsoft Windows beschränken. Es gibt auch noch GNU/Linux und Mac OS X.</text:span></text:p>
      <text:p text:style-name="P3"><text:span text:style-name="T34">Der Ruinenbaumeister<text:line-break/></text:span><text:span text:style-name="T35">Ich fände es gut, einen Decoder zu haben, bei dem ich das genaue Verhalten der Ausgänge in C programmieren kann, ohne mich mit den Feinheiten des verwendeten Protokolls auseinanderzusetzen. Mit den Decodern von Sven Brandt geht das allerdings schon für einfache Anwendungen, nur dass dort eben Assembler verwendet wird. Mit einem etwas größer angelegten Projekt könnte man dann nach dem Baukastenprinzip vorgehen. Ich will zum Beispiel gar nicht wissen, wie mein Digitalsignal am Gleis aussieht, so dass ich dafür vorgefertigten Programmcode verwenden würde. Aber eventuell brauche ich die Aktivierung der Ausgänge in einer bestimmten </text:span><text:soft-page-break/><text:span text:style-name="T35">Reihenfolge. Das ließe sich recht einfach in C umsetzen. Und dann will ich vielleicht einen Motor mit PWM ansteuern. Dafür lässt sich dann der Code verwenden, der für den Lokmotor vorgesehen ist etc.</text:span></text:p>
      <text:p text:style-name="P3"><text:span text:style-name="T34">Wracker</text:span><text:span text:style-name="T35"><text:line-break/>Es soll sich um ein oder 2 Standard Decoderboards handeln kompatible zu den jetzigen Normen (21MTC, ....) pro Spurgröße. Die Motorendstufe soll separat vom Decoder sein. (Wunschdenken). Einfach zu konfigurieren für jedermann. Um sich von anderen abzuheben Ein 2 Draht Bussystem zum Modularen Ausbau.<text:line-break/>a) Synchron schalten einiger Decoder (Doppeltration)<text:line-break/>b) Ansteuern zusätzlicher Motorendstufen (Sinus-Motoren von Tante M., Multimotor-<text:line-break/> <text:s text:c="3"/>Loks, Triebwagen,..)<text:line-break/>c) Frei programmierbare Funktionsausgänge. </text:span></text:p>
      <text:p text:style-name="P3"><text:span text:style-name="T35">d) Modulares Sound System (mehrere Soundendstufen pro Decoder für Triebwagen)<text:line-break/>e) Einfache Soundgestaltung für alle Lok-Typen. Sounddatenbank sollte für gänigen <text:line-break/> <text:s text:c="3"/>Loks zur Verfügung stehen.</text:span></text:p>
      <text:p text:style-name="P3"><text:span text:style-name="T35">Das ist meiner Meinung nach was ein "user" erwartert und ist auch bereit für solche individualisierbaren Teile tiefer in die Tasche zu gereifen .</text:span></text:p>
      <text:p text:style-name="P3"><text:span text:style-name="T34">SAH</text:span><text:span text:style-name="T35"><text:line-break/>Nun zu meinen Vorstellungen eines Open Source Dekoders: wie bei den bekannten OS-Projekten ist die Dokumentation und der Informationsaustausch (RFC's usw) das A und O des Gesamtprojekts. Problematisch wirds dann, wenn Befindlichkeiten geweckt werden, die die vorhandene Patentsituation antasten könnten (z.B. mfx-Funktionalität; man vergleiche mit den mp3-Funktionalitäten unter Linux).</text:span></text:p>
      <text:p text:style-name="P3"><text:span text:style-name="T35">Ein solcher OS-Dekoder sollte nach Möglichkeit sowohl bestehende (ohne diese Kompatibilität ist das Projekt IMHO nicht beständig!), als auch neue und/oder alternative Wege beschreiten können. Gefühlte 85-90% aller Nutzer wollen einen Dekoder, der nach dem Einbau exakt ihre Vorstellungen in mindestens akzeptabler Weise trifft ohne gtoßen Programmieraufwand. Dekoder die wesentlich mehr können gibt es, doch deren Beliebheit hat (siehe Zimo) in gefühlter Weise abgenommen in dem Maße, wie Einstellungen möglich sind (O-Ton ,,Ich will nach dem Einbau nicht noch 5-6 Stunden mit Programmieren verbringen müssen!").</text:span></text:p>
      <text:p text:style-name="P3"><text:span text:style-name="T35">Es könnte eine Stärke von OS-Dekodern sein, diese Aufgaben o.g. 85-90% abzunehmen. Dies erfordert nicht nur exakte Planung, sondern auch profunde Sachkenntnis (Motor-/Modelleigenschaften, CV-Einstellungen, Wirkungsweise derselben usw....) und viel Fleißarbeiten (o.g. Erkenntnisse zu dokumentieren und zusammenzutragen). Preisfrage (die automatisch gestellt wird!): lohnt sich das überhaupt? Antwort (frei nach Radio Eriwan): Im Prinzip ja, aber.....</text:span></text:p>
      <text:p text:style-name="P3"><text:span text:style-name="T34">Andi<text:line-break/></text:span><text:span text:style-name="T35">Ich denke an eine Open-Source-Software (für den PC) mit der sich komplette Sound-Projekte erstellen lassen.<text:line-break/>- Die Sound-Projekte sind ihrerseits wieder Open-Source, so daß eine frei <text:line-break/> <text:s/>verfügbare <text:s/>Sammlung von Soundprojekten entstehen kann.<text:line-break/>- Im Unterschied zu ESU &amp; Co würden auch die einzelnen "Soundschnipsel" frei <text:line-break/> <text:s/>verfügbar sein, so daß jeder diese beim Zusammenstellen seines Soundprojektes<text:line-break/></text:span><text:soft-page-break/><text:span text:style-name="T35"> <text:s/>verwenden kann.<text:line-break/>Man sollte den Spielwert des oben genannten nicht unterschätzen. Einfache Bedienung der Software vorrausgesetzt, kann ich mir gut vorstellen, daß das Erstellen bzw. Optimieren bestehender Soundprojekte richtig Spaß machen kann.</text:span></text:p>
      <text:p text:style-name="P3"><text:span text:style-name="T35">die größte Stärke des OSD wird sein, das er mit schönen Features aufwarten kann. Solange die Features in Software gegossen werden, ist der Open-Source Ansatz der größte Trumpf, denn die Software ist ja kostenfrei, d.h. je mehr in Software realisiert werden kann, desto größer sind die Marktchancen </text:span></text:p>
      <text:p text:style-name="P3"><text:span text:style-name="T34">Alter Schwede II/Erich<text:line-break/></text:span><text:span text:style-name="T35">Ganz oben steht bei mir, egal was für ein Decoder entwickelt wird, Kompatibilität. <text:line-break/>Als Träumerei für unser „New Generation“ Lokdecoder : Rückmeldung und „Intelligenz“. Wenn ein Decoder nicht nur Informationen verarbeiten kann sondern auch Externe Triggers vermitteln könnte. Ich denke dabei an so was wie die Rückmeldung von Externe Daten z.B. RFID. <text:line-break/>- Das Lok meldet wo er sich befindet und löst entweder extern ( in der Centrale ) <text:line-break/> <text:s/>oder intern ( Im Zug ) Kommandos aus…<text:line-break/>- Auf die Anlage werden „Tags“ verteilt. Ohne Verkabelung….<text:line-break/>- Ein kleines Gedächtnis die bei Abfrage sagen könnte wo er ist, wo er zuletzt war. <text:line-break/> <text:s/>( Auch nach ein Absturz der Centrale )</text:span></text:p>
      <text:p text:style-name="P3"><text:span text:style-name="T35">So was könnte der gesamte Rückmeldesituation und Zugsteuerung erheblich verändern. Kurz : Eine BiDi Decoder der etwas mehr kann.</text:span></text:p>
      <text:p text:style-name="P3"><text:span text:style-name="T35">Auch die von „Mobahner“ angesprochenen Decoder zu Decoder Kommunikation finde ich sehr Interessant. Optimal wäre wenn die Kommunikation Drahtlos erfolgen könnte. ( MiWi / ZigBee ) Egal was für eine Centrale oder Infrastruktur im Einsatz wäre könnte man damit Kompatibilität schaffen. Wie wäre es Rückmeldung über die Position bekommen zu können ohne Kabelsallat &amp; zig Module.... ? Oben drauf mit eine eigene ID für jedes Lok und Zug. Vielleicht mit zusatz Daten wie BiDiB sie schon anbieten. Nachträglicher festlegung, erweiterung und änderung von Meldeabschnitten ohne grosse umbauaktionen. Sehr geringer Preis für die einzelne abschnitte. Kompatibel mit schon Vorhandene Rückmeldesysteme. ( Mischbetrieb mit Konventionelle Meldeabschnitten möglich )</text:span></text:p>
      <text:p text:style-name="P3"><text:span text:style-name="T34">HeinH<text:line-break/></text:span><text:span text:style-name="T35">ich würde mir von einem OpenSourche Decoder wünschen, daß er eine Sound-Nachrüstungsoption hat, sei es über die bekannte SUSI-Schnittstelle oder irgendwie anders. Ich müßte mich dann bei der Digitalisierung älterer Loks nicht mehr vorab entscheiden.....</text:span></text:p>
      <text:p text:style-name="P3"><text:span text:style-name="T34">Sharp57</text:span><text:span text:style-name="T35"><text:line-break/>ich halte es für extrem wichtig, unabhängig von Aufbau und den Möglichkeiten der zukünftigen Hardware, dass Otto-Normaldecoderverbraucher sich diesen Decoder entsprechend seinen Vorstellungen über ein ansprechenden GUI "programmieren" kann. Wenn die Decoderhardware von Kersten Tams (oder anderen Herstellern die mit einsteigen wollen) später in ausreichenden Stückzahlen, und somit zu einen ansprechenden Preis, verkauft werden kann, muß die "Programmierung" einfach sein. Wenn ich mir anschaue wie viele Anwender bei dem Lopi V4 schon nicht mehr mitkommen wird mir schlecht. Das ist dann nicht mehr Anwenderfreundlich.</text:span></text:p>
      <text:p text:style-name="P3"><text:span text:style-name="T35">Wenn diese Voraussetzungen nicht geschaffen werden dann wird dieses, wie ich finde tolle Projekt, nur einigen Wenigen vorbehalten bleiben und das wäre, wenn es sich in die von Euch gewünschte </text:span><text:soft-page-break/><text:span text:style-name="T35">Richtung entwickelt, jammerschade.</text:span></text:p>
      <text:p text:style-name="P3"><text:span text:style-name="T35">Ich kenne die OpenDCC Seite und lese dort bisweilen auch mal was nach, aber als Plattform für den eigenen Einstieg wäre mir das zu aufwändig. Und ich kann mir auch nicht vorstellen dass dort die Masse der Modellbahner angesprochen wird.</text:span></text:p>
      <text:p text:style-name="P3"><text:span text:style-name="T35">Also, vergesst nicht den Normalanwender der nicht im stillen Kämmerlein Programmiersprachen erlernen möchte und bezieht diese User in eure Überlegungen mit ein. Jeder Fan des Projektes ist ein potenieller Käufer der dazu beitragen kann Stückzahlen an Hardware zu generieren auf der Euer Projekt nachher läuft.</text:span></text:p>
      <text:p text:style-name="P3"><text:span text:style-name="T35">Wenn mir Funktionen beim alten Decoder fehlen, dann würde ich lieber einen preiswerten neuen Decoder in die Lok einbauen bevor ich einen Funktionsdecoder hinzu rüste, was auch oft an Platzmangel scheitert.</text:span></text:p>
      <text:p text:style-name="P3"><text:span text:style-name="T35">Bedienerfreundlichkeit ist Nach meinem Dafürhalten ein Garant für kommerziellen Erfolg, Anwender die vor Hürden gestellt werden verlieren die Lust am Decoder und kaufen keinen Zweiten.</text:span></text:p>
      <text:p text:style-name="P3"><text:span text:style-name="T35">man sieht gerade bei einem renommierte Hersteller im Forum, dass sich dort sehr großer Unmut über die neue Decodergeneration breit macht.</text:span></text:p>
      <text:p text:style-name="P3"><text:span text:style-name="T34">RainerWahnsinn<text:line-break/></text:span><text:span text:style-name="T35">Mein Produktwunsch wäre eine Dekoderlösung mit/für drahtlose Steuerung / Rückmeldung z.B. per WLAN. Der Transport der Digitalsignale über das Schienen-system ist nun wirklich nicht mehr zeitgemäß. Abgesehen von den techn. Aspekten stellt sich vorrangig ja folgende Kernfrage: </text:span></text:p>
      <text:p text:style-name="P3"><text:span text:style-name="T35">Was könnte einen Modeleisenbahner dazu bewegen,<text:line-break/>a) nochmals Geld auszugeben um vorhandene Dekoder abzulösen ?<text:line-break/>b) erstmals Geld auszugeben um nun doch zu digitalisieren ?</text:span></text:p>
      <text:p text:style-name="P3"><text:span text:style-name="T35">Ich denke, dass hier für den Modeleisenbahner schon echte Kaufgründe her müssen. Und die Bedienerfreundlichkeit ist ganz gewiss eines davon. Deine Anforderung heisst also, dass der Käufer eine Software zum Dekoder erhält, die ihn bei der Konfiguration seiner Lokdekoder komfortabel unterstützt. Insbesondere bei der Optimierung des Fahrverhaltens und der Konfiguration der Dekoderfunktionen. Und dies gemeinwirtschaftlich für die hiesige Dekoderflotte. <text:s text:c="2"/></text:span></text:p>
      <text:p text:style-name="P3"><text:span text:style-name="T35">Ja, so eine Software zum Dekoder wäre gewiss ein Kaufgrund! Insbesondere wenn man sich mal anschaut, was die Zentralen sonst so bereithalten. <text:s/></text:span></text:p>
      <text:p text:style-name="P3"><text:span text:style-name="T35">ich weiß noch, wie ich beim ersten Mal wegen den Fahreigenschaften verzweifelt das CV gesucht hatte, um den Dekoder passend für Motortyp und Getriebeart zu konfigurieren (ob DCM, LFCM, SFCM, etc. ob Schnellzug, Rangierlok usw.). Und ? <text:s text:c="2"/></text:span></text:p>
      <text:p text:style-name="P3"><text:span text:style-name="T35">Kurz zuvor durchforstete ich meine MS 2 nach einem Menüpunkt wie "Dekoderdiagnose". Die Lok stand nu mit frisch eingebauten Dekoder aufm Gleis und nichts tat sich. War da nicht zumindest eine kleine Led auf dem Dekoder? Die grün, oder rot leuchtet, oder gar blinkt? Woran lässt sich erkennen, ob das Ding überhaupt Strom kriegt oder was? Hmh, mal die Beschreibung lesen..., huch ist das die für den Servicetechniker? Wo ist denn die Bedienungsanleitung ??? <text:s text:c="2"/></text:span></text:p>
      <text:p text:style-name="P3"><text:span text:style-name="T35">Da Touch PAD's immer erschwinglicher werden ist es absehbar, dass die Hersteller der Digitalzentralen keine eigenen aufwändigen Displaylösungen mehr in die Zentralen verbauen, </text:span><text:soft-page-break/><text:span text:style-name="T35">sondern zunehmend auf den Anschluss von PAD's setzen und ihre Softwarelösungen dazu anbieten. Ist einfach billiger, schneller und leichter ausgestaltbar. Das wird schon eine feine Sache (im Gegensatz zu klobigen Notebooks usw.). <text:s text:c="2"/></text:span></text:p>
      <text:p text:style-name="P3"><text:span text:style-name="T35">P.S.: hierfür Dekoderseitig schon etwas vorzubauen, wäre also nicht ganz dumm <text:s text:c="2"/></text:span></text:p>
      <text:p text:style-name="P3"><text:span text:style-name="T35">Was die Unterstützung für Modelbahner angeht, denke ich daher auch, dass dies eine softwareseitige Sache ist. Auch um das Papierwerk auf das notwendige Maß zu reduzieren z.B. Quickstart (schematisch).</text:span></text:p>
      <text:p text:style-name="P3"><text:span text:style-name="T35">Es gibt ja auch schon einiges z.B. für die Dekoderkonfiguration per Programm. Man muss sich eben nur ein halbes Jahr zuvor mit der zugrundeliegenden Technik und den Fachbegrifflichkeiten und den Einschränkungen vertraut machen, dann erscheint die Oberfläche und die Benutzerführung sogar wieder plausibel. <text:s text:c="2"/></text:span></text:p>
      <text:p text:style-name="P3"><text:span text:style-name="T35">Bezeichnungen wie CV's, Register, Motorkennlinie, Bit, Increment, Binär, PID-Regelung uvm. also besser nicht auf der Benutzeroberfläche, und die Thematik eher aus der Sicht von Modeleisenbahnern (und Verkäufern) angegangen. </text:span></text:p>
      <text:p text:style-name="P3"><text:span text:style-name="T35">Hmh, die Mehrheit "will" wahrscheinlich nur einen Dekoder, weil der Digitalbetrieb einfach einen voraussetzt. Und hat sich dann damit abzufinden, das neben dem Lichtumbau auch noch ein Motorumbau hinzukommt. Um dafür aber auch teure Lokdekoder einbauen zu können. Und noch mehr Geld, wenn er Zusatzfunktionen will (Funktionsdekoder). </text:span></text:p>
      <text:p text:style-name="P3"><text:span text:style-name="T35">Hieraus resultieren folgende Pflichten / Lasten: <text:s text:c="2"/><text:line-break/>- für den Dekoder ist eine "eigene" Firmware herstellbar (bei schaffbarem Aufwand <text:line-break/> <text:s/>und Anspruch)<text:line-break/>- der Dekoder ist mit Firmware beladbar / upgradbar (egal ob mit quelloffener <text:line-break/> <text:s/>Firmware, oder nicht)<text:line-break/>- Modelbahner können die von Ihm bevorzugte Firmware selbst auf den Dekoder <text:line-break/> <text:s/>aufspielen (oder lassen z.B. durch Vereine / Modelbahnshops)</text:span></text:p>
      <text:p text:style-name="P3"><text:span text:style-name="T35">Ich freue mich jedesmal, wenn ein Firmware-Update neue Funktionen oder Fehlerbereinigungen bringt, und ich meine geliebten Geräte erstmal weiterbehalten kann. Ein Dekoder mit dem das auch möglich ist, würde ich allen anderen gegenüber ganz klar vorziehen.</text:span></text:p>
      <text:p text:style-name="P3"><text:span text:style-name="T35">Die ableitbaren Aufgaben daraus: <text:s text:c="2"/><text:line-break/>- eine vereinfachte Programmierumgebung für die Entwicklung der Dekoder-<text:line-break/> <text:s/>firmware <text:s/>bereitstellen (siehe am Beispiel Arduino / Railuino)<text:line-break/>- Funktionsbibliotheken für die Firmwareentwicklung entwickeln (offener Quellcode <text:line-break/> <text:s/>wie z.B. Includes für C++ usw.)<text:line-break/>- einen Update-Mechanismus zu entwickeln (per PC bzw. über Update-Box an <text:line-break/> <text:s/>Schiene bzw. über Funk)<text:line-break/>- eine erste Firmware für quelloffene Protokolle (DCC, etc.) entwickeln<text:line-break/>- Funktionsbibliotheken für die Entwicklung von Modelbahnsoftware entwickeln <text:line-break/> <text:s/>(offener Quellcode wie z.B. Includes für C++ usw.)</text:span></text:p>
      <text:p text:style-name="P3"><text:span text:style-name="T35">ja, entscheidender ist da wohl eher, was so ein Dekoder maximal kosten darf. Bei mir lag die Schmerzgrenze (nur um überhaupt digital fahren zu können(!) bei ca. 20€ je Lok. Inclusive Kleingesch.-rat wie Ersatzteile, Wartung, Stützkondensator, Kabel, Lichtersatz (Led) usw. </text:span></text:p>
      <text:p text:style-name="P3"><text:soft-page-break/><text:span text:style-name="T35">Das ermöglichte mir nur (!) der ld-w-32. Sonst wäre ich definitiv analog geblieben. Und der macht seine Sache wirklich gut (Anfahrkick, Multiprotokoll, Railcom, Rangierbetrieb, etc.). Natürlich kommen auch mal teurere Dekoder hinzu, vereinzelt, eben dann und dort, wo die Sache auch den Mehrpreis rechtfertigt und der Dekoder das wirklich hergibt... </text:span></text:p>
      <text:p text:style-name="P3"><text:span text:style-name="T35">Für Digital-Ein/Umsteiger ist bei ca. 20 - 25€ Maximalkosten je Lok eben einfach Schluss. Für Fortgeschrittene dagegen stellt ein Mindestpreis von ca. 35€ anscheinend kein Problem da. Und für drüber hinaus gibts es ja auch noch Käufer <text:s text:c="2"/></text:span></text:p>
      <text:p text:style-name="P3"><text:span text:style-name="T35">Wahrscheinlich macht es Sinn, den Dekoder mit jeweils für die Zielgruppe passender Ausstattung anzubieten. Wobei ich mir gut vorstellen kann, das ein robuster Einsteigerdekoder mit updatebarer bzw. angepasster Firmware auch Fortgeschrittene interessieren dürfte, die keine so gehobenen Ansprüche haben. Man überlege sich mal, wenn es für die Deltadekoder eine neue Firmware gäbe...</text:span></text:p>
      <text:p text:style-name="P3"><text:span text:style-name="T35">Letzendlich machen die Geräte (auch Dekoder) das Rennen, für die es regelmäßig frische Firmwareupdates gibt, oder angepasste bzw. alternative Firmware. Erst recht, wenn sie noch weitere Features bringen (siehe Fritzbox). </text:span></text:p>
      <text:p text:style-name="P3"><text:span text:style-name="T34">Ruhr-Sider<text:line-break/></text:span><text:span text:style-name="T35">Ich denke da an modular ausbaufähige Decoder, deren "Intelligenz (Protokolle, Funktionen, Ausgänge, Sounds, etc.)" der Anwender selbst aus einem Addin-Pool für Hard- und Software zusammenstellen kann. Wichtig wären mir z.B. auch die Möglichkeit, AUX-Ausgänge erweiterbar zu machen. Vier ext. Ausgänge sind manchmal einfach zuwenig.</text:span></text:p>
      <text:p text:style-name="P3"><text:span text:style-name="T34">B-B</text:span><text:span text:style-name="T35"><text:line-break/>die Decoder auch für die Freunde der großen Spurweiten zu verwirklichen und werfe mal noch RFID (Identifizierung mit Hilfe elektromagnetischer Wellen). Die Basis könnte man ja, ähnlich wie ein Evaluationsboard, bereitstellen. Ein Decoder mit Motorendstufe und einer bestimmten Anzahl von Ausgängen, halt so viele wie drauf passen. Darauf befindlich ist auf jeden Fall die Möglichkeit, Software einzuspielen. Ausgeliefert wird das von Kersten ohne Software für einen entsprechenden Preis.</text:span></text:p>
      <text:p text:style-name="P3"><text:span text:style-name="T35">Diese Basis kann entweder einer alleine nutzen, um seinen Wunschdecoder damit zu realisieren oder man tut sich zusammen. Jeder Programmierer kann sein Projekt (kostenfrei!) samt Quelle veröffentlichen und so die Basis für Weiterentwicklungen oder Verbesserungen stellen.</text:span></text:p>
      <text:p text:style-name="P3"><text:span text:style-name="T35">- fahrstufengesteuerten Strobe<text:line-break/>- brauchen railcom und Co. ....<text:line-break/>- super guten Motorregelung / Lastregelung über Sound bis zu Railcom.</text:span></text:p>
      <text:p text:style-name="P3"><text:span text:style-name="T35">Was in meinen Augen wichtig wäre, sind zahlreiche Funktionsausgänge für eine individuelle Programmierung (also man kann Frei den Ausgängen Funktionen zuweisen, vom Blinklicht bis zu Zeitgliedern für Kupplungen.) Diese ganze Programmierung sollte über ein Tool passieren und somit den Anwendern die Konfiguration zu erleichtern und auch die Einstellungen von einem Decoder zum anderen zu kopieren.</text:span></text:p>
      <text:p text:style-name="P3"><text:span text:style-name="T35">- den gesamten CV-Bereich (bis 1024), als auch eine Einbindung von <text:line-break/> <text:s/>Drehstrommotoren vorsehen<text:line-break/>- die CV´s neu zu ordnen, welche derzeit sehr chaotisch ist<text:line-break/>- Analogbetrieb<text:line-break/></text:span><text:soft-page-break/><text:span text:style-name="T35">- Dekoderlösung mit/für drahtlose Steuerung/Rückmeldung z.B. per WLAN<text:line-break/>- modular ausbaufähige Decoder, deren "Intelligenz (Protokolle, Funktionen, <text:line-break/> <text:s/>Ausgänge, Sounds, etc.)" der Anwender selbst aus einem Addin-Pool für Hard- <text:line-break/> <text:s/>und Software zusammenstellen kann<text:line-break/>- Möglichkeit, AUX-Ausgänge erweiterbar zu machen<text:line-break/>- großen Spurweiten<text:line-break/>- RFID</text:span></text:p>
      <text:p text:style-name="P3"><text:span text:style-name="T34">Samy1981/Thomas</text:span><text:span text:style-name="T35"><text:line-break/>Ich erwarte von einem OpenSource Decoder:<text:line-break/>- Vorteile gegenüber bestehenden Decodern.<text:line-break/>- Innovationen</text:span></text:p>
      <text:p text:style-name="P3"><text:span text:style-name="T35">Das ist jetzt natürlich sehr allgemein gehalten, aber wenn ich hier die doch schon sehr speziellen Wünsche einiger lese, frage ich mich 1.braucht das die breite Masse überhaupt und 2.wie lange soll es dauern bis man an erstmal an dem Punkt ist, Spezialwünsche zu realisieren.....</text:span></text:p>
      <text:p text:style-name="P3"><text:span text:style-name="T35">Vorteile zu bestehenden Decodern können sein:<text:line-break/>- preisgünstiger<text:line-break/>- einfaches Programmieren/Konfigurieren</text:span></text:p>
      <text:p text:style-name="P3"><text:span text:style-name="T35">Mehr sehe ich da einfach nicht. Ich finde die erhältlichen Decoder bieten schon einen so breiten Funktionsumfang das die breite Masse es doch jetzt schon kaum ausnutzt. Auch die Fahreigenschaften sind zu 99% eigentlich mehr als zufriedenstellend.</text:span></text:p>
      <text:p text:style-name="P3"><text:span text:style-name="T35">Ich sehe auch nicht die Notwendigkeit die CVs neu zu erfinden, CVs sind nichts anderes als eine Tabelle/Liste, wie das dem Benutzer dann Präsentiert wird ist einfach eine Frage der GUI. Aber ich sehe die Notwendigkeit die Moba endlich mal einfach und kostengünstig an den PC zu bringen. Man kann heutzutage das gesamte Haus mit PC und Smartphone steuern, doch wenn man das mit seiner Anlage machen möchte muss man entweder erstmal ordentlich Technik anschaffen oder ein Technik Freak sein der irgendwelche Bastel-Lösungen umsetzt.</text:span></text:p>
      <text:p text:style-name="P3"><text:span text:style-name="T35">Ich würde auch eher mal Richtung "Volksdecoder" gehen, einfach und Robust, sozusagen unkaputbar und günstig. Wo auch ein Digitaleinsteiger ohne großen Einsatz mal riskieren kann ein Decoder zu verblasen..... Man könnte hier die Basisdecoder der einzelnen Hersteller unter die Lupe nehmen und schauen was sich da verbessern lässt.</text:span></text:p>
      <text:p text:style-name="P3"><text:span text:style-name="T33">4. Wunschliste </text:span><text:span text:style-name="T35">(Zusammenfassung vom 17.09.2012)</text:span></text:p>
      <text:p text:style-name="P3"><text:span text:style-name="T35">Anzahl der Funktionsausgänge: 6/8<text:line-break/>max. Belastbarkeit der Funktionsausgänge: 250mA<text:line-break/>kurzschluss-sicher: ja<text:line-break/>mind. ein FX-Ausgang muss einen Rauchgenerator treiben können!<text:line-break/><text:line-break/>Effekte:<text:line-break/>- Fahrstufenabhängiges Dimmen (wie bisher "Alternatives Dimmen"), <text:line-break/> <text:s/>Fahrstufen sollen Dimmwerte zugeordnet werden (für Rauchgenerator)<text:line-break/>- Feuerbüchsenflackern<text:line-break/>- Schaltwerkblitz beim Schalten von Fahrstufen (für wirkliche Altbau-Eloks)<text:line-break/>- richtiger Entkupplungswalzer<text:line-break/></text:span><text:soft-page-break/><text:span text:style-name="T35">- Ankuppelwalzer<text:line-break/>- Makros<text:line-break/>- Blinken<text:line-break/>- Zeitglieder für die Ausgänge<text:line-break/><text:line-break/>Anzahl Eingänge: 2<text:line-break/>- Art der Eingänge: auslösen gegen Schienenmasse<text:line-break/>- Auswertung der Eingänge mittels RailCom<text:line-break/>- Hall-Eingang entweder für Getriebe-Speed oder für radsynchrone Dampfstöße <text:line-break/> <text:s/>oder gefahrene Strecke<text:line-break/>- PWM-Eingang (für echtes InduSi) und parallel dazu RXD-Eingang (km-Steine)<text:line-break/>- aufsteckbare Lösung für drahtlose Steuerung/Rückmeldung<text:line-break/><text:line-break/>Volle Makrofähigkeit bzgl. Ein- und Ausgängen (im Fahr-Betrieb änderbar (POM))<text:line-break/>Motorendstufe für Motorart: Gleichstrom, Allstrom<text:line-break/>max. Belastbarkeit Endstufe: 1,5A<text:line-break/><text:line-break/>Schnittstellen: SUSI, PluX und/oder mtc<text:line-break/><text:line-break/>Analog DC und AC<text:line-break/>Umschaltimpulsfest auch bei alten blauen Märklin-Trafos<text:line-break/><text:line-break/>Integrierter Energiespeicher für stromlose Abschnitte<text:line-break/>Externes Energie-Managment<text:line-break/><text:line-break/>Diagnose-LED's<text:line-break/><text:line-break/>Railcom und Railcom Plus<text:line-break/>mfx-Rückmeldeausgang aufs Gleis (=&gt; 150mA-Last über PWM, Phase per SW umkehrbar)  <text:s text:c="18"/><text:line-break/>Hardware-Reset<text:line-break/><text:line-break/>extrem feines Anfahren der Lok<text:line-break/>Lastregelung durch IST und Soll Vergleich der Motordrehzahl<text:line-break/>Konstanter Bremsweg (über Hall-Eingang gem. gefahrene Strecke)  <text:s text:c="18"/><text:line-break/>Anfahrkick<text:line-break/>Seriennummer bzw. Dekoder-ID<text:line-break/>Auswahl Motortyp, Loktyp bzw. Getriebeart<text:line-break/><text:line-break/>Befestigungsmöglichkeit<text:line-break/>Vollbelegung der Schnittstellen PluX22 bzw mtc21<text:line-break/><text:line-break/>----- Wünsche außerhalb des Decoders: -----<text:line-break/>externes Tool für die Konfiguration</text:span></text:p>
      <text:p text:style-name="P3"><text:span text:style-name="T33"><text:line-break/>5. Erwartungen </text:span><text:span text:style-name="T35">(Was erwarte ich von einem OpenSourche Decoder?)</text:span></text:p>
      <text:p text:style-name="P3"><text:soft-page-break/><text:span text:style-name="T34">?<text:line-break/></text:span><text:span text:style-name="T35">- Anzahl der verstärkten Ausgänge: 6 Stück<text:line-break/>- Eine Aufteilung z.B. 4x 100mA und 2x 300mA (oder andere Werte) steht zur <text:line-break/> <text:s/>Diskussion.</text:span></text:p>
      <text:p text:style-name="P3"><text:span text:style-name="T35">Betriebsarten:<text:line-break/>- DCC (Digital) 14, 28 oder 128 Fahrstufen<text:line-break/>- RailCom?<text:line-break/>- MMII (Digital) Spannungsfestigkeit mindestens 25V (das kann leicht mit der <text:line-break/> <text:s/>Zentraleinheit 6021 im Leerlauf erreicht werden, auch mit modernen Trafos) 14 <text:line-break/> <text:s/>oder 28 Fahrstufen<text:line-break/>- DC (analog) (HVW kommt automatisch dazu, da es einige DC-Fahrgeräte gibt, die <text:line-break/>- zwar gleichrichten aber nicht glätten)<text:line-break/>- AC (analog) Spannungsfestigkeit bei 50V für den Umschaltimpuls (ist state of the <text:line-break/> <text:s/>art bei Zimo) und vermeidet betriebliche Probleme.</text:span></text:p>
      <text:p text:style-name="P3"><text:span text:style-name="T35">Effekte:<text:line-break/>- Fahrstufenabhängiges Dimmen (wie bisher "Alternatives Dimmen"), Fahrstufen <text:line-break/> <text:s/>sollen Dimmwerte zugeordnet werden (für Rauchgenerator)<text:line-break/>- Feuerbüchsenflackern<text:line-break/>- Schaltwerkblitz beim Schalten von Fahrstufen (für wirkliche Altbau-Eloks)<text:line-break/>- richtiger Entkupplungswalzer<text:line-break/>- Ankuppelwalzer<text:line-break/>- Makros<text:line-break/>- Blinken<text:line-break/>- Zeitglieder für die Ausgänge<text:line-break/>- Schnittstellen: SUSI, PluX und/oder mtc</text:span></text:p>
      <text:p text:style-name="P3"><text:span text:style-name="T34"><text:line-break/>MünchnerKindle</text:span><text:span text:style-name="T35"><text:line-break/>- Anzahl der Funktionsausgänge: 6<text:line-break/>- max. Belastbarkeit der Funktionsausgänge: min 100mA(?)<text:line-break/>- kurzschlusssicher: wünschenswert</text:span></text:p>
      <text:p text:style-name="P3"><text:span text:style-name="T35">Effekte:<text:line-break/>- Fahrstufenabhängiges Dimmen (wie bisher "Alternatives Dimmen")<text:line-break/>- Feuerbüchsenflackern<text:line-break/>- Schaltwerkblitz beim Schalten von Fahrstufen (für wirkliche Altbau-Eloks)<text:line-break/>- eine Idee hebe ich mir noch auf, die kommt in einem eigenen Beitrag <text:line-break/>- Anzahl Eingänge: 2<text:line-break/>- Art der Eingänge: Gegen Schienenmasse<text:line-break/>- Motorendstufe für Motorart: Gleichstrom<text:line-break/>- max. Belastbarkeit Endstufe: 1A<text:line-break/>- Schnittstellen: SUSI ja!</text:span></text:p>
      <text:p text:style-name="P3"><text:span text:style-name="T34">Andi</text:span><text:span text:style-name="T35"><text:line-break/>Effekte:<text:line-break/>- Fahrstufenabhängiges Dimmen (wie bisher "Alternatives Dimmen") ich möchte diese Funktion nutzen, um den Raucherzeuger abhängig von der Fahrstufe mit unterschiedlicher Spannung zu </text:span><text:soft-page-break/><text:span text:style-name="T35">versorgen, d.h ich hätte gern die Möglichkeit mehreren Fahrstufen (3 bis 5 einstellbare Werte reichen) jeweils eine Spannung zuzuordnen, die am Ausgang liegen soll, wenn diese Fahrstufe unter- bzw. überschritten wird. Außerdem muß der Ausgang genug Strom für einen Rauchsatz liefern können.<text:line-break/>- Einen Kuzpplungswalzer wünsche ich mir für den neuen Decoder ebenfalls.</text:span></text:p>
      <text:p text:style-name="P3"><text:span text:style-name="T34">Jstrean/Jürgen<text:line-break/></text:span><text:span text:style-name="T35">- Anzahl Eingänge: 2<text:line-break/>- Art der Eingänge: Gegen Schienenmasse<text:line-break/>- Auswertbarkeit der Eingänge mittels RailCom</text:span></text:p>
      <text:p text:style-name="P3"><text:span text:style-name="T34">Kaeselok/Kalle</text:span><text:span text:style-name="T35"><text:line-break/>betreff: Auswertbarkeit der Eingänge mittels RailCom <text:s/><text:line-break/>Nun ja, das wäre natürlich das i-Tüpfchen! Aber ich wäre schon mit "Makros", die man auf den Eingängen bei Kontakt gegen Schienenmasse (gut!) abrufen kann, zufrieden. Stichwort: Ankuppelwalzer. Kersten versteht mich! <text:s text:c="2"/></text:span></text:p>
      <text:p text:style-name="P3"><text:span text:style-name="T35">Ansonsten muss ich sagen, dass 6 verstärkte Ausgänge mehr als genug für 99,5% aller Anwendungen sind! Ich würde mir bzgl. der Motorausgänge wünschen, dass ein sehr "hochfrequentes" Ansteuern der Motoren möglich ist! Bei den Ausgängen wäre ein einfaches Blinken für Warnblinker bei Wartungsfahrzeugen nicht zu verachten?!</text:span></text:p>
      <text:p text:style-name="P3"><text:span text:style-name="T34">MünchnerKindle</text:span><text:span text:style-name="T35"><text:line-break/>Vorgeschichte: Jeder Decoder hat eine gewisse Anzahl vorgefertigter und definierter Funktionen. Das sollte für Standardfunktionen wie normales Spitzenlicht und Kupplungssteuerung auch gerne so bleiben, für alles andere, wie Feuerbüchsenflackern, Schaltwerksfunken, Führerstandsbeleuchtung, Blinklicht ect. würde ich die Möglichkeit schaffen, diese über CV zu definieren.</text:span></text:p>
      <text:p text:style-name="P3"><text:span text:style-name="T35">Idee: Also ähnlich wie die individuelle Geschwindigkeitskennlinie sollte es zwei frei und individuell definierbare Effekte geben, die man über CVs definieren kann. Programme wie CV-Navi wüden dem Anwender dann bei der Arbeit helfen.</text:span></text:p>
      <text:p text:style-name="P3"><text:span text:style-name="T34">Ktams<text:line-break/></text:span><text:span text:style-name="T35">zum Schaltbild:<text:line-break/>- J11 bis J14 ist die SUSI-Buchse. Hierüber wird der Decoder zur Zeit auch <text:line-break/> <text:s/>zusammen mit TP3 programmiert (Firmware).<text:line-break/>- X20 und X21 sind derzeit die beiden Eingänge.<text:line-break/>- X17 ist der Ausgang für das Servo-Signal.</text:span></text:p>
      <text:p text:style-name="P3"><text:span text:style-name="T35">Was man mit diesen Pins aber im Endeffekt macht, ist nicht fest gelegt. Da hat man freie Hand. </text:span></text:p>
      <text:p text:style-name="P3"><text:span text:style-name="T34">Peter Müller</text:span><text:span text:style-name="T35"><text:line-break/>- Umschaltimpulsfest auch bei alten blauen Märklin-Trafos<text:line-break/>- Integrierter Energiespeicher für stromlose Abschnitte<text:line-break/>- Anfahrkick</text:span></text:p>
      <text:p text:style-name="P3"><text:span text:style-name="T34">Fichtelbahn/Christoph Schörner</text:span><text:span text:style-name="T35"><text:line-break/>- Zeitglieder für die Ausgänge<text:line-break/>- Railcom und Railcom Plus<text:line-break/>- externes Tool für die Konfiguration<text:line-break/></text:span><text:soft-page-break/><text:span text:style-name="T35">- extrem feines anfahren der Lok<text:line-break/>- Lastregleung durch IST und Soll Vergleich der Motordrehzahl</text:span></text:p>
      <text:p text:style-name="P3"><text:span text:style-name="T34">est2fe</text:span><text:span text:style-name="T35"><text:line-break/>- mfx-Rückmeldeausgang aufs Gleis (=&gt; 150mA-Last über PWM, Phase per SW <text:line-break/> <text:s/>umkehrbar) <text:line-break/>- PWM-Eingang (für echtes InduSi)<text:line-break/>- und parallel dazu RXD-Eingang (km-Steine) <text:line-break/>- mind. ein FX-Ausgang muss einen Rauchgenerator treiben können! <text:line-break/>- Hall-Eingang entweder für Getriebe-Speed oder für radsynchrone Dampfstöße <text:line-break/> <text:s/>oder gefahrene Strecke <text:line-break/>- Volle Makrofähigkeit bzgl. Ein- und Ausgängen (im Fahr-Betrieb änderbar (POM)). <text:line-break/>- Konstanter Bremsweg (über Hall-Eingang gem. gefahrene Strecke) </text:span></text:p>
      <text:p text:style-name="P3"><text:span text:style-name="T34">maquetista15/Eduard<text:line-break/></text:span><text:span text:style-name="T35">- DCC, DC, railcom, railcom+, SUSI<text:line-break/>- 6 Funktionsausgänge mit mindestens 250mA Belastbarkeit unabhängig von F0<text:line-break/>- echter Kupplungswalzer<text:line-break/>- Rauchgenerator Fahrstufen abhängig</text:span></text:p>
      <text:p text:style-name="P3"><text:span text:style-name="T34">rainerwahnsinn<text:line-break/></text:span><text:span text:style-name="T35">Hier noch ein paar Punkte zugunsten einer zukünftig erleichterten Dekoder-Ein-/Umbaupraxis:<text:line-break/>- Aufsteckbarkeit des Dekoder auf eine Schnittstellenplatine (kein Löten bzw. <text:line-break/> <text:s/>Kabelei)</text:span></text:p>
      <text:p text:style-name="P3"><text:span text:style-name="T35">Leider fallen bei/nach einem Dekodereinbau üblicherweise doch noch so weitere Arbeiten und Zusatzkosten an, die längst mal erübrigt gehörten (Stützkondensator, Widerstände für LED's, Befestigungen, etc.)</text:span></text:p>
      <text:p text:style-name="P3"><text:span text:style-name="T35">- Ersparnis weiterer Bauteile</text:span></text:p>
      <text:p text:style-name="P3"><text:span text:style-name="T35">Ich hoffe ja auf eine Duo-Lösung: Dekoder zusammen mit innovativer Schnittstellenplatine <text:s text:c="2"/><text:line-break/>- am liebsten im Case mit einer Art Knopfzelle/Akku (Stromspeicher)<text:line-break/>- aufsteckbare Lösung für drahtlose Steuerung/Rückmeldung<text:line-break/>- "Diagnose-LED's"<text:line-break/>- Reset-Dip das man den Decoder manuell resetten kann z.B. wenn er über die <text:line-break/> <text:s/>Digitalzentrale nicht mehr adressierbar ist. </text:span></text:p>
      <text:p text:style-name="P3"><text:span text:style-name="T35">So wie der CMOS Reset bei PC's, wo dies durch das Kurzschließen, zweier dafür vorgesehener Kontakte / Stifte möglich ist. </text:span></text:p>
      <text:p text:style-name="P3"><text:span text:style-name="T35">CV's für<text:line-break/>- Seriennummer (endlich mal ein Ident !)<text:line-break/>- Auswahl Motortyp, Loktyp bzw. Getriebeart<text:line-break/>- Dekoder-ID </text:span></text:p>
      <text:p text:style-name="P3"><text:span text:style-name="T35">Bzgl. Allstrom-Lösung eine Frage an Kersten Tams: <text:line-break/>angeregt durch SAH's Arbeit (Regelung Reihenschlussmotoren..) habe ich mich selbst davon überzeugen können, dass der Betrieb eines LD-G-Dekoders an der klassischen Feldspule durchaus möglich ist (schon allein mit 2 Schottky-Dioden, auch ohne Elko's). Und das die Lastregelung ebenfalls funktioniert (wegen den Schottky's). Und dies nicht nur so lala...</text:span></text:p>
      <text:p text:style-name="P3"><text:soft-page-break/><text:span text:style-name="T35">Die Ersparnis eines Motorumbaus und eines Permanentmagneten wäre für Digitaleinsteiger (mit großem Analogfuhrpark und Wunsch auf Lastregelung) schon eine enorme Erleichterung...</text:span></text:p>
      <text:p text:style-name="P3"><text:span text:style-name="T34">rainerwahnsinn</text:span><text:span text:style-name="T35"><text:line-break/>Bzgl. Platz auf Dekoderplatine für Bauteile, Schnittstellen usw. die fortschreitende Miniaturisierung der Lokdekoder ist m.E. letztendlich nur dadurch gehemmt, dass sich die Schnittstellen darauf eben nicht in gleichem Maße mitverkleinern lassen, und folglich auf eine eigene Platine ausgelagert gehören, auf die der Mini-Dekoder selbst dann nur aufgesteckt wird. </text:span></text:p>
      <text:p text:style-name="P3"><text:span text:style-name="T35">Man müsste mal abwägen, ob dies nicht für den OS Dekoder hier schon so angezeigt und auch machbar ist: aufsteckbarer Mini-Dekoder und aufnehmende Schnittstellenplatine...</text:span></text:p>
      <text:p text:style-name="P3"><text:span text:style-name="T35">Hier nun der Erstentwurf für eine Beschreibung des Produkts. Bin mal gespannt, was davon am Ende übrig bleibt. <text:s/></text:span></text:p>
      <text:p text:style-name="P3"><text:span text:style-name="T35">Zielgruppen</text:span></text:p>
      <text:p text:style-name="P3"><text:span text:style-name="T35">- Modeleisenbahner mit umfangreicher, aber überwiegend noch analoger Anlage</text:span></text:p>
      <text:p text:style-name="P3"><text:span text:style-name="T35">- Modeleisenbahner mit digitaler Anlage, mit einem Mix an Dekodern verschiedener <text:line-break/> <text:s/>Hersteller unterschiedlichen Technikstandes. Programm ist hier die Rückführung <text:line-break/> <text:s/>der Dekoderflotte auf wenige Standarddekoder mit aktueller Technik. Die <text:line-break/> <text:s/>Investition soll lange währen. Eine auswechselbare Firmware wäre ideal.<text:line-break/>- Modeleisenbahner die vor allem Wert auf unabhängige Weiterentwickelbarkeit der <text:line-break/> <text:s/>Funktionalitäten großen Wert legen. Eine ausbaufähige Firmware wäre ideal.</text:span></text:p>
      <text:p text:style-name="P3"><text:span text:style-name="T35">Produkt</text:span></text:p>
      <text:p text:style-name="P3"><text:span text:style-name="T35">Geboten wird eine Lösung, die eine schrittweise und kostengünstige Aufrüstung zum digitalen Fahrbetrieb ermöglicht. Das liebgewonnene Vorhandene kann großteils weitergenutzt werden. Hohe Investitionen für Umstiegselektronik sind nicht erforderlich. Was vorher problemlos und zufriedenstellend lief, geht nachher ebenso. Zuverlässig, Unkompliziert. Ein leichtes Plus an verbesserten Fahreigenschaften, zusätzliche Funktionen und weitere Anschlussmöglichkeiten sind automatisch dabei. </text:span></text:p>
      <text:p text:style-name="P3"><text:span text:style-name="T35">Der Einbau setzt keine Technikererfahrung voraus, die einfache Praxis genügt. Die Grundausstattung des Dekoders erübrigt weitere elektronische Bauteile wie z.B. Stützkondensatoren, Entstördrossel, Widerstände für Led's. Status- und Diagnoseanzeigen machen den Betriebszustand des Dekoders nach dem Einbau ersichtlich. Ein Reset direkt am Dekoder stellt die Ursprungskonfiguration auch dann wieder her, wenn über die Digitalzentrale eben mal "nichts mehr geht". </text:span></text:p>
      <text:p text:style-name="P3"><text:span text:style-name="T35">Einfache Steckbrücken ermöglichen, den Dekoder für Motor und Getriebe passend voreinzustellen. Schon beim Einbau. Raffinierte Routinen des Dekoders (lokdrive) erparen die vormalige Justierungsarbeit für die grundlegenden Fahreigenschaften. Das reicht erstmal. lokdrive ermöglicht auch eine darüber hinausgehende Optimimierung. Bei Bedarf. Direkt am PC. Programmgestützt. Benutzerfreundliche Optimierungsassistenten leiten die Optimierung gezielt an. Auswählbare Musterkonfigurationen (anpassbar) machen alles in einem Rutsch. Die klassische Konfiguration der Variablen (CV / Register) an der Digitalzentrale steht natürlich auch zur Verfügung. Wie gewohnt.</text:span></text:p>
      <text:p text:style-name="P3"><text:span text:style-name="T35">Die Ansprüche wachsen? Ein spezieller Modelleisenbahnbetrieb ist gewünscht? Kein Problem. </text:span><text:soft-page-break/><text:span text:style-name="T35">Laden Sie einfach das passende lokfirm auf Ihren Dekoder. lokfirm umfasst alle Softwareroutinen und Basisdaten Ihres Dekoders, ist frei anpassbar, und grundsätzlich kostenlos. Fragen Sie bei Ihrem Fachhändler nach, oder begleiten Sie das wachsende Angebot an lokfirm Entwicklungen, mit vielen neuen, speziellen Funktionen z.B. in Ihrem Modelbahnforum...</text:span></text:p>
      <text:p text:style-name="P3"><text:span text:style-name="T35">Varianten</text:span></text:p>
      <text:p text:style-name="P3"><text:span text:style-name="T35">Der osd-hobby ist in verschieden technischen Ausbaustufen verfügbar:</text:span></text:p>
      <text:p text:style-name="P3"><text:span text:style-name="T35">-basic für Digitaleinsteiger (bis ca. 20€) </text:span></text:p>
      <text:p text:style-name="P3"><text:span text:style-name="T35">Die Schlüsselvariante für die möglichst unkomplizierte und preisgünstige Aufrüstung zum Digitalbetrieb. Einfach, robust, zuverlässig, praktisch. Nur das, was man braucht. Nur das, was bisher auch reichte. Ergänzt um Vorteile, welche die Digitaltechnik schon selbst mitbringt. Ohne weitere Kosten. Kein zusätzlicher Kauf eines Permanentmagneten usw. erforderlich. Plus rudimentärer Lastregelung. Plus aufgespieltem lokfirm, passend für das bevorzugte Betriebsprotokoll (analog/digital). Die aktuelle Version der kostenlosen Software lokdrive laden Sie einfach aus dem Internet. Alle schriftlichen Dokumente zum osd-hobby sind gleich mit enthalten. </text:span></text:p>
      <text:p text:style-name="P3"><text:span text:style-name="T35">-extend für Digitalausbauer (unter 30€) </text:span></text:p>
      <text:p text:style-name="P3"><text:span text:style-name="T35">Die Ausbauvariante. Alles was den osd-basic ausmacht, aber um genormte, technische Schnittstellen erweitert. Für Sound und weiteren Funktionen die man sich nun doch gönnen möchte. Auch Funk. </text:span></text:p>
      <text:p text:style-name="P3"><text:span text:style-name="T35">-profi für Digitalspezialisten (ab 35€) </text:span></text:p>
      <text:p text:style-name="P3"><text:span text:style-name="T35">Die "keine Kompromisse" Variante. Für Modelbahner, die auf eine technische Ausbaustufe und Leistungsfähigkeit Wert legen, die Ihre Pläne so schnell keine Steine in den Weg legt. Hier ist connectivity und power angesagt. Viele Anschlussmöglichkeiten und genormte Schnittstellen sind der Trumpf. Alles was eine Lok können soll, soll auch möglich sein. Der osd-hobby-profi hat die Leistung dazu. Die Erweiterung des lokfirm, aber auch des lokdrive wird zum (Heim)Projekt.</text:span></text:p>
      <text:p text:style-name="P3"><text:span text:style-name="T34">Stefan Kraus</text:span><text:span text:style-name="T35"><text:line-break/>Mir wäre wichtig, dass der Dekoder alles bietet, was auf der MTC21 (und der Plux22) zu finden ist.Da müsste nur noch die HW für die mfx-Rückmeldung drauf.</text:span></text:p>
      <text:p text:style-name="P3"><text:span text:style-name="T35">Meine Vorstellung (= Anforderungen) an den Dekoder wären ungefähr die Folgenden.</text:span></text:p>
      <text:p text:style-name="P3"><text:span text:style-name="T35">Hardware:<text:line-break/>- Anschlussbuchse, -belegung und Größe nach NEM660 (MTC21), daher 15,5 mm x <text:line-break/> <text:s/>30 mm max.<text:line-break/>- Lötanschlüsse zusätzlich an der Buchsenkante für direkt angelötete Kabel (wie bei <text:line-break/> <text:s/>den Märklin mLD/mSD)<text:line-break/>- Alle möglichen Ein- und Ausgangspins sollen belegt sein, speziell die Folgenden <text:line-break/> <text:s/>Vorgaben erfüllen.<text:line-break/>- 2 Eingangspins, die gegen Masse schalten (also interne Pull-ups haben)<text:line-break/>- SUSI (aka Zugbus)<text:line-break/>- Motorausgang kann DC- und AC-Motoren bedienen (dann gegen GND), max. 1,5 A<text:line-break/>- 4 Ausgänge mit max. 100 mA (F0r, F0f, AUX1, AUX2)<text:line-break/>- 2 Ausgänge mit max. 500 mA oder Logikausgänge (AUX3, AUX4)<text:line-break/></text:span><text:soft-page-break/><text:span text:style-name="T35">- 2 Ausgänge mit max. 100 mA oder Logikausgänge (AUX5, AUX6)<text:line-break/>- Die Umschaltung zw. verstärktem und Logikausgang sollte so aussehen: Intern <text:line-break/> <text:s/>gibt es jeweils zwei Ausgänge am Prozessor. Einer wird über einen Transistor <text:line-break/> <text:s/>verstärkt, der andere nicht. Über eine kleine Lötbrücke kann der Steckerpin auf <text:line-break/> <text:s/>einen der beiden Ausgänge (verstärkt/Logik) geschaltet werden. Der andere Pin <text:line-break/> <text:s/>kann ebenfalls verwendet werden, indem man ein Kabel an der dann freien <text:line-break/> <text:s/>Lötfläche anlötet.<text:line-break/>- Die so vorhanden Ein- und Ausgänge können für verschiedene Funktionen <text:line-break/> <text:s/>verwendet werden, was aber im Wesentlichen durch die Software realisiert wird <text:line-break/> <text:s/>bzw. werden kann.<text:line-break/>- Für manche Aufgaben sind evtl. kleinere Zusatzschaltungen auf der <text:line-break/> <text:s/>Schnittstellenplatine erforderlich (z.B. bei Servos die Spannungsversorung, da <text:line-break/> <text:s/>reicht ja nicht der Dekoder-Ausgang). Das sind Zusatzaufgaben, um die wir uns <text:line-break/> <text:s/>erst einmal nicht kümmern.<text:line-break/>- die verstärkten Ausgänge sollten bei Überstrom abschalten<text:line-break/>- Lautsprecherausgang für einen niederohmigen Lautsprecher (4 - 8 Ohm), <text:line-break/> <text:s/>angeschlossen an einen PWM-Ausgang des Prozessors, so dass einfache <text:line-break/> <text:s/>Geräusche per SW erzeugt werden können.<text:line-break/>- Gleissignalauswertung: analog für DC und AC inkl. Umschaltimpuls, einfaches <text:line-break/> <text:s/>Digitalsignal (Polarität), Pegel 0 Volt für Selectrix nur, wenn Platz ist und nichts <text:line-break/> <text:s/>anderes dafür entfallen muss<text:line-break/>- Hardware für mfx-Rückmeldung<text:line-break/>- Hardware für Railcom-Rückmeldung<text:line-break/>- Hardware für Lastregelung<text:line-break/>- V+/GND kann für einfachen Anschluss eines Speicherkondensators genutzt werden<text:line-break/>- Vcc gibt 5.0 V aus, min. mit 100 mA belastbar (für Zusatzelektronik)</text:span></text:p>
      <text:p text:style-name="P3"><text:span text:style-name="T35">Was davon überhaupt realisierbar ist, muss man mal sehen. Bei Platz- und Pin-Problemen am Prozessor muss man natürlich mal sehen, wie man abstrippt. Es sind so natürlich sehr viele Ausgänge vorhanden, wenn auch nicht alle am Schnittstellenstecker (insg. 6 x 100 mA, 2 x 500 mA, 4 x Logik). Im Sinne von maximaler Flexibilität ist das sehr wünschenswert, Umsetzbarkeit eine andere Frage.</text:span></text:p>
      <text:p text:style-name="P3"><text:span text:style-name="T35">Software/Funktionalität:<text:line-break/>- Motorola und DCC, offen für weitere Implementierungen<text:line-break/>- offen für Implementierung von Rückmeldung<text:line-break/>- komplette Parametrierbarkeit über Cvs<text:line-break/>- Function Mapping mit Abhängigkeit von Richtung, Stand/Fahrt, Analog-Modus<text:line-break/>- hochfrequente Motoransteuerung für DC-Motoren (auch Glockenanker) mit <text:line-break/> <text:s/>Lastregelung<text:line-break/>- Motoransteuerung für AC-Motoren ohne Lastregelung, später mit experimenteller <text:line-break/> <text:s/>Lastregelung<text:line-break/>- einstellbare und abschaltbare Anfahr- und Bremsverzögerung, Rangiergang, <text:line-break/> <text:s/>Geschwindigkeitskennlinie<text:line-break/>- Kupplungswalzer<text:line-break/>- offen für die Implementierung von weiteren automatischen Funktionsabläufen<text:line-break/>- Ansteuerung von Telexkupplung (mit Kickfunktion und maximaler Dauer, auf zwei <text:line-break/> <text:s/>Ausgängen)<text:line-break/></text:span><text:soft-page-break/><text:span text:style-name="T35">- dimmbare Funktionsausgänge insb. für Licht, PWM-Freq. &gt; 100 Hz<text:line-break/>- Abschalten der Beleuchtung auf Zugseite (Abschaltfunktion über Function Mapping <text:line-break/> <text:s/>definierbar)<text:line-break/>- die üblichen Blink-Funktionen (später)<text:line-break/>- Servo-Ansteuerung (später)<text:line-break/>- Ausgang auf Schleiferumschaltung programmierbar (später)<text:line-break/>- Ausgabe von "Huptönen" (später)<text:line-break/>- Ansteuerung der SUSI-Schnittstelle</text:span></text:p>
      <text:p text:style-name="P3"><text:span text:style-name="T35">gemeint war die aktuelle Fassung (2011) der NEM660/MTC21.</text:span></text:p>
      <text:p text:style-name="P3"><text:span text:style-name="T35">Die Dekodergröße ist auf 15,5 x 30 mm genormt (war es auch früher schon). Deshalb funktioniert auch der Ansatz mit der Adapterplatine nicht, da der Einbauraum für Adapterplatine + Dekoder bei weitem nicht reicht.</text:span></text:p>
      <text:p text:style-name="P3"><text:span text:style-name="T35">Die freigehaltenen und nie verwendeten Pins für die Sinus-Motoren sind inzwischen umdefiniert. Man hat also 6 + 2 Ausgänge vorgesehen, einer weniger als bei Plux. Dafür gibt es zwei Eingänge. Die Pinbelegung ist eindeutig definiert.</text:span></text:p>
      <text:p text:style-name="P3"><text:span text:style-name="T34">Mobahner</text:span><text:span text:style-name="T35"><text:line-break/>ich bleibe dabei, dass es besser ist, für den OSD gleich auf die zukunftsweisende PluX-Schnittstelle NEM 658 zu setzen und dazu eine MTC21-Adapterplatine zu entwerfen!</text:span></text:p>
      <text:p text:style-name="P3"><text:span text:style-name="T35">Der Vergleich zur MTC21 (NEM 660):</text:span></text:p>
      <text:p text:style-name="P3"><text:span text:style-name="T35">Vorteil:<text:line-break/>* bessere Ausnutzung der Pins (bzw. keine unnötigen Pins), d.h. native 7 Ausgänge <text:line-break/> <text:s text:c="2"/>+ 2 für Licht (PluX22)<text:line-break/>* genormte Decodermaße, freizuhaltende Fläche (35x16x6 [mm]) sowie eindeutige <text:line-break/> <text:s text:c="2"/>Pinbelegung und Einbaurichtung!</text:span></text:p>
      <text:p text:style-name="P3"><text:span text:style-name="T35">Neutral:<text:line-break/>* Servoausgänge müssen als Lötpads (besser Minibuchsen) auf dem Decoder realisiert werden oder - wie schon mal angesprochen - über SUSI auf einem externen Modul</text:span></text:p>
      <text:p text:style-name="P3"><text:span text:style-name="T35">Nachteil:<text:line-break/>* keine Sensoreingänge vorgesehen, d.h. Realisierung der Anschlussmöglichkeiten wie bei Servos (bspw. SUSI?)</text:span></text:p>
      <text:p text:style-name="P3"><text:span text:style-name="T35">=&gt; Ich denke aber, dass der Großteil der OSD-Nutzer mehr Wert auf die Anzahl der Ausgänge als auf Sensoren legt, weshalb der Nachteil beinahe irrelevant wird. Für Freaks, die Eingänge nutzen und auswerten wollen (icke z.b.) ist die Lösung mit Lötpads/Minibuchsen/SUSI praktikabel. Bei mehr als 2 benötigten Eingängen wird es mit der MTC21 auch hier schon wieder eng, d.h. hier müsste ebenfalls eine Bastellösung her. Deswegen auf PluX setzen und die Eingänge gleich ganz auslagern. Macht also 2 : 0 (ok, meinetwegen 2 : 0,5) für die PluX-Schnittstelle.</text:span></text:p>
      <text:p text:style-name="P3"><text:span text:style-name="T34">Walker/Rene<text:line-break/></text:span><text:span text:style-name="T35">Thema Integrierter Energiespeicher für stromlose Abschnitte: Da der Decoder ja sicherlich eine kleine Grundgröße haben soll, wird ein integrierter Energiespeicher nur wenig Kapazität haben, und damit kaum zur Betriebssicherheit beitragen. Zudem würden z.B. Goldcaps den Grundpreis des Decoders anheben, und nich jeder will einen solchen Pufferspeicher bezahlen. </text:span></text:p>
      <text:p text:style-name="P3"><text:soft-page-break/><text:span text:style-name="T35">Ich würde mir deshalb für den Decoder einen externen bzw. optionalen Energiespeicher (ähnlich ESU-Powerpack) wünschen, der etwa 2-3 Sekunden Überbrückung schafft. Die Pufferzeit sollte programmierbar sein und der Decoder sollte trotz angeschlossenem Pufferspeicher programmierbar bleiben. Schön fände ich dann noch, wenn man den Kontaktverlust nicht am Rucken der Lok bemerkt, also die Umschaltung Gleis-/Pufferversorgung unsichtbar erfolgt (bei den mir bekannten ESU-Produkten sieht man nämlich leider ein kleines Ruckeln).</text:span></text:p>
      <text:p text:style-name="P3"><text:span text:style-name="T35">Wenn der Decoder dann auch noch mfx beherrscht, wäre diese Pufferung ein zusätzliches Alleinstellungsmerkmal. Es gibt auf dem Markt jedenfalls keinen Multiprotokolllokdecoder mit betriebssicherer Pufferung.</text:span></text:p>
      <text:p text:style-name="P3"><text:span text:style-name="T34">Ferenec<text:line-break/></text:span><text:span text:style-name="T35">da ist mir RailCom+ wichtiger.</text:span></text:p>
      <text:p text:style-name="P3"><text:span text:style-name="T34">kschwi/Knut<text:line-break/></text:span><text:span text:style-name="T35">mir fehlen noch:<text:line-break/>- Schaltbarer Puffer-Kondensator (vergleichbar zum Lenz USP)<text:line-break/>- Zugbus, hier denke ich an Funktionen wie sie t4t anbietet. Daraus leitet sich sofort <text:line-break/> <text:s/>ein zugehöriger Funktiondekoder ab, der den Zugbus auch versteht<text:line-break/>- Railcom ja, RC+ no</text:span></text:p>
      <text:p text:style-name="P3"><text:span text:style-name="T34">Rainer<text:line-break/></text:span><text:span text:style-name="T35">So dann mal ein paar Anforderungen an die Hardware:<text:line-break/>- 4 Ausgänge 100mA kurzsschlußfest (PWM)<text:line-break/>- 2 Ausgänge 500mA kurzsschlußfest (PWM)<text:line-break/>- I²C-Bus (für eine optionale interne Erweiterung für Ein-und Ausgänge - bei <text:line-break/> <text:s/>optionaler Firmware)<text:line-break/>- SUSI-Schnittstelle (für Erweiterungen bei optionaler Firmware)<text:line-break/>- Zugbus (für eigenen SD-Kartenreader um Firmwareupdates zu ermöglichen,<text:line-break/>....für XL-Booster bei Großspuren, <text:line-break/>....für SINUS-Motorplatinen - bei optionaler Firmware,<text:line-break/>....für Erweiterungen mit Telegrammverkehr innerhalb eines Zuges bis zum <text:line-break/> <text:s text:c="3"/>Steuerwagen - bei optionaler Firmware) <text:line-break/>- Pads für einen optionalen Speicherpack<text:line-break/>- Pads für die Spannungsversorgung externern Platinen<text:line-break/>- Umschaltlogik 2/3Leiter-System (automatische Erkennung - Lok kann ohne <text:line-break/> <text:s/>Schleifer zuHause auf 2Leiter fahren - Für Stammtisch wird Schleifer <text:line-break/> <text:s/>druntergeklipst und es geht weiter.<text:line-break/>- RailCom2- Unterstützung<text:line-break/>- eindeutige Hardware-ID<text:line-break/>- ordentlich Speicher und Rechenleistung für Optionspakete</text:span></text:p>
      <text:p text:style-name="P3"><text:span text:style-name="T35">Also der Preis ist "HOT".<text:line-break/>20 Euro mit I²C und SUSI<text:line-break/>25 Euro mit zusätzlichen biderektionalen Datenbus für Telegrammverkehr<text:line-break/>ich glaube schon, daß es teilweise einen Markt für Erweiterungsplatinen gibt.<text:line-break/>Frag mal die Jungs (bitte als PM) hier, die Zusatzplatinen für Beleuchtung, Schleiferumschaltung usw. anbieten ob die Langeweile haben. Natürlich gibt es einige Loks, bei denne das Platzangebot nicht riesig ist.</text:span></text:p>
      <text:p text:style-name="P3"><text:soft-page-break/><text:span text:style-name="T35">Anderseits versuche Mal (OK nicht Deine Epoche) eine Mehrsystem-Ellok der Epoche 6 vorzustellen mit einzeln schaltbaren LEDs in der Führerstandsbeleuchtung und dann die diversen Bilder für den grenzüberschreitenden Verkehr (Schweiz, Italien, Belenelux). Auf so einer Platine für einen Führerstandseite kannst Du locker 7 Ausgänge gebrauchen. Die Ausgänge in SMD bei I²C bekommt man dort schnell unter. Also zu jedem Führestand 4 Drätchen gezogen und schon hat man 14 Ausgänge, die mann Schalten muß.</text:span></text:p>
      <text:p text:style-name="P3"><text:span text:style-name="T34">Andi<text:line-break/></text:span><text:span text:style-name="T35">Glaubt ihr, das die Idee mit den Erweiterungsmodulen am Markt eine Chance hat?</text:span></text:p>
      <text:p text:style-name="P3"><text:span text:style-name="T35">Der Normalfall ist doch der, das man den Decoder dort einsetzt, wo der Platz in der Lok dafür vorgesehen ist, in der Regel steckt man das Teil also einfach in die vorhandene Schnittstelle. Zumindest bei meinen Dampfern reicht der Platz gerade so eben für den Decoder, Platz um eine Erweiterungsplatine an den Decoder dran- oder draufzustecken ist nicht vorhanden. Bevor (trifft denke ich auf die meisten Mobaner zu) man jetzt zu größeren Lötaktionen greift, kauft man sich doch lieber einen Decoder, der das gewünschte Feature mit an Board hat und steckt diesen einfach in die vorhandene Schnittstelle.</text:span></text:p>
      <text:p text:style-name="P3"><text:span text:style-name="T35">weil die Stückzahlen klein sind, bietet kein Serienhersteller diese (Zusatz)Platinen an. Meiner Meinung nach muß der OSD, um Erfolg zu haben in größeren Stückzahlen an den Mann/Frau gebracht werden.</text:span></text:p>
      <text:p text:style-name="P3"><text:span text:style-name="T34">Kurt/Kurt<text:line-break/></text:span><text:span text:style-name="T35">Soviel ich weiß, ist erst seit PluXx der Platz für einen Decoder genormt. Bitte dann auch diese Norm berücksichtigen. Vorher wars so wie ich in Sinsheim mal am Rocostand gehört habe: Natürlich bauen wir in jede Lok eine Schnittstelle ein. Das bedeutet aber nicht dass auch der Platz für einen Decoder vorhanden ist. <text:s text:c="2"/></text:span></text:p>
      <text:p text:style-name="P3"><text:span text:style-name="T35">Dann lieber so wie es mal ein Zählerhersteller auf die Frage, warum sie die Rechnungsschreibung kostenlos dabei haben und die Konkurrenz verlangt Aufpreis dafür, antwortete: Wir haben da die Software von unsern Zapfsäulen drauf. Da gehört das dazu. Wers braucht, hats schon drauf und wers nicht braucht, solls einfach nicht benutzen. Wir müssten ja sonst Aufpreis für ohne Rechnungsschreibung verlangen, weil wir einen Programmier erstmal das Ding rausnehmen lassen müssten. Die andern Hersteller kamen dagegen aus dem Tankwagenbereich und mussten erstmal lernen bis auf einen, der schon eine Weile im Milchgeschäft war. Aber die mussten erst die Rechnungschreibung dafür entwickeln und liesen die Kunden dafür bezahlen. Weil das eben nur relativ wenige damals brauchten oder wollten. Aber auch dran denken, Softwareplatz ist nicht unbegrenzt verfügbar.</text:span></text:p>
      <text:p text:style-name="P3"><text:span text:style-name="T34">SAH<text:line-break/></text:span><text:span text:style-name="T35">- Motorausgang 1,5A, weil 1A für manch ein Modell zu wenig ist: BR 74 Märklin <text:line-break/> <text:s/>36740, E50 39500 mit erstem Motor usw....<text:line-break/>- 4 Grundfunktionen, erweiterbar auf 8, Belastbarkeit 150mA<text:line-break/>- AC-Spannungsfestgkeit wie hier beschrieben bei 50V_ss.<text:line-break/>- ggf. eine passende, isolierende Befestigung, damit z.B. in Märklinmodellen der <text:line-break/> <text:s/>Dekoder nicht im Modell herumeiert.</text:span></text:p>
      <text:p text:style-name="P3"><text:span text:style-name="T35">zur PWM-Frequenz: IMHO sollte diese in einem weiten Bereich einstellbar sein (also eine volle CV, nicht einzelne Bits einer CV), also z.B. von 156 Hz bis 40kHz.</text:span></text:p>
      <text:p text:style-name="P3"><text:soft-page-break/><text:span text:style-name="T35">Zur Motoransteuerung: durch die Diodenschaltung (dies wäre ggf. eine kleine Extraplatine) ist eine gesonderte AC-Motoransteuerung nicht mehr notwendig. Die Lastregelung ala Uhlenbrock steht hingegen unter Patentschutz (noch).</text:span></text:p>
      <text:p text:style-name="P3"><text:span text:style-name="T33">ENTSCHEIDUNG0</text:span><text:span text:style-name="T35"><text:line-break/></text:span><text:span text:style-name="T34">Andi</text:span><text:span text:style-name="T35"><text:line-break/>Nochmal zusammengefat wrde das Lizenz-Modell fr den Opensoure Decoder so aussehen:</text:span></text:p>
      <text:p text:style-name="P3"><text:span text:style-name="T35">- Die Software steht unter GPL und darf von jedem (Decoder-)Hersteller für seine <text:line-break/> <text:s/>Zwecke verwendet werden, wenn er sich and die GPL hält.<text:line-break/>- Der Entwicklung der Hardware (Decoder) auf der die Decoder-Software läuft, <text:line-break/> <text:s/>gehört nicht zum Projekt. </text:span></text:p>
      <text:p text:style-name="P3"><text:span text:style-name="T35">Software-Architektur Opensoure Decoder: Auch wenn (erst mal) am Ende ein Tams-Decoder als Ergebnis des Projektes stehen wird, sollte die Software so geschrieben sein, das sie mit wenig Anpassungen auf einer anderer Hardware lauffähig ist.</text:span></text:p>
      <text:p text:style-name="P3"><text:span text:style-name="T34">Ktams</text:span><text:span text:style-name="T35"><text:line-break/>Zur Hardware: Ich kann mir durchaus vorstellen, das es auchh dort ein Lizenzmodell geben kann (oder gibt), das dem Open SOURCE Modell ähnelt. Notfalls "erfindet" man so ein Modell. Andererseits kann ich aber auch auf Wunsch Hardware bauen.</text:span></text:p>
      <text:p text:style-name="P3"><text:span text:style-name="T33">Wer kauft einen Open-Source-Decoder</text:span></text:p>
      <text:p text:style-name="P3"><text:span text:style-name="T34">Peter Müller</text:span><text:span text:style-name="T35"><text:line-break/>Betriebsarten:<text:line-break/>- Digital DCC (28 Fahrstufen)<text:line-break/>- Digital MM (14 Fahrstufen)<text:line-break/>- Analog Gleichstrom<text:line-break/>- Analog Wechselstrom</text:span></text:p>
      <text:p text:style-name="P3"><text:span text:style-name="T35">Funktionen und Ausgänge<text:line-break/>- F0 = Spitzensignal/Schlussleuchten<text:line-break/>- F1 bis F4, alle mit Verbrauchern belegbar</text:span></text:p>
      <text:p text:style-name="P3"><text:span text:style-name="T35">Einbau<text:line-break/>- Kabel zum Einlöten<text:line-break/>- 8-polige Schnittstelle<text:line-break/>- 22-polige Schnittstelle</text:span></text:p>
      <text:p text:style-name="P3"><text:span text:style-name="T35">Sonstiges</text:span></text:p>
      <text:p text:style-name="P3"><text:span text:style-name="T35">- Umschaltimpulsfest auch bei alten blauen Märklin-Trafos<text:line-break/>- kein Konfigurierung notwendig, nur Adresse vergeben<text:line-break/>- kein unkontrolliertes Losfahren bei Kurzschluss oder falsch interpretiertem Protokoll<text:line-break/>- Integrierter Energiespeicher für stromlose Abschnitte (Herzstücke, Schmutz)<text:line-break/>- Schnittstelle für einen später zu entwickelnden WLAN-Baustein vorsehen <text:line-break/> <text:s/>(Schienensignal hat Vorrang, WLAN steuert optional)<text:line-break/>- Anfahrkick<text:line-break/>- Lastregelung</text:span></text:p>
      <text:p text:style-name="P3"><text:soft-page-break/><text:span text:style-name="T35">Also ein Decoder für doofe Modelleisenbahner, die sich nicht lange mit der Materie beschäftigen wollen, keine komplexen Ansprüche stellen und vor allen Dingen nicht dauernd wieder irgendetwas in Ordnung bringen wollen. Aber wenn sie mal etwas machen wollen, soll es schnell zu erlernen und einfach zu begreifen sein: eine Funktionstaste = immer das gleiche Kabel = ein Verbraucher, der ein- und ausgeschaltet werden kann (F0 als Standard-Licht-Funktion ist davon ausgenommen, das muss so bleiben). Vor allem kein Firlefanz, damit die wenigen zugesicherten Eigenschaften auch unter schwierigen Bedingungen stets gegeben sind. Was das "Weichei" unter den Schaltdecodern ist, soll "Frustfrei" bei den Lokdecodern werden.</text:span></text:p>
      <text:p text:style-name="P3"><text:span text:style-name="T35">Das sind Wünsche, welche die meisten, die sich hier zum Projekt Open-Source-Decoder zusammen gefunden haben, schon lange nicht mehr haben. Vielleicht zwei Decoder entwickeln: einen schlichten robusten Decoder zuerst, um bekannt zu werden; und dann einen ambitionierten Decoder, um die Schaffenskraft auszuloten?</text:span></text:p>
      <text:p text:style-name="P3"><text:span text:style-name="T35">Nachtrag1: den "Anfahrkick" hinzugefügt, kannte ich bisher nur vom Car-System. Aber klar, ist auch so ein Frustlöser. Im Moment mach ich das immer manuell, indem ich zuerst auf Fahrstufe 3 drehe und fast im gleichen Moment wieder zurück auf 1. Wichtig ist, dass das alles schon an Bord ist und niemand erst noch konfigurieren muss.</text:span></text:p>
      <text:p text:style-name="P3"><text:span text:style-name="T35">Nachtrag2: den "Lastausgleich" nach einer Diskussion über Last- und Spannungsunterschiede auf der Anlage hinzugefügt. Das war etwas, das mich ganz zu Anfang der Umstellung auf Digital sehr begeistert hat. Dass man nicht mehr mit dem Trafo nachregeln musste, je nachdem, wo auf der Anlage sich der Zug befand.</text:span></text:p>
      <text:p text:style-name="P3"><text:span text:style-name="T34">Weichenputzer</text:span><text:span text:style-name="T35"><text:line-break/>Als Ergänzung wünsche ich mir eine Einbau- und Bedienungsanleitung, die verständlich und vollständig ist.</text:span></text:p>
      <text:p text:style-name="P3"><text:span text:style-name="T33">PFLICHTENHEFT/Kompatibilitt</text:span></text:p>
      <text:p text:style-name="P3"><text:span text:style-name="T34">SAH</text:span><text:span text:style-name="T35"><text:line-break/>Unter Kompatibilität versteht man das Zusammenspiel mit verschiedenen Betriebsarten (analog/Digital). Als Mindestsatz sollten meiner Ansicht nach folgende <text:line-break/><text:line-break/>Betriebsarten beherrscht werden:<text:line-break/>- DCC (Digital)<text:line-break/>- MMII (Digital) Spannungsfestigkeit mindestens 25V (das kann leicht mit der <text:line-break/> <text:s/>Zentraleinheit 6021 im Leerlauf erreicht werden, auch mit modernen Trafos)<text:line-break/>- DC (analog) (HVW kommt automatisch dazu, da es einige DC-Fahrgeräte gibt, die <text:line-break/> <text:s/>zwar gleichrichten aber nicht glätten)<text:line-break/>- AC (analog) Spannungsfestigkeit bei 50V für den Umschaltimpuls (ist state of the <text:line-break/> <text:s/>art bei Zimo) und vermeidet betriebliche Probleme.<text:line-break/>- PWM (analog) </text:span></text:p>
      <text:p text:style-name="P3"><text:span text:style-name="T35">Optional:<text:line-break/>- SX (Digital), wie sieht es mit den Nutzungsrechten dieser Fähigkeiten aus?</text:span></text:p>
      <text:p text:style-name="P3"><text:span text:style-name="T35">Wünschenswert:<text:line-break/>- MFX (Digital), wie sieht es mit den Nutzungsrechten aus, wahrscheinlich mau?</text:span></text:p>
      <text:p text:style-name="P3"><text:span text:style-name="T35">all diese Protokolle sollten aktivierbar sein (DC/HVW gehen dann wohl zusammen, evtl. auch PWM </text:span><text:soft-page-break/><text:span text:style-name="T35">analog). Das dürfte dann auch Stand der Technik sein. zumindest sollte man SX/SX2 als Option halten. Implementierbar ist es auf jeden Fall, die rechtliche Seite ist mir nicht bekannt.</text:span></text:p>
      <text:p text:style-name="P3"><text:span text:style-name="T34">Rainerwahnsinn<text:line-break/></text:span><text:span text:style-name="T35">Eine vollkompatible OS Lösung ist vermutlich eine vergebliche Hoffnung. Nicht zuletzt auch wegen den Rechten... Aber: wozu sich dies auch antun? Die nativen Kontrollerfunktionen ("Lokdekoder") setzen eigentlich kein besonderes Protokoll voraus (Spannung rauf/runter, Licht ein/aus, etc.). Nur die herstellerindividuelle Featurette. Die dürfte weniger eine OS Sache sein... <text:s/></text:span></text:p>
      <text:p text:style-name="P3"><text:span text:style-name="T35">Also: Lizensierte und freie Protokolltransponder (hängen an der jeweiligen Zentrale) senden/empfangen am Ende nur das, was ein Lokcontroller als Befehlsset bereithält (OS Control- &amp; Feature Commandset) und an Werten zurückliefert (OS Dataset). Und dies unabhängig vom Schienensystem (trackless).</text:span></text:p>
      <text:p text:style-name="P3"><text:span text:style-name="T34">michl080/Michael<text:line-break/></text:span><text:span text:style-name="T35">Und das muss alles immer im Decoder sein? Genaugenommen fährt doch jeder Anwender EIN Protokoll. Ein Compiler-Switch gesetzt, verschiedene Kompilate erzeugt und jeder hat, was er braucht. Niemand muss sich mit unvorhergesehenen Nebeneffekten herumschlagen. </text:span></text:p>
      <text:p text:style-name="P3"><text:span text:style-name="T34">Stefan Kraus<text:line-break/></text:span><text:span text:style-name="T35">Bei den Protokollen sieht es doch ungefähr so aus:</text:span></text:p>
      <text:p text:style-name="P3"><text:span text:style-name="T35">1) Analoge Steuerung: DC, AC, PWM<text:line-break/>Spezifikation im Wesentlichen klar, frei implementierbar.</text:span></text:p>
      <text:p text:style-name="P3"><text:span text:style-name="T35">2) DCC-Welt: DCC<text:line-break/>Spezifikation: offizielle Spez. frei verfügbar (NMRA); Lizenz: keine notwendig</text:span></text:p>
      <text:p text:style-name="P3"><text:span text:style-name="T35">Railcom<text:line-break/>Spezifikation: offizielle Spez. frei verfügbar (Lenz); Lizenz: notwendig, prinzipiell kostenlos erhältlich, aber: Ist das auch für ein OS-Projekt möglich? Wer holt sie ein und steht dafür gerade?</text:span></text:p>
      <text:p text:style-name="P3"><text:span text:style-name="T35">Railcom+<text:line-break/>Spezifikation: nicht frei verfügbar, auch kaum inoffizielle Information verfügbar; Lizenz: notwendig, ob erhältlich ist unklar</text:span></text:p>
      <text:p text:style-name="P3"><text:span text:style-name="T35">3) MM-Welt: MM (I/II)<text:line-break/>Spezifikation: inoffizielle Beschreibungen in Netz und Literatur verfügbar, ausreichend; Lizenz: nicht notwendig</text:span></text:p>
      <text:p text:style-name="P3"><text:span text:style-name="T35">4) mfx-Welt: mfx inkl. Rückmeldung<text:line-break/>Spezifikation: nur inoffizielle verfügbar, aber weitest gehend ausreichend; Lizenz: notwendig, aber nicht verfügbar</text:span></text:p>
      <text:p text:style-name="P3"><text:span text:style-name="T35">5) Selectrix-Welt: Selectrix<text:line-break/>Spezifikation: nur inoffizielle Informationen verfügbar, aber vermutlich ausreichend; Lizenz: vermutlich nicht notwendig?</text:span></text:p>
      <text:p text:style-name="P3"><text:span text:style-name="T35">Welche Rechte tatsächlich geschützt sind, ist mir noch nicht klar. Darf man z.B. Railcom implementieren, aber nur nicht so nennen? Bevor man hier Code dafür bereit stellt, müsste man das sicher klären.</text:span></text:p>
      <text:p text:style-name="P3"><text:soft-page-break/><text:span text:style-name="T35">Aus meiner Sicht müsste der Dekoder so aufgebaut sein (in der Software), dass im Prinzip alle Protokolle implementiert werden könnten (als entsprechende Module). Am Anfang würde man sich aber natürlich auf ein oder zwei Protokolle beschränken. Vermutlich auf MM und DCC. </text:span></text:p>
      <text:p text:style-name="P3"><text:span text:style-name="T35">Bei "Option SX" muss man Folgendes bedenken. Als Software-Modul sollte auch SX integrierbar sein. Das ist gar keine Frage (für mich <text:s/>). Ob man sich die Option SX auch in der Hardware offen lässt, ist eine andere Frage. Denn für SX ist zusätzliche HW vorzusehen. Anders als bei MM, DCC und mfx ist hier nicht nur die Polarität wichtig, sondern auch der Zustand "keine Spannung". Das kann man natürlich vorsehen, kostet dann aber Geld und vor allem Platz. Deshalb schrecke ich davor etwas zurück.</text:span></text:p>
      <text:p text:style-name="P3"><text:span text:style-name="T35">Als erstes müssen wir eruieren, ob überhaupt die nötigen Kernkompetenzen im Team vorhanden sind, um dieses Projekt durchzuziehen, als da wären:</text:span></text:p>
      <text:p text:style-name="P3"><text:span text:style-name="T35">- HardwareLayout/Design (EMV, Größe, Wärmeentwicklung, etc.)<text:line-break/>- Erfahrung im Entwerfen einer zukunftsträchtigen (paßt auch für andere <text:line-break/> <text:s/>Prozessoren gleicher Leistungsklaasen) Software-Architektur für die Firmware<text:line-break/>- Erfahrung in der SW-Entwicklung für den verwendeten Mikro-Controller</text:span></text:p>
      <text:p text:style-name="P3"><text:span text:style-name="T35">moment, momentan geht es (noch) nicht um Layout/HW. Der erste Schritt war, eine Basis-SW auf Basis des LD-G34+ zu entwickeln, nicht mehr und nicht weniger. </text:span></text:p>
      <text:p text:style-name="P3"><text:span text:style-name="T34">RainerWahnsinn</text:span><text:span text:style-name="T35"><text:line-break/>Die Abwägung der verfügbaren/benötigten Umsetzungskompetenzen stellt sich nicht wirklich anfangs, sondern erst dann, wenn 1. das herzustellende Produkt hinreichend definiert ist, 2. eine Timeline verabschiedet ist, und 3. ein technisches Grobkonzept entworfen, geprüft und freigegeben ist.</text:span></text:p>
      <text:p text:style-name="P3"><text:span text:style-name="T35">??<text:line-break/>dass wir im Wesentlichen mit der Software (Firmware) beginnen müssen. Und dass das bestens auf Basis des LD-G 34 geht. Die Entwicklungsumgebung CooCox hat Kersten ja schon genannt.</text:span></text:p>
      <text:p text:style-name="P3"><text:span text:style-name="T35">der vorgeschlagene Prozessor auf dem G34 ist der M0516ZAN aus der Serie M051, die richtigen Links sind daher:</text:span></text:p>
      <text:p text:style-name="P3"><text:span text:style-name="T34">RainerWahnsinn</text:span><text:span text:style-name="T35"><text:line-break/>Ich meine, dass eine erste fette Hürde genommen wäre, wenn man in absehbarer Zeit "zumindest" eine low-level API für die weitere Firmwareentwicklung hinbekäme. So als ersten Meilenstein. </text:span></text:p>
      <text:p text:style-name="P3"><text:span text:style-name="T35">Wegen der Verfügbarkeit des G34 als (stabile) Entwicklungsplattform, halte ich den Nuvoton einfach mal für gesetzt. Und damit auch CooCox IDE. Dafür gibt es auch einfache und preiswerte Programmieradapter.</text:span></text:p>
      <text:p text:style-name="P3"><text:span text:style-name="T35">nachdem klar ist, dass ein Lokdecoder gemacht werden soll, habe ich den Schaltplan mal aufbereitet, den man hier herunter laden kann: </text:span></text:p>
      <text:p text:style-name="P1"><text:a xlink:type="simple" xlink:href="http://www.tams-online.de/download/TEMP/LD-G-34Plus-Schaltplan.png"><text:span text:style-name="T46">http://www.tams-online.de/download/TEMP/LD-G-34Plus-Schaltplan.png</text:span></text:a></text:p>
      <text:p text:style-name="P3"><text:span text:style-name="T34">BBII</text:span><text:span text:style-name="T35"><text:line-break/>ich hätte da noch einen Punkt für das Pflichtenheft: bessere Dekodierung des Gleissignals, insbesondere höhere Störsicherheit.</text:span></text:p>
      <text:p text:style-name="P3"><text:soft-page-break/><text:span text:style-name="T35">Bei DCC-Dekodern wird meist mittels irgendeiner Pulsbreitenbestimmung entschieden, wie lange die Zustände + und - sind und daraus dann abgeleitet, ob es eine 0 oder 1 ist. Eine solche Erkennung ist bei der ersten Störung 'außer Tritt'. MERG macht es mit Sampling, allerdings recht grobes Raster und letzendlich doch eine Pulsbreitenbestimmung. </text:span></text:p>
      <text:p text:style-name="P3"><text:span text:style-name="T35">Jetzt haben wir ja nicht mehr einen lahmen Ackergaul, sondern ein 50MHz-Rennpferd mit 32 Bit auf der Piste und da sollte im Bereich der DCC-Dekodierung schon deutlich mehr möglich sein: vernünftiges Abtasten, gleitende Korrelation des Eingangssignals, Filterung, usw. Jedenfalls könnte ich mir vorstellen, dass man den Kanal Rad-Schiene deutlich besser behandeln kann, als das jetzt der Fall ist.</text:span></text:p>
      <text:p text:style-name="P3"><text:span text:style-name="T35">Ich kann nicht für MM-Dekoder sprechen (aber ich vermute, da wird es ähnlich sein).Servus Wolfgang</text:span></text:p>
      <text:p text:style-name="P3"><text:span text:style-name="T34">Stefan Kraus</text:span><text:span text:style-name="T35"><text:line-break/>ja, das ist neben der Motoransteuerung die zweite große Herausforderung in der Dekoder-Programmierung. Im Gegensatz zu stationären Dekodern wird man für einen vernünftigen Lokdekoder eine gute "Entstörung" bei der Signalerkennung brauchen. Glaube ich zumindest.</text:span></text:p>
      <text:p text:style-name="P3"><text:span text:style-name="T35">Ich hatte vor einigen Jahren mal Messung vom Rad-Schiene-Kontakt gemacht, damals allerdings mit einem Güterwagen für die Auslegung von Besetztmeldern. Das Signal war grottenschlecht. Ich hatte mich schon immer gewundert, wie die einfachen Dekoder, die vielleicht nur auf eine Flanke triggern und dann den zweiten Punkt abtasten, damit zurecht kommen. Vor ein paar Tagen habe ich mal ein paar Versuche mit einer Lok auf meiner recht schmutzigen Anlage im Bau gemacht. Da sah das Signal ganz vernünftig aus. Hat jemand eine Vorstellung, mit was man wirklich rechnen muss und wie damit die "üblichen" Dekoder umgehen? Wieviele Befehle kommen denn im Schnitt wirklich an?</text:span></text:p>
      <text:p text:style-name="P3"><text:span text:style-name="T35">Ich könnte mir neben dem Ansatz mit einer sehr hohen Abtastung auch vorstellen, sowohl auf die positive wie auf die negative Flanke zu triggern. Das wird in der HW etwas mehr Aufwand bedeuten, nämlich zwei Eingänge. Könnte dafür aber auch mit Selectrix umgehen. Die Idee dabei: Über ein Interrupt wird detektiert, wenn das Schienensignal von Positiv nach Negativ wechselt. Danach wird der zweite Interrupt scharf geschaltet, der die Flanke von Negativ nach Positiv erkennt. Nur diese beiden Wechsel werden ausgewertet. Bei Aussetzern dazwischen, wird zwar das Signal ausfallen (= 0), aber eben nicht die Polarität wechseln. Die Aussetzer (= schlechter Schienenkontakt) werden damit sozusagen weggefiltert. Interessant sind ja nur die echten Polaritätswechsel.</text:span></text:p>
      <text:p text:style-name="P3"><text:span text:style-name="T35">Gibt es mit einem solchen Ansatz schon Erfahrung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roman"/>
    <style:font-face style:name="Cambria" svg:font-family="Cambria" style:font-family-generic="roman"/>
    <style:font-face style:name="Tahoma" svg:font-family="Tahoma" style:font-family-generic="roman"/>
    <style:font-face style:name="Times New Roman1" svg:font-family="'Times New Roman'" style:font-family-generic="roman"/>
    <style:font-face style:name="Arial1" svg:font-family="Arial" style:font-family-generic="swiss"/>
    <style:font-face style:name="0" svg:font-family="0" style:font-family-generic="system"/>
    <style:font-face style:name="Calibri1" svg:font-family="Calibri" style:font-family-generic="system"/>
    <style:font-face style:name="MS Mincho Greek" svg:font-family="'MS Mincho Greek'" style:font-family-generic="system"/>
    <style:font-face style:name="Mangal2" svg:font-family="Mangal" style:font-family-generic="system"/>
    <style:font-face style:name="Microsoft YaHei" svg:font-family="'Microsoft YaHei'" style:font-family-generic="system"/>
    <style:font-face style:name="Tahoma1" svg:font-family="Tahoma"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text-align="start" style:justify-single-word="false" fo:orphans="0" fo:widows="0" style:writing-mode="lr-tb"/>
      <style:text-properties style:use-window-font-color="true" style:font-name="Calibri" fo:font-size="11pt" fo:language="de" fo:country="DE" style:letter-kerning="true" style:font-name-asian="0" style:font-size-asian="11pt" style:language-asian="en" style:country-asian="US" style:font-name-complex="Calibri1"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fo:text-align="start" style:justify-single-word="false" fo:orphans="0" fo:widows="0" fo:keep-with-next="always"/>
      <style:text-properties style:font-name="Arial1" fo:font-size="14pt" fo:language="de" fo:country="DE" style:letter-kerning="true" style:font-name-asian="Microsoft YaHei" style:font-size-asian="14pt" style:language-asian="zh" style:country-asian="CN" style:font-name-complex="Mangal2"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12cm" fo:text-align="start" style:justify-single-word="false" fo:orphans="0" fo:widows="0"/>
      <style:text-properties style:font-name="Calibri" fo:font-size="12pt" fo:language="de" fo:country="DE" style:letter-kerning="true" style:font-name-asian="Calibri1" style:font-size-asian="12pt" style:language-asian="zh" style:country-asian="CN" style:font-name-complex="Calibri1" style:font-size-complex="12pt" style:language-complex="hi" style:country-complex="IN"/>
    </style:style>
    <style:style style:name="List" style:family="paragraph" style:parent-style-name="Text_20_body" style:default-outline-level="" style:class="list">
      <style:paragraph-properties fo:margin-top="0cm" fo:margin-bottom="0.212cm" fo:text-align="start" style:justify-single-word="false" fo:orphans="0" fo:widows="0"/>
      <style:text-properties style:font-name="Calibri" fo:font-size="12pt" fo:language="de" fo:country="DE" style:letter-kerning="true" style:font-name-asian="Calibri1" style:font-size-asian="12pt" style:language-asian="zh" style:country-asian="CN" style:font-name-complex="Mangal1" style:font-size-complex="12pt" style:language-complex="hi" style:country-complex="IN"/>
    </style:style>
    <style:style style:name="Caption" style:family="paragraph" style:parent-style-name="Standard" style:default-outline-level="" style:class="extra">
      <style:paragraph-properties fo:margin-top="0.212cm" fo:margin-bottom="0.212cm" fo:text-align="start" style:justify-single-word="false" fo:orphans="0" fo:widows="0" text:number-lines="false" text:line-number="0"/>
      <style:text-properties style:font-name="Calibri" fo:font-size="12pt" fo:language="de" fo:country="DE" fo:font-style="italic" style:letter-kerning="true" style:font-name-asian="Calibri1" style:font-size-asian="12pt" style:language-asian="zh" style:country-asian="CN" style:font-style-asian="italic" style:font-name-complex="Mangal1" style:font-size-complex="12pt" style:language-complex="hi" style:country-complex="IN" style:font-style-complex="italic"/>
    </style:style>
    <style:style style:name="Index" style:family="paragraph" style:parent-style-name="Standard" style:default-outline-level="" style:class="index">
      <style:paragraph-properties fo:margin-top="0cm" fo:margin-bottom="0cm" fo:text-align="start" style:justify-single-word="false" fo:orphans="0" fo:widows="0" text:number-lines="false" text:line-number="0"/>
      <style:text-properties style:font-name="Calibri" fo:font-size="12pt" fo:language="de" fo:country="DE" style:letter-kerning="true" style:font-name-asian="Calibri1" style:font-size-asian="12pt" style:language-asian="zh" style:country-asian="CN" style:font-name-complex="Mangal1" style:font-size-complex="12pt" style:language-complex="hi" style:country-complex="IN"/>
    </style:style>
    <style:style style:name="Heading_20_1" style:display-name="Heading 1" style:family="paragraph" style:parent-style-name="Standard" style:next-style-name="Text_20_body" style:default-outline-level="1" style:class="text">
      <style:paragraph-properties fo:margin-top="0.847cm" fo:margin-bottom="0cm" fo:text-align="start" style:justify-single-word="false" fo:keep-together="always" fo:orphans="0" fo:widows="0" fo:keep-with-next="always"/>
      <style:text-properties style:font-name="Cambria" fo:font-size="14pt" fo:language="de" fo:country="DE" fo:font-weight="bold" style:letter-kerning="true" style:font-name-asian="Calibri1" style:font-size-asian="14pt" style:language-asian="zh" style:country-asian="CN" style:font-weight-asian="bold" style:font-name-complex="Calibri1" style:font-size-complex="13.5pt" style:language-complex="hi" style:country-complex="IN"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text-align="start" style:justify-single-word="false" fo:orphans="0" fo:widows="0"/>
      <style:text-properties style:font-name="Times New Roman1" fo:font-size="18pt" fo:language="de" fo:country="DE" fo:font-style="italic" fo:font-weight="bold" style:letter-kerning="true" style:font-name-asian="Times New Roman2" style:font-size-asian="18pt" style:language-asian="de" style:country-asian="DE" style:font-style-asian="italic" style:font-weight-asian="bold" style:font-name-complex="Times New Roman2" style:font-size-complex="14pt" style:language-complex="hi" style:country-complex="IN"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text-align="start" style:justify-single-word="false" fo:keep-together="always" fo:orphans="0" fo:widows="0" fo:keep-with-next="always"/>
      <style:text-properties style:font-name="Cambria" fo:font-size="12pt" fo:language="de" fo:country="DE" fo:font-style="italic" fo:font-weight="bold" style:letter-kerning="true" style:font-name-asian="Calibri1" style:font-size-asian="12pt" style:language-asian="zh" style:country-asian="CN" style:font-style-asian="italic" style:font-weight-asian="bold" style:font-name-complex="Calibri1" style:font-size-complex="10pt" style:language-complex="hi" style:country-complex="IN" style:font-style-complex="italic" style:font-weight-complex="bold"/>
    </style:style>
    <style:style style:name="No_20_Spacing" style:display-name="No Spacing" style:family="paragraph" style:default-outline-level="">
      <style:paragraph-properties fo:margin-top="0cm" fo:margin-bottom="0cm" fo:text-align="start" style:justify-single-word="false" fo:orphans="0" fo:widows="0" style:writing-mode="lr-tb"/>
      <style:text-properties style:use-window-font-color="true" style:font-name="Calibri" fo:font-size="11pt" fo:language="de" fo:country="DE" style:letter-kerning="true" style:font-name-asian="0" style:font-size-asian="11pt" style:language-asian="en" style:country-asian="US" style:font-name-complex="Calibri1" style:font-size-complex="12pt" style:language-complex="hi" style:country-complex="IN"/>
    </style:style>
    <style:style style:name="Normal_20__28_Web_29_" style:display-name="Normal (Web)" style:family="paragraph" style:parent-style-name="Standard" style:default-outline-level="">
      <style:paragraph-properties fo:margin-top="0.049cm" fo:margin-bottom="0.049cm" fo:text-align="start" style:justify-single-word="false" fo:orphans="0" fo:widows="0"/>
      <style:text-properties style:font-name="Times New Roman1" fo:font-size="12pt" fo:language="de" fo:country="DE" style:letter-kerning="true" style:font-name-asian="Times New Roman2" style:font-size-asian="12pt" style:language-asian="de" style:country-asian="DE" style:font-name-complex="Times New Roman2" style:font-size-complex="12pt" style:language-complex="hi" style:country-complex="IN"/>
    </style:style>
    <style:style style:name="line" style:family="paragraph" style:parent-style-name="Standard" style:default-outline-level="">
      <style:paragraph-properties fo:margin-top="0.049cm" fo:margin-bottom="0.049cm" fo:text-align="start" style:justify-single-word="false" fo:orphans="0" fo:widows="0"/>
      <style:text-properties style:font-name="Times New Roman1" fo:font-size="12pt" fo:language="de" fo:country="DE" style:letter-kerning="true" style:font-name-asian="Times New Roman2" style:font-size-asian="12pt" style:language-asian="de" style:country-asian="DE" style:font-name-complex="Times New Roman2" style:font-size-complex="12pt" style:language-complex="hi" style:country-complex="IN"/>
    </style:style>
    <style:style style:name="Balloon_20_Text" style:display-name="Balloon Text" style:family="paragraph" style:parent-style-name="Standard" style:default-outline-level="">
      <style:paragraph-properties fo:margin-top="0cm" fo:margin-bottom="0cm" fo:text-align="start" style:justify-single-word="false" fo:orphans="0" fo:widows="0"/>
      <style:text-properties style:font-name="Tahoma" fo:font-size="8pt" fo:language="de" fo:country="DE" style:letter-kerning="true" style:font-name-asian="Calibri1" style:font-size-asian="8pt" style:language-asian="zh" style:country-asian="CN" style:font-name-complex="Tahoma1" style:font-size-complex="12pt" style:language-complex="hi" style:country-complex="IN"/>
    </style:style>
    <style:style style:name="Table_20_Contents" style:display-name="Table Contents" style:family="paragraph" style:parent-style-name="Standard" style:default-outline-level="" style:class="extra">
      <style:paragraph-properties fo:margin-top="0cm" fo:margin-bottom="0cm" fo:text-align="start" style:justify-single-word="false" fo:orphans="0" fo:widows="0" text:number-lines="false" text:line-number="0"/>
      <style:text-properties style:font-name="Calibri" fo:font-size="12pt" fo:language="de" fo:country="DE" style:letter-kerning="true" style:font-name-asian="Calibri1" style:font-size-asian="12pt" style:language-asian="zh" style:country-asian="CN" style:font-name-complex="Calibri1" style:font-size-complex="12pt" style:language-complex="hi" style:country-complex="IN"/>
    </style:style>
    <style:style style:name="Table_20_Heading" style:display-name="Table Heading" style:family="paragraph" style:parent-style-name="Table_20_Contents" style:default-outline-level="" style:class="extra">
      <style:paragraph-properties fo:margin-top="0cm" fo:margin-bottom="0cm" fo:text-align="center" style:justify-single-word="false" fo:orphans="0" fo:widows="0" text:number-lines="false" text:line-number="0"/>
      <style:text-properties style:font-name="Calibri" fo:font-size="12pt" fo:language="de" fo:country="DE" fo:font-weight="bold" style:letter-kerning="true" style:font-name-asian="Calibri1" style:font-size-asian="12pt" style:language-asian="zh" style:country-asian="CN" style:font-weight-asian="bold" style:font-name-complex="Calibri1" style:font-size-complex="12pt" style:language-complex="hi" style:country-complex="IN"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24620" style:layout-grid-base-height="0.388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rkert</meta:initial-creator>
    <meta:creation-date>2012-10-03T08:53:00</meta:creation-date>
    <dc:date>2012-12-28T19:02:09.75</dc:date>
    <meta:generator>LibreOffice/3.5$Windows_x86 LibreOffice_project/e0fbe70-5879838-a0745b0-0cd1158-638b327</meta:generator>
    <meta:document-statistic meta:table-count="0" meta:image-count="0" meta:object-count="0" meta:page-count="61" meta:paragraph-count="509" meta:word-count="15987" meta:character-count="117992" meta:non-whitespace-character-count="101304"/>
  </office:meta>
</office:document-meta>
</file>